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images/Bitmaps/sc_userimages.png" manifest:media-type=""/>
  <manifest:file-entry manifest:full-path="Configurations2/images/sc_imagelis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figurations/drawmenubar.xml" manifest:media-type="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start-app" script:macro-name="application:XPLNLIB.Module1.MInit"/>
    </office:event-listeners>
  </office:scripts>
  <office:font-face-decls>
    <style:font-face style:name="Arial" svg:font-family="Arial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8.4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5mm"/>
    </style:style>
    <style:style style:name="co6" style:family="table-column">
      <style:table-column-properties fo:break-before="auto" style:column-width="58.31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17.43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34.84mm"/>
    </style:style>
    <style:style style:name="co13" style:family="table-column">
      <style:table-column-properties fo:break-before="auto" style:column-width="13.44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6.26mm"/>
    </style:style>
    <style:style style:name="co16" style:family="table-column">
      <style:table-column-properties fo:break-before="auto" style:column-width="22.81mm"/>
    </style:style>
    <style:style style:name="co17" style:family="table-column">
      <style:table-column-properties fo:break-before="auto" style:column-width="15.26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13.16mm"/>
    </style:style>
    <style:style style:name="co33" style:family="table-column">
      <style:table-column-properties fo:break-before="auto" style:column-width="23.42mm"/>
    </style:style>
    <style:style style:name="co34" style:family="table-column">
      <style:table-column-properties fo:break-before="auto" style:column-width="16.86mm"/>
    </style:style>
    <style:style style:name="co35" style:family="table-column">
      <style:table-column-properties fo:break-before="auto" style:column-width="27.8mm"/>
    </style:style>
    <style:style style:name="co36" style:family="table-column">
      <style:table-column-properties fo:break-before="auto" style:column-width="27.36mm"/>
    </style:style>
    <style:style style:name="co37" style:family="table-column">
      <style:table-column-properties fo:break-before="auto" style:column-width="55.56mm"/>
    </style:style>
    <style:style style:name="co38" style:family="table-column">
      <style:table-column-properties fo:break-before="auto" style:column-width="6.97mm"/>
    </style:style>
    <style:style style:name="co39" style:family="table-column">
      <style:table-column-properties fo:break-before="auto" style:column-width="165.95mm"/>
    </style:style>
    <style:style style:name="co40" style:family="table-column">
      <style:table-column-properties fo:break-before="auto" style:column-width="22.75mm"/>
    </style:style>
    <style:style style:name="co41" style:family="table-column">
      <style:table-column-properties fo:break-before="auto" style:column-width="20.9mm"/>
    </style:style>
    <style:style style:name="co42" style:family="table-column">
      <style:table-column-properties fo:break-before="auto" style:column-width="63.24mm"/>
    </style:style>
    <style:style style:name="co43" style:family="table-column">
      <style:table-column-properties fo:break-before="auto" style:column-width="36.99mm"/>
    </style:style>
    <style:style style:name="co44" style:family="table-column">
      <style:table-column-properties fo:break-before="auto" style:column-width="28.49mm"/>
    </style:style>
    <style:style style:name="co45" style:family="table-column">
      <style:table-column-properties fo:break-before="auto" style:column-width="41.24mm"/>
    </style:style>
    <style:style style:name="co46" style:family="table-column">
      <style:table-column-properties fo:break-before="auto" style:column-width="23.28mm"/>
    </style:style>
    <style:style style:name="co47" style:family="table-column">
      <style:table-column-properties fo:break-before="auto" style:column-width="154.89mm"/>
    </style:style>
    <style:style style:name="co48" style:family="table-column">
      <style:table-column-properties fo:break-before="auto" style:column-width="22.58mm"/>
    </style:style>
    <style:style style:name="co49" style:family="table-column">
      <style:table-column-properties fo:break-before="auto" style:column-width="21.55mm"/>
    </style:style>
    <style:style style:name="co50" style:family="table-column">
      <style:table-column-properties fo:break-before="auto" style:column-width="14.38mm"/>
    </style:style>
    <style:style style:name="co51" style:family="table-column">
      <style:table-column-properties fo:break-before="auto" style:column-width="20.73mm"/>
    </style:style>
    <style:style style:name="co52" style:family="table-column">
      <style:table-column-properties fo:break-before="auto" style:column-width="22.38mm"/>
    </style:style>
    <style:style style:name="co53" style:family="table-column">
      <style:table-column-properties fo:break-before="auto" style:column-width="22.12mm"/>
    </style:style>
    <style:style style:name="co54" style:family="table-column">
      <style:table-column-properties fo:break-before="auto" style:column-width="21.93mm"/>
    </style:style>
    <style:style style:name="co55" style:family="table-column">
      <style:table-column-properties fo:break-before="auto" style:column-width="34.31mm"/>
    </style:style>
    <style:style style:name="co56" style:family="table-column">
      <style:table-column-properties fo:break-before="auto" style:column-width="21.84mm"/>
    </style:style>
    <style:style style:name="co57" style:family="table-column">
      <style:table-column-properties fo:break-before="auto" style:column-width="46.02mm"/>
    </style:style>
    <style:style style:name="co58" style:family="table-column">
      <style:table-column-properties fo:break-before="auto" style:column-width="14.43mm"/>
    </style:style>
    <style:style style:name="co59" style:family="table-column">
      <style:table-column-properties fo:break-before="auto" style:column-width="16.77mm"/>
    </style:style>
    <style:style style:name="co60" style:family="table-column">
      <style:table-column-properties fo:break-before="auto" style:column-width="18.59mm"/>
    </style:style>
    <style:style style:name="co61" style:family="table-column">
      <style:table-column-properties fo:break-before="auto" style:column-width="4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5.79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32.1mm" fo:break-before="auto" style:use-optimal-row-height="true"/>
    </style:style>
    <style:style style:name="ro15" style:family="table-row">
      <style:table-row-properties style:row-height="20mm" fo:break-before="auto" style:use-optimal-row-height="false"/>
    </style:style>
    <style:style style:name="ro16" style:family="table-row">
      <style:table-row-properties style:row-height="4.99mm" fo:break-before="auto" style:use-optimal-row-height="false"/>
    </style:style>
    <style:style style:name="ro17" style:family="table-row">
      <style:table-row-properties style:row-height="4.53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65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66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83caff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justify" fo:margin-left="0mm"/>
    </style:style>
    <style:style style:name="ce69" style:family="table-cell" style:parent-style-name="Default">
      <style:table-cell-properties style:cell-protect="none" style:print-content="true"/>
    </style:style>
    <style:style style:name="ce70" style:family="table-cell" style:parent-style-name="Default">
      <style:text-properties style:font-name="Arial1" fo:font-size="10pt" style:font-size-asian="10pt" style:font-size-complex="10pt"/>
    </style:style>
    <style:style style:name="ce71" style:family="table-cell" style:parent-style-name="Default">
      <style:table-cell-properties style:cell-protect="none" style:print-content="true"/>
      <style:text-properties style:font-name="Arial1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4" style:family="table-cell" style:parent-style-name="Default">
      <style:table-cell-properties fo:background-color="#99ccff"/>
    </style:style>
    <style:style style:name="ce75" style:family="table-cell" style:parent-style-name="Default" style:data-style-name="N0"/>
    <style:style style:name="ce76" style:family="table-cell" style:parent-style-name="Default">
      <style:table-cell-properties fo:background-color="#83caff"/>
      <style:text-properties style:use-window-font-color="true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 style:data-style-name="N0">
      <style:table-cell-properties fo:background-color="transparent"/>
      <style:text-properties fo:color="#ff0000"/>
    </style:style>
    <style:style style:name="ce79" style:family="table-cell" style:parent-style-name="Default" style:data-style-name="N0">
      <style:text-properties fo:color="#ff0000"/>
    </style:style>
    <style:style style:name="ce80" style:family="table-cell" style:parent-style-name="Default" style:data-style-name="N0">
      <style:table-cell-properties style:cell-protect="none" style:print-content="true"/>
      <style:text-properties style:font-name="Arial1" fo:font-size="10pt" style:font-size-asian="10pt" style:font-size-complex="10pt"/>
    </style:style>
    <style:style style:name="ce81" style:family="table-cell" style:parent-style-name="Default" style:data-style-name="N0">
      <style:text-properties style:font-name="Arial1" fo:font-size="10pt" style:font-size-asian="10pt" style:font-size-complex="10pt"/>
    </style:style>
    <style:style style:name="ce82" style:family="table-cell" style:parent-style-name="Default">
      <style:table-cell-properties fo:background-color="#c0c0c0" style:direction="ltr" style:rotation-angle="270"/>
    </style:style>
    <style:style style:name="ce83" style:family="table-cell" style:parent-style-name="Default">
      <style:table-cell-properties fo:background-color="#c0c0c0"/>
    </style:style>
    <style:style style:name="ce84" style:family="table-cell" style:parent-style-name="Default">
      <style:table-cell-properties fo:background-color="#ffffff"/>
    </style:style>
    <style:style style:name="ce85" style:family="table-cell" style:parent-style-name="Default" style:data-style-name="N152">
      <style:table-cell-properties fo:background-color="#c0c0c0" style:direction="ltr" style:rotation-angle="268"/>
    </style:style>
    <style:style style:name="ce86" style:family="table-cell" style:parent-style-name="Default" style:data-style-name="N259"/>
    <style:style style:name="ce87" style:family="table-cell" style:parent-style-name="Default" style:data-style-name="N259">
      <style:table-cell-properties fo:background-color="transparent"/>
    </style:style>
    <style:style style:name="ce88" style:family="table-cell" style:parent-style-name="Default" style:data-style-name="N152"/>
    <style:style style:name="ce89" style:family="table-cell" style:parent-style-name="Default">
      <style:table-cell-properties fo:background-color="#c0c0c0" style:direction="ltr" style:rotation-angle="268"/>
    </style:style>
    <style:style style:name="ce90" style:family="table-cell" style:parent-style-name="Default">
      <style:table-cell-properties fo:background-color="#c0c0c0" fo:wrap-option="wrap" style:direction="ltr" style:rotation-angle="271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fo:wrap-option="wrap"/>
    </style:style>
    <style:style style:name="ce172" style:family="table-cell" style:parent-style-name="Default" style:data-style-name="N100"/>
    <style:style style:name="ce173" style:family="table-cell" style:parent-style-name="Default" style:data-style-name="N0">
      <style:table-cell-properties fo:background-color="#c0c0c0" fo:border="0.99pt solid #000000"/>
    </style:style>
    <style:style style:name="ce174" style:family="table-cell" style:parent-style-name="Default" style:data-style-name="N100">
      <style:table-cell-properties fo:border="0.99pt solid #000000"/>
    </style:style>
    <style:style style:name="ce176" style:family="table-cell" style:parent-style-name="Default">
      <style:table-cell-properties fo:border="0.99pt solid #000000"/>
    </style:style>
    <style:style style:name="ce180" style:family="table-cell" style:parent-style-name="Default" style:data-style-name="N40">
      <style:table-cell-properties fo:background-color="#c0c0c0" fo:wrap-option="wrap" fo:border="0.99pt solid #000000"/>
    </style:style>
    <style:style style:name="ce181" style:family="table-cell" style:parent-style-name="Default" style:data-style-name="N40">
      <style:table-cell-properties fo:border="0.99pt solid #000000"/>
    </style:style>
    <style:style style:name="ce182" style:family="table-cell" style:parent-style-name="Default" style:data-style-name="N40"/>
    <style:style style:name="ce183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184" style:family="table-cell" style:parent-style-name="Default" style:data-style-name="N4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185" style:family="table-cell" style:parent-style-name="Default">
      <style:table-cell-properties fo:background-color="#c0c0c0" fo:wrap-option="wrap" fo:border="0.99pt solid #000000"/>
    </style:style>
    <style:style style:name="ce186" style:family="table-cell" style:parent-style-name="Default">
      <style:table-cell-properties fo:background-color="#c0c0c0" fo:border="0.99pt solid #000000"/>
    </style:style>
    <style:style style:name="ce187" style:family="table-cell" style:parent-style-name="Default" style:data-style-name="N0">
      <style:table-cell-properties fo:background-color="#c0c0c0" fo:wrap-option="wrap" style:vertical-align="automatic"/>
      <style:text-properties fo:font-size="10pt" style:font-size-asian="10pt" style:font-size-complex="10pt"/>
    </style:style>
    <style:style style:name="ce188" style:family="table-cell" style:parent-style-name="Default" style:data-style-name="N0">
      <style:text-properties fo:font-size="10pt" style:font-size-asian="10pt" style:font-size-complex="10pt"/>
    </style:style>
    <style:style style:name="ce189" style:family="table-cell" style:parent-style-name="Default">
      <style:text-properties fo:font-size="10pt" style:font-size-asian="10pt" style:font-size-complex="10pt"/>
    </style:style>
    <style:style style:name="ce190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 fo:wrap-option="wrap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193" style:family="table-cell" style:parent-style-name="Default" style:data-style-name="N0">
      <style:table-cell-properties fo:background-color="#0099ff"/>
      <style:text-properties fo:color="#ffffff" fo:font-size="10pt" style:font-size-asian="10pt" style:font-size-complex="10pt"/>
    </style:style>
    <style:style style:name="ce194" style:family="table-cell" style:parent-style-name="Default" style:data-style-name="N0">
      <style:table-cell-properties fo:background-color="#7030a0"/>
      <style:text-properties fo:color="#ffffff" fo:font-size="10pt" style:font-size-asian="10pt" style:font-size-complex="10pt"/>
    </style:style>
    <style:style style:name="ce195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/>
    </style:style>
    <style:style style:name="ce196" style:family="table-cell" style:parent-style-name="Default" style:data-style-name="N0">
      <style:table-cell-properties fo:background-color="#00ff00"/>
      <style:text-properties fo:color="#ffffff"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#ff00ff"/>
      <style:text-properties fo:color="#ffffff" fo:font-size="10pt" style:font-size-asian="10pt" style:font-size-complex="10pt"/>
    </style:style>
    <style:style style:name="ce203" style:family="table-cell" style:parent-style-name="Default" style:data-style-name="N0">
      <style:table-cell-properties fo:background-color="#808080"/>
      <style:text-properties fo:color="#ffffff" fo:font-size="10pt" style:font-size-asian="10pt" style:font-size-complex="10pt"/>
    </style:style>
    <style:style style:name="ce204" style:family="table-cell" style:parent-style-name="Default">
      <style:table-cell-properties fo:background-color="#808080"/>
    </style:style>
    <style:style style:name="ce205" style:family="table-cell" style:parent-style-name="Default">
      <style:table-cell-properties fo:background-color="#cc6633"/>
    </style:style>
    <style:style style:name="ce223" style:family="table-cell" style:parent-style-name="Default">
      <style:table-cell-properties fo:background-color="#000000"/>
    </style:style>
    <style:style style:name="ce224" style:family="table-cell" style:parent-style-name="Default">
      <style:table-cell-properties fo:wrap-option="wrap"/>
      <style:text-properties style:font-name="Nimbus Sans L" style:font-name-asian="DejaVu Sans" style:font-name-complex="DejaVu Sans"/>
    </style:style>
    <style:style style:name="ce228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fo:background-color="#ffff00"/>
    </style:style>
    <style:style style:name="ce127" style:family="table-cell" style:parent-style-name="Default">
      <style:table-cell-properties fo:background-color="#a0a0a0"/>
    </style:style>
    <style:style style:name="ce129" style:family="table-cell" style:parent-style-name="Default" style:data-style-name="N1">
      <style:table-cell-properties fo:wrap-option="wrap"/>
    </style:style>
    <style:style style:name="ce140" style:family="table-cell" style:parent-style-name="Default" style:data-style-name="N40">
      <style:table-cell-properties fo:wrap-option="wrap"/>
    </style:style>
    <style:style style:name="ce146" style:family="table-cell" style:parent-style-name="Default" style:data-style-name="N1">
      <style:table-cell-properties style:text-align-source="fix" style:repeat-content="false" fo:wrap-option="wrap"/>
      <style:paragraph-properties fo:text-align="end" fo:margin-left="0mm"/>
    </style:style>
    <style:style style:name="ce153" style:family="table-cell" style:parent-style-name="Default">
      <style:table-cell-properties fo:background-color="transparent" fo:wrap-option="wrap"/>
    </style:style>
    <style:style style:name="ce155" style:family="table-cell" style:parent-style-name="Default">
      <style:table-cell-properties fo:wrap-option="wrap"/>
      <style:text-properties fo:color="#ed1c24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94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95" style:family="table-cell" style:parent-style-name="Default">
      <style:table-cell-properties fo:background-color="#83caff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justify" fo:margin-left="0mm"/>
    </style:style>
    <style:style style:name="ce97" style:family="table-cell" style:parent-style-name="Default">
      <style:table-cell-properties style:cell-protect="none" style:print-content="true"/>
    </style:style>
    <style:style style:name="ce98" style:family="table-cell" style:parent-style-name="Default">
      <style:text-properties style:font-name="Arial1" fo:font-size="10pt" style:font-size-asian="10pt" style:font-size-complex="10pt"/>
    </style:style>
    <style:style style:name="ce99" style:family="table-cell" style:parent-style-name="Default">
      <style:table-cell-properties style:cell-protect="none" style:print-content="true"/>
      <style:text-properties style:font-name="Arial1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2" style:family="table-cell" style:parent-style-name="Default">
      <style:table-cell-properties fo:background-color="#99ccff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83caff"/>
      <style:text-properties style:use-window-font-color="true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 style:data-style-name="N0">
      <style:table-cell-properties fo:background-color="transparent"/>
      <style:text-properties fo:color="#ff0000"/>
    </style:style>
    <style:style style:name="ce107" style:family="table-cell" style:parent-style-name="Default" style:data-style-name="N0">
      <style:text-properties fo:color="#ff0000"/>
    </style:style>
    <style:style style:name="ce108" style:family="table-cell" style:parent-style-name="Default" style:data-style-name="N0">
      <style:table-cell-properties style:cell-protect="none" style:print-content="true"/>
      <style:text-properties style:font-name="Arial1" fo:font-size="10pt" style:font-size-asian="10pt" style:font-size-complex="10pt"/>
    </style:style>
    <style:style style:name="ce109" style:family="table-cell" style:parent-style-name="Default" style:data-style-name="N0">
      <style:text-properties style:font-name="Arial1" fo:font-size="10pt" style:font-size-asian="10pt" style:font-size-complex="10pt"/>
    </style:style>
    <style:style style:name="ce110" style:family="table-cell" style:parent-style-name="Default">
      <style:table-cell-properties fo:background-color="#c0c0c0" style:direction="ltr" style:rotation-angle="270"/>
    </style:style>
    <style:style style:name="ce111" style:family="table-cell" style:parent-style-name="Default">
      <style:table-cell-properties fo:background-color="#c0c0c0"/>
    </style:style>
    <style:style style:name="ce112" style:family="table-cell" style:parent-style-name="Default">
      <style:table-cell-properties fo:background-color="#ffffff"/>
    </style:style>
    <style:style style:name="ce113" style:family="table-cell" style:parent-style-name="Default" style:data-style-name="N152">
      <style:table-cell-properties fo:background-color="#c0c0c0" style:direction="ltr" style:rotation-angle="268"/>
    </style:style>
    <style:style style:name="ce114" style:family="table-cell" style:parent-style-name="Default" style:data-style-name="N259"/>
    <style:style style:name="ce115" style:family="table-cell" style:parent-style-name="Default" style:data-style-name="N259">
      <style:table-cell-properties fo:background-color="transparent"/>
    </style:style>
    <style:style style:name="ce116" style:family="table-cell" style:parent-style-name="Default" style:data-style-name="N152"/>
    <style:style style:name="ce117" style:family="table-cell" style:parent-style-name="Default">
      <style:table-cell-properties fo:background-color="#c0c0c0" style:direction="ltr" style:rotation-angle="268"/>
    </style:style>
    <style:style style:name="ce118" style:family="table-cell" style:parent-style-name="Default">
      <style:table-cell-properties fo:background-color="#c0c0c0" fo:wrap-option="wrap" style:direction="ltr" style:rotation-angle="271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#a0a0a0"/>
    </style:style>
    <style:style style:name="ce122" style:family="table-cell" style:parent-style-name="Default" style:data-style-name="N100">
      <style:table-cell-properties fo:background-color="#ff0000" fo:wrap-option="wrap"/>
    </style:style>
    <style:style style:name="ce128" style:family="table-cell" style:parent-style-name="Default" style:data-style-name="N1">
      <style:table-cell-properties fo:wrap-option="wrap"/>
    </style:style>
    <style:style style:name="ce124" style:family="table-cell" style:parent-style-name="Default" style:data-style-name="N100">
      <style:table-cell-properties fo:background-color="#00ff00" fo:wrap-option="wrap"/>
    </style:style>
    <style:style style:name="ce125" style:family="table-cell" style:parent-style-name="Default" style:data-style-name="N100">
      <style:table-cell-properties fo:background-color="#ff00ff" fo:wrap-option="wrap"/>
    </style:style>
    <style:style style:name="ce126" style:family="table-cell" style:parent-style-name="Default" style:data-style-name="N100">
      <style:table-cell-properties fo:wrap-option="wrap"/>
    </style:style>
    <style:style style:name="ce141" style:family="table-cell" style:parent-style-name="Default" style:data-style-name="N1">
      <style:table-cell-properties fo:background-color="#ff0000" fo:wrap-option="wrap"/>
    </style:style>
    <style:style style:name="ce147" style:family="table-cell" style:parent-style-name="Default" style:data-style-name="N1">
      <style:table-cell-properties fo:background-color="#00ff00" fo:wrap-option="wrap"/>
    </style:style>
    <style:style style:name="ce151" style:family="table-cell" style:parent-style-name="Default" style:data-style-name="N1">
      <style:table-cell-properties fo:background-color="#ff00ff" fo:wrap-option="wrap"/>
    </style:style>
    <style:style style:name="ce154" style:family="table-cell" style:parent-style-name="Default">
      <style:table-cell-properties fo:background-color="#ff0000" fo:wrap-option="wrap"/>
    </style:style>
    <style:style style:name="ce156" style:family="table-cell" style:parent-style-name="Default">
      <style:table-cell-properties fo:background-color="#00ff00" fo:wrap-option="wrap"/>
    </style:style>
    <style:style style:name="ce158" style:family="table-cell" style:parent-style-name="Default">
      <style:table-cell-properties fo:background-color="#ff00ff" fo:wrap-option="wrap"/>
    </style:style>
    <style:style style:name="ce159" style:family="table-cell" style:parent-style-name="Default" style:data-style-name="N40">
      <style:table-cell-properties fo:background-color="#ff0000" style:text-align-source="fix" style:repeat-content="false" fo:wrap-option="wrap"/>
      <style:paragraph-properties fo:text-align="end" fo:margin-left="0mm"/>
    </style:style>
    <style:style style:name="ce142" style:family="table-cell" style:parent-style-name="Default" style:data-style-name="N40">
      <style:table-cell-properties fo:wrap-option="wrap"/>
    </style:style>
    <style:style style:name="ce161" style:family="table-cell" style:parent-style-name="Default" style:data-style-name="N40">
      <style:table-cell-properties fo:background-color="#ff0000" fo:wrap-option="wrap"/>
    </style:style>
    <style:style style:name="ce162" style:family="table-cell" style:parent-style-name="Default" style:data-style-name="N40">
      <style:table-cell-properties fo:background-color="#00ff00" fo:wrap-option="wrap"/>
    </style:style>
    <style:style style:name="ce164" style:family="table-cell" style:parent-style-name="Default" style:data-style-name="N40">
      <style:table-cell-properties fo:background-color="#ff00ff" fo:wrap-option="wrap"/>
    </style:style>
    <style:style style:name="ce165" style:family="table-cell" style:parent-style-name="Default" style:data-style-name="N100">
      <style:table-cell-properties fo:background-color="#ff0000" style:text-align-source="fix" style:repeat-content="false" fo:wrap-option="wrap"/>
      <style:paragraph-properties fo:text-align="end" fo:margin-left="0mm"/>
    </style:style>
    <style:style style:name="ce149" style:family="table-cell" style:parent-style-name="Default" style:data-style-name="N1">
      <style:table-cell-properties style:text-align-source="fix" style:repeat-content="false" fo:wrap-option="wrap"/>
      <style:paragraph-properties fo:text-align="end" fo:margin-left="0mm"/>
    </style:style>
    <style:style style:name="ce169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mm"/>
    </style:style>
    <style:style style:name="ce170" style:family="table-cell" style:parent-style-name="Default" style:data-style-name="N100">
      <style:table-cell-properties fo:background-color="#00ff00" style:text-align-source="fix" style:repeat-content="false" fo:wrap-option="wrap"/>
      <style:paragraph-properties fo:text-align="end" fo:margin-left="0mm"/>
    </style:style>
    <style:style style:name="ce175" style:family="table-cell" style:parent-style-name="Default" style:data-style-name="N100">
      <style:table-cell-properties fo:background-color="#ff00ff" style:text-align-source="fix" style:repeat-content="false" fo:wrap-option="wrap"/>
      <style:paragraph-properties fo:text-align="end" fo:margin-left="0mm"/>
    </style:style>
    <style:style style:name="ce177" style:family="table-cell" style:parent-style-name="Default" style:data-style-name="N1">
      <style:table-cell-properties fo:background-color="#ff00ff" style:text-align-source="fix" style:repeat-content="false" fo:wrap-option="wrap"/>
      <style:paragraph-properties fo:text-align="end" fo:margin-left="0mm"/>
    </style:style>
    <style:style style:name="ce163" style:family="table-cell" style:parent-style-name="Default">
      <style:table-cell-properties fo:background-color="transparent" fo:wrap-option="wrap"/>
    </style:style>
    <style:style style:name="ce166" style:family="table-cell" style:parent-style-name="Default">
      <style:table-cell-properties fo:wrap-option="wrap"/>
      <style:text-properties fo:color="#ed1c24" fo:font-weight="bold" style:font-weight-asian="bold" style:font-weight-complex="bold"/>
    </style:style>
    <style:style style:name="ce198" style:family="table-cell" style:parent-style-name="Default">
      <style:table-cell-properties fo:background-color="#ff00ff" fo:wrap-option="wrap"/>
      <style:text-properties fo:color="#ed1c24" fo:font-weight="bold" style:font-weight-asian="bold" style:font-weight-complex="bold"/>
    </style:style>
    <style:style style:name="ce199" style:family="table-cell" style:parent-style-name="Default">
      <style:text-properties fo:color="#ed1c24" fo:font-weight="bold" style:font-weight-asian="bold" style:font-weight-complex="bold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00ff00"/>
    </style:style>
    <style:style style:name="ce202" style:family="table-cell" style:parent-style-name="Default">
      <style:table-cell-properties fo:background-color="#ff00ff"/>
    </style:style>
    <style:style style:name="ce206" style:family="table-cell" style:parent-style-name="Default" style:data-style-name="N100"/>
    <style:style style:name="ce207" style:family="table-cell" style:parent-style-name="Default" style:data-style-name="N0">
      <style:table-cell-properties fo:background-color="#c0c0c0" fo:border="0.99pt solid #000000"/>
    </style:style>
    <style:style style:name="ce208" style:family="table-cell" style:parent-style-name="Default" style:data-style-name="N100">
      <style:table-cell-properties fo:border="0.99pt solid #000000"/>
    </style:style>
    <style:style style:name="ce209" style:family="table-cell" style:parent-style-name="Default">
      <style:table-cell-properties fo:border="0.99pt solid #000000"/>
    </style:style>
    <style:style style:name="ce210" style:family="table-cell" style:parent-style-name="Default" style:data-style-name="N40">
      <style:table-cell-properties fo:background-color="#c0c0c0" fo:wrap-option="wrap" fo:border="0.99pt solid #000000"/>
    </style:style>
    <style:style style:name="ce211" style:family="table-cell" style:parent-style-name="Default" style:data-style-name="N40">
      <style:table-cell-properties fo:border="0.99pt solid #000000"/>
    </style:style>
    <style:style style:name="ce212" style:family="table-cell" style:parent-style-name="Default" style:data-style-name="N40"/>
    <style:style style:name="ce213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14" style:family="table-cell" style:parent-style-name="Default" style:data-style-name="N4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15" style:family="table-cell" style:parent-style-name="Default">
      <style:table-cell-properties fo:background-color="#c0c0c0" fo:wrap-option="wrap" fo:border="0.99pt solid #000000"/>
    </style:style>
    <style:style style:name="ce216" style:family="table-cell" style:parent-style-name="Default">
      <style:table-cell-properties fo:background-color="#c0c0c0" fo:border="0.99pt solid #000000"/>
    </style:style>
    <style:style style:name="ce217" style:family="table-cell" style:parent-style-name="Default" style:data-style-name="N0">
      <style:table-cell-properties fo:background-color="#c0c0c0" fo:wrap-option="wrap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ext-properties fo:font-size="10pt" style:font-size-asian="10pt" style:font-size-complex="10pt"/>
    </style:style>
    <style:style style:name="ce219" style:family="table-cell" style:parent-style-name="Default">
      <style:text-properties fo:font-size="10pt" style:font-size-asian="10pt" style:font-size-complex="10pt"/>
    </style:style>
    <style:style style:name="ce220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ffff00" fo:wrap-option="wrap"/>
    </style:style>
    <style:style style:name="ce2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225" style:family="table-cell" style:parent-style-name="Default" style:data-style-name="N0">
      <style:table-cell-properties fo:background-color="#0099ff"/>
      <style:text-properties fo:color="#ffffff" fo:font-size="10pt" style:font-size-asian="10pt" style:font-size-complex="10pt"/>
    </style:style>
    <style:style style:name="ce226" style:family="table-cell" style:parent-style-name="Default" style:data-style-name="N0">
      <style:table-cell-properties fo:background-color="#7030a0"/>
      <style:text-properties fo:color="#ffffff" fo:font-size="10pt" style:font-size-asian="10pt" style:font-size-complex="10pt"/>
    </style:style>
    <style:style style:name="ce227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/>
    </style:style>
    <style:style style:name="ce229" style:family="table-cell" style:parent-style-name="Default" style:data-style-name="N0">
      <style:table-cell-properties fo:background-color="#00ff00"/>
      <style:text-properties fo:color="#ffffff" fo:font-size="10pt" style:font-size-asian="10pt" style:font-size-complex="10pt"/>
    </style:style>
    <style:style style:name="ce230" style:family="table-cell" style:parent-style-name="Default" style:data-style-name="N0">
      <style:table-cell-properties fo:background-color="#ff00ff"/>
      <style:text-properties fo:color="#ffffff" fo:font-size="10pt" style:font-size-asian="10pt" style:font-size-complex="10pt"/>
    </style:style>
    <style:style style:name="ce231" style:family="table-cell" style:parent-style-name="Default" style:data-style-name="N0">
      <style:table-cell-properties fo:background-color="#808080"/>
      <style:text-properties fo:color="#ffffff" fo:font-size="10pt" style:font-size-asian="10pt" style:font-size-complex="10pt"/>
    </style:style>
    <style:style style:name="ce232" style:family="table-cell" style:parent-style-name="Default">
      <style:table-cell-properties fo:background-color="#808080"/>
    </style:style>
    <style:style style:name="ce233" style:family="table-cell" style:parent-style-name="Default">
      <style:table-cell-properties fo:background-color="#cc6633"/>
    </style:style>
    <style:style style:name="ce236" style:family="table-cell" style:parent-style-name="Default">
      <style:table-cell-properties fo:background-color="#000000"/>
    </style:style>
    <style:style style:name="ce237" style:family="table-cell" style:parent-style-name="Default">
      <style:table-cell-properties fo:wrap-option="wrap"/>
      <style:text-properties style:font-name="Nimbus Sans L" style:font-name-asian="DejaVu Sans" style:font-name-complex="DejaVu Sans"/>
    </style:style>
    <style:style style:name="ce238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fo:background-color="#ffff00"/>
    </style:style>
    <style:style style:name="ce273" style:family="table-cell" style:parent-style-name="Default">
      <style:text-properties style:use-window-font-color="true"/>
    </style:style>
    <style:style style:name="ce274" style:family="table-cell" style:parent-style-name="Default">
      <style:table-cell-properties fo:background-color="#0099ff"/>
    </style:style>
    <style:style style:name="ce275" style:family="table-cell" style:parent-style-name="Default">
      <style:table-cell-properties fo:background-color="#7030a0"/>
    </style:style>
    <style:style style:name="ce276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tationTrack" table:style-name="ta1" table:print="false">
        <office:forms form:automatic-focus="false" form:apply-design-mode="false"/>
        <table:table-column table:style-name="co1" table:default-cell-style-name="ce98"/>
        <table:table-column table:style-name="co2" table:default-cell-style-name="ce98"/>
        <table:table-column table:style-name="co3" table:default-cell-style-name="ce98"/>
        <table:table-column table:style-name="co4" table:default-cell-style-name="ce98"/>
        <table:table-column table:style-name="co5" table:default-cell-style-name="ce98"/>
        <table:table-column table:style-name="co2" table:number-columns-repeated="2" table:default-cell-style-name="ce98"/>
        <table:table-column table:style-name="co6" table:default-cell-style-name="ce98"/>
        <table:table-column table:style-name="co2" table:number-columns-repeated="1016" table:default-cell-style-name="ce98"/>
        <table:table-row table:style-name="ro1">
          <table:table-cell table:style-name="ce93" office:value-type="string" calcext:value-type="string">
            <text:p>Name</text:p>
          </table:table-cell>
          <table:table-cell table:style-name="ce93" office:value-type="string" calcext:value-type="string">
            <text:p>Enum</text:p>
          </table:table-cell>
          <table:table-cell table:style-name="ce93" office:value-type="string" calcext:value-type="string">
            <text:p>PositionX/ TrackName</text:p>
          </table:table-cell>
          <table:table-cell table:style-name="ce93" office:value-type="string" calcext:value-type="string">
            <text:p>PositionY/ Length</text:p>
          </table:table-cell>
          <table:table-cell table:style-name="ce93" office:value-type="string" calcext:value-type="string">
            <text:p>Remark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>
            <text:p>SubType</text:p>
          </table:table-cell>
          <table:table-cell table:style-name="ce93" office:value-type="string" calcext:value-type="string">
            <text:p>Owner/Hinweise</text:p>
          </table:table-cell>
          <table:table-cell table:style-name="ce99" table:number-columns-repeated="1016"/>
        </table:table-row>
        <table:table-row table:style-name="ro1"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Enum</text:p>
          </table:table-cell>
          <table:table-cell table:style-name="ce94" office:value-type="string" calcext:value-type="string">
            <text:p>PositionX/ TrackName</text:p>
          </table:table-cell>
          <table:table-cell table:style-name="ce94" office:value-type="string" calcext:value-type="string">
            <text:p>PositionY/ Length</text:p>
          </table:table-cell>
          <table:table-cell table:style-name="ce94" office:value-type="string" calcext:value-type="string">
            <text:p>Remark</text:p>
          </table:table-cell>
          <table:table-cell table:style-name="ce94" office:value-type="string" calcext:value-type="string">
            <text:p>Type</text:p>
          </table:table-cell>
          <table:table-cell table:style-name="ce94" office:value-type="string" calcext:value-type="string">
            <text:p>SubType</text:p>
          </table:table-cell>
          <table:table-cell table:style-name="ce94" office:value-type="string" calcext:value-type="string">
            <text:p>Owner/Hinweise</text:p>
          </table:table-cell>
          <table:table-cell table:style-name="ce108" table:number-columns-repeated="1016"/>
        </table:table-row>
        <table:table-row table:style-name="ro1">
          <table:table-cell table:style-name="ce95" office:value-type="string" calcext:value-type="string">
            <text:p>UHO</text:p>
          </table:table-cell>
          <table:table-cell table:style-name="ce95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6000" calcext:value-type="float">
            <text:p>6000</text:p>
          </table:table-cell>
          <table:table-cell table:style-name="ce95" office:value-type="string" calcext:value-type="string">
            <text:p>Unterhosen</text:p>
          </table:table-cell>
          <table:table-cell table:number-columns-repeated="2" table:style-name="ce104" office:value-type="string" calcext:value-type="string">
            <text:p>Station</text:p>
          </table:table-cell>
          <table:table-cell table:style-name="ce95" office:value-type="string" calcext:value-type="string">
            <text:p>Rolf Höhmann</text:p>
          </table:table-cell>
          <table:table-cell table:style-name="ce108" table:number-columns-repeated="1016"/>
        </table:table-row>
        <table:table-row table:style-name="ro1">
          <table:table-cell table:style-name="Default" office:value-type="string" calcext:value-type="string">
            <text:p>UH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97" office:value-type="string" calcext:value-type="string">
            <text:p>Main</text:p>
          </table:table-cell>
          <table:table-cell table:style-name="ce106" office:value-type="string" calcext:value-type="string">
            <text:p>Sbh</text:p>
          </table:table-cell>
          <table:table-cell table:style-name="ce108" table:number-columns-repeated="1016"/>
        </table:table-row>
        <table:table-row table:style-name="ro1">
          <table:table-cell table:style-name="Default" office:value-type="string" calcext:value-type="string">
            <text:p>UHO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97" office:value-type="string" calcext:value-type="string">
            <text:p>Main</text:p>
          </table:table-cell>
          <table:table-cell table:style-name="Default"/>
          <table:table-cell table:style-name="ce108" table:number-columns-repeated="1016"/>
        </table:table-row>
        <table:table-row table:style-name="ro1">
          <table:table-cell table:style-name="Default" office:value-type="string" calcext:value-type="string">
            <text:p>UHO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97" office:value-type="string" calcext:value-type="string">
            <text:p>Main</text:p>
          </table:table-cell>
          <table:table-cell table:style-name="Default"/>
          <table:table-cell table:style-name="ce108" table:number-columns-repeated="1013"/>
          <table:table-cell table:style-name="ce109" table:number-columns-repeated="3"/>
        </table:table-row>
        <table:table-row table:style-name="ro1">
          <table:table-cell table:style-name="ce95" office:value-type="string" calcext:value-type="string">
            <text:p>GEH</text:p>
          </table:table-cell>
          <table:table-cell table:style-name="ce95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7000" calcext:value-type="float">
            <text:p>7000</text:p>
          </table:table-cell>
          <table:table-cell table:style-name="ce95" office:value-type="string" calcext:value-type="string">
            <text:p>Gehringen</text:p>
          </table:table-cell>
          <table:table-cell table:number-columns-repeated="2" table:style-name="ce104" office:value-type="string" calcext:value-type="string">
            <text:p>Station</text:p>
          </table:table-cell>
          <table:table-cell table:style-name="ce95" office:value-type="string" calcext:value-type="string">
            <text:p>Andreas Gehring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EH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style-name="ce103"/>
          <table:table-cell table:style-name="Default" office:value-type="string" calcext:value-type="string">
            <text:p>Track</text:p>
          </table:table-cell>
          <table:table-cell table:style-name="ce97" office:value-type="string" calcext:value-type="string">
            <text:p>Main</text:p>
          </table:table-cell>
          <table:table-cell table:style-name="ce107" office:value-type="string" calcext:value-type="string">
            <text:p>Keine Zugkreuzung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EH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97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5" office:value-type="string" calcext:value-type="string">
            <text:p>JA</text:p>
          </table:table-cell>
          <table:table-cell table:style-name="ce95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8000" calcext:value-type="float">
            <text:p>8000</text:p>
          </table:table-cell>
          <table:table-cell table:style-name="ce95" office:value-type="string" calcext:value-type="string">
            <text:p>Jagsthausen</text:p>
          </table:table-cell>
          <table:table-cell table:number-columns-repeated="2" table:style-name="ce104" office:value-type="string" calcext:value-type="string">
            <text:p>Station</text:p>
          </table:table-cell>
          <table:table-cell table:style-name="ce95" office:value-type="string" calcext:value-type="string">
            <text:p>Klaus Holler</text:p>
          </table:table-cell>
          <table:table-cell/>
          <table:table-cell table:style-name="ce99" table:number-columns-repeated="1015"/>
        </table:table-row>
        <table:table-row table:style-name="ro1">
          <table:table-cell table:style-name="ce96" office:value-type="string" calcext:value-type="string">
            <text:p>JA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05" office:value-type="string" calcext:value-type="string">
            <text:p>Main</text:p>
          </table:table-cell>
          <table:table-cell table:style-name="Default"/>
          <table:table-cell/>
          <table:table-cell table:style-name="ce99" table:number-columns-repeated="1015"/>
        </table:table-row>
        <table:table-row table:style-name="ro1">
          <table:table-cell table:style-name="ce96" office:value-type="string" calcext:value-type="string">
            <text:p>JA</text:p>
          </table:table-cell>
          <table:table-cell table:number-columns-repeated="2" table:style-name="ce101" office:value-type="float" office:value="2" calcext:value-type="float">
            <text:p>2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05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6" office:value-type="string" calcext:value-type="string">
            <text:p>JA</text:p>
          </table:table-cell>
          <table:table-cell table:number-columns-repeated="2" table:style-name="ce101" office:value-type="float" office:value="3" calcext:value-type="float">
            <text:p>3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05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5" office:value-type="string" calcext:value-type="string">
            <text:p>PFE</text:p>
          </table:table-cell>
          <table:table-cell table:style-name="ce95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9000" calcext:value-type="float">
            <text:p>9000</text:p>
          </table:table-cell>
          <table:table-cell table:style-name="ce95" office:value-type="string" calcext:value-type="string">
            <text:p>Petersfeld</text:p>
          </table:table-cell>
          <table:table-cell table:number-columns-repeated="2" table:style-name="ce104" office:value-type="string" calcext:value-type="string">
            <text:p>Station</text:p>
          </table:table-cell>
          <table:table-cell table:style-name="ce95" office:value-type="string" calcext:value-type="string">
            <text:p>Christian Sauer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PF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" calcext:value-type="float">
            <text:p>85</text:p>
          </table:table-cell>
          <table:table-cell table:style-name="ce103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ce106" office:value-type="string" calcext:value-type="string">
            <text:p>Keine Zugkreuzung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PFE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5" office:value-type="string" calcext:value-type="string">
            <text:p>HOS</text:p>
          </table:table-cell>
          <table:table-cell table:style-name="ce95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95" office:value-type="string" calcext:value-type="string">
            <text:p>Honau Sud</text:p>
          </table:table-cell>
          <table:table-cell table:number-columns-repeated="2" table:style-name="ce104" office:value-type="string" calcext:value-type="string">
            <text:p>Station</text:p>
          </table:table-cell>
          <table:table-cell table:style-name="ce95" office:value-type="string" calcext:value-type="string">
            <text:p>Rolf Höhmann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HOS</text:p>
          </table:table-cell>
          <table:table-cell table:number-columns-repeated="2" table:style-name="ce101" office:value-type="string" calcext:value-type="string">
            <text:p>1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HOS</text:p>
          </table:table-cell>
          <table:table-cell table:number-columns-repeated="2" table:style-name="ce101" office:value-type="string" calcext:value-type="string">
            <text:p>2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HOS</text:p>
          </table:table-cell>
          <table:table-cell table:number-columns-repeated="2" table:style-name="ce101" office:value-type="string" calcext:value-type="string">
            <text:p>3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HOS</text:p>
          </table:table-cell>
          <table:table-cell table:number-columns-repeated="2" table:style-name="ce101" office:value-type="string" calcext:value-type="string">
            <text:p>4</text:p>
          </table:table-cell>
          <table:table-cell table:style-name="ce10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5" office:value-type="string" calcext:value-type="string">
            <text:p>RUB</text:p>
          </table:table-cell>
          <table:table-cell table:style-name="ce95" office:value-type="float" office:value="0" calcext:value-type="float">
            <text:p>0</text:p>
          </table:table-cell>
          <table:table-cell table:style-name="ce102" office:value-type="float" office:value="1500" calcext:value-type="float">
            <text:p>1500</text:p>
          </table:table-cell>
          <table:table-cell table:style-name="ce102" office:value-type="float" office:value="11000" calcext:value-type="float">
            <text:p>11000</text:p>
          </table:table-cell>
          <table:table-cell table:style-name="ce95" office:value-type="string" calcext:value-type="string">
            <text:p>Rublingen</text:p>
          </table:table-cell>
          <table:table-cell table:number-columns-repeated="2" table:style-name="ce104" office:value-type="string" calcext:value-type="string">
            <text:p>Station</text:p>
          </table:table-cell>
          <table:table-cell table:style-name="ce95" office:value-type="string" calcext:value-type="string">
            <text:p>Andreas Gehring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UB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style-name="ce103"/>
          <table:table-cell table:style-name="Default" office:value-type="string" calcext:value-type="string">
            <text:p>Track</text:p>
          </table:table-cell>
          <table:table-cell table:style-name="ce97" office:value-type="string" calcext:value-type="string">
            <text:p>Main</text:p>
          </table:table-cell>
          <table:table-cell table:style-name="ce107" office:value-type="string" calcext:value-type="string">
            <text:p>Keine Zugkreuzung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UB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97" office:value-type="string" calcext:value-type="string">
            <text:p>M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5" office:value-type="string" calcext:value-type="string">
            <text:p>WEK</text:p>
          </table:table-cell>
          <table:table-cell table:style-name="ce95" office:value-type="float" office:value="0" calcext:value-type="float">
            <text:p>0</text:p>
          </table:table-cell>
          <table:table-cell table:style-name="ce102" office:value-type="float" office:value="3000" calcext:value-type="float">
            <text:p>3000</text:p>
          </table:table-cell>
          <table:table-cell table:style-name="ce102" office:value-type="float" office:value="20000" calcext:value-type="float">
            <text:p>20000</text:p>
          </table:table-cell>
          <table:table-cell table:style-name="ce95" office:value-type="string" calcext:value-type="string">
            <text:p>Waldeck</text:p>
          </table:table-cell>
          <table:table-cell table:number-columns-repeated="2" table:style-name="ce104" office:value-type="string" calcext:value-type="string">
            <text:p>Station</text:p>
          </table:table-cell>
          <table:table-cell table:style-name="ce95" office:value-type="string" calcext:value-type="string">
            <text:p>Marc Jaeger</text:p>
          </table:table-cell>
          <table:table-cell table:style-name="ce99" table:number-columns-repeated="1013"/>
          <table:table-cell table:number-columns-repeated="3"/>
        </table:table-row>
        <table:table-row table:style-name="ro1">
          <table:table-cell table:style-name="Default" office:value-type="string" calcext:value-type="string">
            <text:p>WEK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ce107" office:value-type="string" calcext:value-type="string">
            <text:p>Langsamfahtstelle Brücke 15Km/h</text:p>
          </table:table-cell>
          <table:table-cell table:style-name="ce108" table:number-columns-repeated="1016"/>
        </table:table-row>
        <table:table-row table:style-name="ro1">
          <table:table-cell table:style-name="Default" office:value-type="string" calcext:value-type="string">
            <text:p>WEK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ce107"/>
          <table:table-cell table:style-name="ce108" table:number-columns-repeated="1016"/>
        </table:table-row>
        <table:table-row table:style-name="ro1">
          <table:table-cell table:style-name="Default" office:value-type="string" calcext:value-type="string">
            <text:p>WEK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Main</text:p>
          </table:table-cell>
          <table:table-cell table:style-name="ce107"/>
          <table:table-cell table:style-name="ce108"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ce99" table:number-columns-repeated="1013"/>
          <table:table-cell table:number-columns-repeated="3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65483">
          <table:table-cell table:style-name="ce99" table:number-columns-repeated="1024"/>
        </table:table-row>
        <table:table-row table:style-name="ro1" table:number-rows-repeated="9830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ut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2">
          <table:table-cell table:style-name="ce110" office:value-type="string" calcext:value-type="string">
            <text:p>Routeid</text:p>
          </table:table-cell>
          <table:table-cell table:style-name="ce110" office:value-type="string" calcext:value-type="string">
            <text:p>Enum</text:p>
          </table:table-cell>
          <table:table-cell table:style-name="ce111" office:value-type="string" calcext:value-type="string">
            <text:p>Station/</text:p>
            <text:p>Block</text:p>
          </table:table-cell>
          <table:table-cell table:style-name="ce113" office:value-type="string" calcext:value-type="string">
            <text:p>Position</text:p>
          </table:table-cell>
          <table:table-cell table:style-name="ce111" office:value-type="string" calcext:value-type="string">
            <text:p>Station/</text:p>
            <text:p>Block</text:p>
          </table:table-cell>
          <table:table-cell table:style-name="ce117" office:value-type="string" calcext:value-type="string">
            <text:p>Position</text:p>
          </table:table-cell>
          <table:table-cell table:style-name="ce118" office:value-type="string" calcext:value-type="string">
            <text:p>Speed</text:p>
          </table:table-cell>
          <table:table-cell table:style-name="ce111" office:value-type="string" calcext:value-type="string">
            <text:p>Tracks</text:p>
          </table:table-cell>
          <table:table-cell table:style-name="ce111" office:value-type="string" calcext:value-type="string">
            <text:p>Time</text:p>
          </table:table-cell>
          <table:table-cell table:number-columns-repeated="2" table:style-name="ce111" office:value-type="string" calcext:value-type="string">
            <text:p>Stationtrack</text:p>
          </table:table-cell>
          <table:table-cell table:style-name="ce111" office:value-type="string" calcext:value-type="string">
            <text:p>Position1</text:p>
          </table:table-cell>
          <table:table-cell table:style-name="ce111" office:value-type="string" calcext:value-type="string">
            <text:p>Speed1</text:p>
          </table:table-cell>
          <table:table-cell table:style-name="ce111" office:value-type="string" calcext:value-type="string">
            <text:p>Remark1</text:p>
          </table:table-cell>
          <table:table-cell table:style-name="ce111" office:value-type="string" calcext:value-type="string">
            <text:p>Position2</text:p>
          </table:table-cell>
          <table:table-cell table:style-name="ce111" office:value-type="string" calcext:value-type="string">
            <text:p>Speed2</text:p>
          </table:table-cell>
          <table:table-cell table:style-name="ce111" office:value-type="string" calcext:value-type="string">
            <text:p>Remark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UHO</text:p>
          </table:table-cell>
          <table:table-cell table:style-name="ce114" office:value-type="float" office:value="0" calcext:value-type="float">
            <text:p>0,000</text:p>
          </table:table-cell>
          <table:table-cell table:style-name="ce112" office:value-type="string" calcext:value-type="string">
            <text:p>GEH</text:p>
          </table:table-cell>
          <table:table-cell table:style-name="ce115" office:value-type="float" office:value="2.39" calcext:value-type="float">
            <text:p>2,39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19" office:value-type="string" calcext:value-type="string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GEH</text:p>
          </table:table-cell>
          <table:table-cell table:style-name="ce115" office:value-type="float" office:value="2.39" calcext:value-type="float">
            <text:p>2,390</text:p>
          </table:table-cell>
          <table:table-cell table:style-name="ce112" office:value-type="string" calcext:value-type="string">
            <text:p>JA</text:p>
          </table:table-cell>
          <table:table-cell table:style-name="ce114" office:value-type="float" office:value="5.6" calcext:value-type="float">
            <text:p>5,6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2" office:value-type="string" calcext:value-type="string">
            <text:p>JA</text:p>
          </table:table-cell>
          <table:table-cell table:style-name="ce114" office:value-type="float" office:value="5.6" calcext:value-type="float">
            <text:p>5,600</text:p>
          </table:table-cell>
          <table:table-cell table:style-name="ce112" office:value-type="string" calcext:value-type="string">
            <text:p>PFE</text:p>
          </table:table-cell>
          <table:table-cell table:style-name="ce114" office:value-type="float" office:value="7.72" calcext:value-type="float">
            <text:p>7,7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19" office:value-type="string" calcext:value-type="string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5"/>
          <table:table-cell table:style-name="ce1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PFE</text:p>
          </table:table-cell>
          <table:table-cell table:style-name="ce114" office:value-type="float" office:value="7.72" calcext:value-type="float">
            <text:p>7,720</text:p>
          </table:table-cell>
          <table:table-cell table:style-name="ce112" office:value-type="string" calcext:value-type="string">
            <text:p>HOS</text:p>
          </table:table-cell>
          <table:table-cell table:style-name="ce114" office:value-type="float" office:value="9.74" calcext:value-type="float">
            <text:p>9,7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1</text:p>
          </table:table-cell>
          <table:table-cell table:number-columns-repeated="5"/>
          <table:table-cell table:style-name="ce1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HOS</text:p>
          </table:table-cell>
          <table:table-cell table:style-name="ce114" office:value-type="float" office:value="9.74" calcext:value-type="float">
            <text:p>9,740</text:p>
          </table:table-cell>
          <table:table-cell table:style-name="ce112" office:value-type="string" calcext:value-type="string">
            <text:p>RUB</text:p>
          </table:table-cell>
          <table:table-cell table:style-name="ce114" office:value-type="float" office:value="14" calcext:value-type="float">
            <text:p>14,0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119" office:value-type="string" calcext:value-type="string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12" office:value-type="string" calcext:value-type="string">
            <text:p>HOS</text:p>
          </table:table-cell>
          <table:table-cell table:style-name="ce114" office:value-type="float" office:value="0" calcext:value-type="float">
            <text:p>0,000</text:p>
          </table:table-cell>
          <table:table-cell table:style-name="ce112" office:value-type="string" calcext:value-type="string">
            <text:p>WEK</text:p>
          </table:table-cell>
          <table:table-cell table:style-name="ce114" office:value-type="float" office:value="2.54" calcext:value-type="float">
            <text:p>2,5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19" table:number-columns-repeated="2"/>
          <table:table-cell table:number-columns-repeated="6"/>
        </table:table-row>
        <table:table-row table:style-name="ro1" table:number-rows-repeated="4">
          <table:table-cell table:number-columns-repeated="5"/>
          <table:table-cell table:style-name="ce114"/>
          <table:table-cell table:number-columns-repeated="3"/>
          <table:table-cell table:style-name="ce119" table:number-columns-repeated="2"/>
          <table:table-cell table:number-columns-repeated="6"/>
        </table:table-row>
        <table:table-row table:style-name="ro1" table:number-rows-repeated="6551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rains" table:style-name="ta1" table:print="false">
        <office:forms form:automatic-focus="false" form:apply-design-mode="false">
          <form:form form:name="Standard" form:apply-filter="true" form:command-type="query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" table:default-cell-style-name="Default"/>
        <table:table-column table:style-name="co53" table:default-cell-style-name="Default"/>
        <table:table-column table:style-name="co54" table:default-cell-style-name="ce101"/>
        <table:table-column table:style-name="co55" table:default-cell-style-name="Default"/>
        <table:table-column table:style-name="co56" table:default-cell-style-name="Default"/>
        <table:table-column table:style-name="co2" table:default-cell-style-name="Default"/>
        <table:table-column table:style-name="co57" table:default-cell-style-name="ce199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" table:number-columns-repeated="11" table:default-cell-style-name="Default"/>
        <table:table-column table:style-name="co48" table:number-columns-repeated="999" table:default-cell-style-name="Default"/>
        <table:table-row table:style-name="ro15">
          <table:table-cell table:style-name="ce121" office:value-type="string" calcext:value-type="string">
            <text:p>Train Number</text:p>
          </table:table-cell>
          <table:table-cell table:style-name="ce121" office:value-type="string" calcext:value-type="string">
            <text:p>Enum</text:p>
          </table:table-cell>
          <table:table-cell table:style-name="ce121" office:value-type="string" calcext:value-type="string">
            <text:p>Station</text:p>
          </table:table-cell>
          <table:table-cell table:style-name="ce121" office:value-type="string" calcext:value-type="string">
            <text:p>Station / Track</text:p>
          </table:table-cell>
          <table:table-cell table:style-name="ce121" office:value-type="string" calcext:value-type="string">
            <text:p>Arrival</text:p>
          </table:table-cell>
          <table:table-cell table:style-name="ce121" office:value-type="string" calcext:value-type="string">
            <text:p>Departure</text:p>
          </table:table-cell>
          <table:table-cell table:style-name="ce121" office:value-type="string" calcext:value-type="string">
            <text:p>Group / Wheel <text:s/></text:p>
          </table:table-cell>
          <table:table-cell table:style-name="ce121" office:value-type="string" calcext:value-type="string">
            <text:p>Object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Train Name</text:p>
          </table:table-cell>
          <table:table-cell table:style-name="ce121" office:value-type="string" calcext:value-type="string">
            <text:p>Remark</text:p>
          </table:table-cell>
          <table:table-cell table:style-name="ce121" office:value-type="string" calcext:value-type="string">
            <text:p>Trapez</text:p>
          </table:table-cell>
          <table:table-cell table:style-name="ce121" office:value-type="string" calcext:value-type="string">
            <text:p>Crossing</text:p>
          </table:table-cell>
          <table:table-cell table:style-name="ce121" office:value-type="string" calcext:value-type="string">
            <text:p>Overhaul</text:p>
          </table:table-cell>
          <table:table-cell table:style-name="ce121" office:value-type="string" calcext:value-type="string">
            <text:p>Report</text:p>
          </table:table-cell>
          <table:table-cell table:style-name="ce121" office:value-type="string" calcext:value-type="string">
            <text:p>Message</text:p>
          </table:table-cell>
          <table:table-cell table:style-name="ce121" office:value-type="string" calcext:value-type="string">
            <text:p>internal POS1</text:p>
          </table:table-cell>
          <table:table-cell table:style-name="ce121" office:value-type="string" calcext:value-type="string">
            <text:p>internal POS2</text:p>
          </table:table-cell>
          <table:table-cell table:style-name="ce121" office:value-type="string" calcext:value-type="string">
            <text:p>internal IX1</text:p>
          </table:table-cell>
          <table:table-cell table:style-name="ce121" office:value-type="string" calcext:value-type="string">
            <text:p>internal IX2</text:p>
          </table:table-cell>
          <table:table-cell table:style-name="ce121" office:value-type="string" calcext:value-type="string">
            <text:p>internal MIN1</text:p>
          </table:table-cell>
          <table:table-cell table:style-name="ce121" office:value-type="string" calcext:value-type="string">
            <text:p>internal MIN2</text:p>
          </table:table-cell>
          <table:table-cell table:number-columns-repeated="3" table:style-name="ce121" office:value-type="string" calcext:value-type="string">
            <text:p>internal ROW</text:p>
          </table:table-cell>
          <table:table-cell table:number-columns-repeated="999"/>
        </table:table-row>
        <table:table-row table:style-name="ro16">
          <table:table-cell table:style-name="ce122" office:value-type="string" calcext:value-type="string">
            <text:p>Ng 7501</text:p>
          </table:table-cell>
          <table:table-cell table:style-name="ce141" office:value-type="float" office:value="0" calcext:value-type="float">
            <text:p>0</text:p>
          </table:table-cell>
          <table:table-cell table:style-name="ce154" table:number-columns-repeated="2"/>
          <table:table-cell table:style-name="ce159" office:value-type="time" office:time-value="PT05H30M00S" calcext:value-type="time">
            <text:p>05:30</text:p>
          </table:table-cell>
          <table:table-cell table:style-name="ce159" office:value-type="time" office:time-value="PT10H48M00S" calcext:value-type="time">
            <text:p>10:48</text:p>
          </table:table-cell>
          <table:table-cell table:style-name="ce165" office:value-type="float" office:value="30" calcext:value-type="float">
            <text:p>30</text:p>
          </table:table-cell>
          <table:table-cell table:style-name="ce154" office:value-type="string" calcext:value-type="string">
            <text:p>007501.Ng 7501</text:p>
          </table:table-cell>
          <table:table-cell table:style-name="ce154" office:value-type="string" calcext:value-type="string">
            <text:p>traindef</text:p>
          </table:table-cell>
          <table:table-cell table:style-name="ce122" office:value-type="string" calcext:value-type="string">
            <text:p>Ng 7501</text:p>
          </table:table-cell>
          <table:table-cell table:style-name="ce141" table:number-columns-repeated="5"/>
          <table:table-cell table:style-name="ce200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UHO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06H00M00S" calcext:value-type="time">
            <text:p>06:0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991" calcext:value-type="float">
            <text:p>99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ce206" office:value-type="string" calcext:value-type="string">
            <text:p>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GEH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06H07M00S" calcext:value-type="time">
            <text:p>06:07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4"/>
          <table:table-cell/>
          <table:table-cell table:number-columns-repeated="2" office:value-type="float" office:value="1004.00833333333" calcext:value-type="float">
            <text:p>1004,0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table:style-name="ce206" office:value-type="string" calcext:value-type="string">
            <text:p>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30" calcext:value-type="float">
            <text:p>30</text:p>
          </table:table-cell>
          <table:table-cell table:style-name="ce120" office:value-type="string" calcext:value-type="string">
            <text:p>JA</text:p>
          </table:table-cell>
          <table:table-cell table:style-name="ce126" office:value-type="string" calcext:value-type="string">
            <text:p>3</text:p>
          </table:table-cell>
          <table:table-cell table:style-name="ce142" office:value-type="time" office:time-value="PT06H24M00S" calcext:value-type="time">
            <text:p>06:24</text:p>
          </table:table-cell>
          <table:table-cell table:style-name="ce142" office:value-type="time" office:time-value="PT08H35M00S" calcext:value-type="time">
            <text:p>08:35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035.6" calcext:value-type="float">
            <text:p>1035,6</text:p>
          </table:table-cell>
          <table:table-cell office:value-type="float" office:value="1279.04166666667" calcext:value-type="float">
            <text:p>1279,04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06" office:value-type="string" calcext:value-type="string">
            <text:p>24</text:p>
          </table:table-cell>
          <table:table-cell table:style-name="ce206" office:value-type="string" calcext:value-type="string">
            <text:p>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40" calcext:value-type="float">
            <text:p>40</text:p>
          </table:table-cell>
          <table:table-cell table:style-name="ce120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08H58M00S" calcext:value-type="time">
            <text:p>08:58</text:p>
          </table:table-cell>
          <table:table-cell table:style-name="ce142" office:value-type="time" office:time-value="PT09H18M00S" calcext:value-type="time">
            <text:p>09:18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321.78333333333" calcext:value-type="float">
            <text:p>1321,78</text:p>
          </table:table-cell>
          <table:table-cell office:value-type="float" office:value="1358.95" calcext:value-type="float">
            <text:p>1358,9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06" office:value-type="string" calcext:value-type="string">
            <text:p>58</text:p>
          </table:table-cell>
          <table:table-cell table:style-name="ce206" office:value-type="string" calcext:value-type="string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50" calcext:value-type="float">
            <text:p>5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09H48M00S" calcext:value-type="time">
            <text:p>09:48</text:p>
          </table:table-cell>
          <table:table-cell table:style-name="ce142" office:value-type="time" office:time-value="PT10H18M00S" calcext:value-type="time">
            <text:p>10:18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office:value-type="float" office:value="1414.7" calcext:value-type="float">
            <text:p>1414,7</text:p>
          </table:table-cell>
          <table:table-cell office:value-type="float" office:value="1470.45" calcext:value-type="float">
            <text:p>1470,45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06" office:value-type="string" calcext:value-type="string">
            <text:p>48</text:p>
          </table:table-cell>
          <table:table-cell table:style-name="ce206" office:value-type="string" calcext:value-type="string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10H18M00S" calcext:value-type="time">
            <text:p>10:18</text:p>
          </table:table-cell>
          <table:table-cell table:style-name="ce149"/>
          <table:table-cell table:style-name="ce120" office:value-type="string" calcext:value-type="string">
            <text:p>LOK 2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Ng 7501</text:p>
          </table:table-cell>
          <table:table-cell table:style-name="ce166" office:value-type="string" calcext:value-type="string">
            <text:p>L45H, 2095</text:p>
          </table:table-cell>
          <table:table-cell table:style-name="ce128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470.45" calcext:value-type="float">
            <text:p>1470,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GEH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06H07M00S" calcext:value-type="time">
            <text:p>06:07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2010" calcext:value-type="float">
            <text:p>201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JA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08H05M00S" calcext:value-type="time">
            <text:p>08:05</text:p>
          </table:table-cell>
          <table:table-cell table:style-name="ce169" office:value-type="string" calcext:value-type="string">
            <text:p>2</text:p>
          </table:table-cell>
          <table:table-cell table:style-name="ce120" office:value-type="string" calcext:value-type="string">
            <text:p>Stückgutwagen N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1</text:p>
          </table:table-cell>
          <table:table-cell table:style-name="ce166" office:value-type="string" calcext:value-type="string">
            <text:p>Normalspur-Stückgut Wagen aussetzen und 3 Schmalspur-Stückgut Wagen auf Ptmg anhängen</text:p>
          </table:table-cell>
          <table:table-cell table:style-name="ce128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223.29166666667" calcext:value-type="float">
            <text:p>1223,2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2020" calcext:value-type="float">
            <text:p>202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PFE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08H58M00S" calcext:value-type="time">
            <text:p>08:58</text:p>
          </table:table-cell>
          <table:table-cell table:style-name="ce169" office:value-type="string" calcext:value-type="string">
            <text:p>3</text:p>
          </table:table-cell>
          <table:table-cell table:style-name="ce120" office:value-type="string" calcext:value-type="string">
            <text:p>Stückgutwagen N1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321.78333333333" calcext:value-type="float">
            <text:p>1321,7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5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2030" calcext:value-type="float">
            <text:p>203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10H18M00S" calcext:value-type="time">
            <text:p>10:18</text:p>
          </table:table-cell>
          <table:table-cell table:style-name="ce169" office:value-type="string" calcext:value-type="string">
            <text:p>4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10H18M00S" calcext:value-type="time">
            <text:p>10:18</text:p>
          </table:table-cell>
          <table:table-cell table:style-name="ce149" office:value-type="float" office:value="1" calcext:value-type="float">
            <text:p>1</text:p>
          </table:table-cell>
          <table:table-cell table:style-name="ce120" office:value-type="string" calcext:value-type="string">
            <text:p>JOB 2 Rollwagenzug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470.45" calcext:value-type="float">
            <text:p>1470,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HOS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1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Ng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Ng 7501</text:p>
          </table:table-cell>
          <table:table-cell table:style-name="ce166"/>
          <table:table-cell table:style-name="ce128" table:number-columns-repeated="4"/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6">
          <table:table-cell table:style-name="ce122" office:value-type="string" calcext:value-type="string">
            <text:p>Ng 7502</text:p>
          </table:table-cell>
          <table:table-cell table:style-name="ce141" office:value-type="float" office:value="0" calcext:value-type="float">
            <text:p>0</text:p>
          </table:table-cell>
          <table:table-cell table:style-name="ce154" table:number-columns-repeated="2"/>
          <table:table-cell table:style-name="ce161" office:value-type="time" office:time-value="PT11H25M00S" calcext:value-type="time">
            <text:p>11:25</text:p>
          </table:table-cell>
          <table:table-cell table:style-name="ce161" office:value-type="time" office:time-value="PT14H42M00S" calcext:value-type="time">
            <text:p>14:42</text:p>
          </table:table-cell>
          <table:table-cell table:style-name="ce165" office:value-type="float" office:value="30" calcext:value-type="float">
            <text:p>30</text:p>
          </table:table-cell>
          <table:table-cell table:style-name="ce154" office:value-type="string" calcext:value-type="string">
            <text:p>007502.Ng 7502</text:p>
          </table:table-cell>
          <table:table-cell table:style-name="ce154" office:value-type="string" calcext:value-type="string">
            <text:p>traindef</text:p>
          </table:table-cell>
          <table:table-cell table:style-name="ce122" office:value-type="string" calcext:value-type="string">
            <text:p>Ng 7502</text:p>
          </table:table-cell>
          <table:table-cell table:style-name="ce141" table:number-columns-repeated="5"/>
          <table:table-cell table:style-name="ce200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142" office:value-type="time" office:time-value="PT11H55M00S" calcext:value-type="time">
            <text:p>11:55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2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1650.70833333333" calcext:value-type="float">
            <text:p>1650,7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table:style-name="ce206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2H25M00S" calcext:value-type="time">
            <text:p>12:25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2</text:p>
          </table:table-cell>
          <table:table-cell table:style-name="ce166"/>
          <table:table-cell table:style-name="ce128" table:number-columns-repeated="4"/>
          <table:table-cell/>
          <table:table-cell table:number-columns-repeated="2" office:value-type="float" office:value="1706.45833333333" calcext:value-type="float">
            <text:p>1706,4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table:style-name="ce206" office:value-type="string" calcext:value-type="string">
            <text:p>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30" calcext:value-type="float">
            <text:p>30</text:p>
          </table:table-cell>
          <table:table-cell table:style-name="ce120" office:value-type="string" calcext:value-type="string">
            <text:p>JA</text:p>
          </table:table-cell>
          <table:table-cell table:style-name="ce126" office:value-type="string" calcext:value-type="string">
            <text:p>3</text:p>
          </table:table-cell>
          <table:table-cell table:style-name="ce142" office:value-type="time" office:time-value="PT12H48M00S" calcext:value-type="time">
            <text:p>12:48</text:p>
          </table:table-cell>
          <table:table-cell table:style-name="ce142" office:value-type="time" office:time-value="PT13H18M00S" calcext:value-type="time">
            <text:p>13:18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2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749.2" calcext:value-type="float">
            <text:p>1749,2</text:p>
          </table:table-cell>
          <table:table-cell office:value-type="float" office:value="1804.95" calcext:value-type="float">
            <text:p>1804,95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206" office:value-type="string" calcext:value-type="string">
            <text:p>48</text:p>
          </table:table-cell>
          <table:table-cell table:style-name="ce206" office:value-type="string" calcext:value-type="string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40" calcext:value-type="float">
            <text:p>40</text:p>
          </table:table-cell>
          <table:table-cell table:style-name="ce120" office:value-type="string" calcext:value-type="string">
            <text:p>GEH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3H35M00S" calcext:value-type="time">
            <text:p>13:35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2</text:p>
          </table:table-cell>
          <table:table-cell table:style-name="ce166"/>
          <table:table-cell table:style-name="ce128" table:number-columns-repeated="4"/>
          <table:table-cell/>
          <table:table-cell table:number-columns-repeated="2" office:value-type="float" office:value="1836.54166666667" calcext:value-type="float">
            <text:p>1836,5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table:style-name="ce206" office:value-type="string" calcext:value-type="string">
            <text:p>3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200"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50" calcext:value-type="float">
            <text:p>50</text:p>
          </table:table-cell>
          <table:table-cell table:style-name="ce120" office:value-type="string" calcext:value-type="string">
            <text:p>UHO</text:p>
          </table:table-cell>
          <table:table-cell table:style-name="ce126" office:value-type="string" calcext:value-type="string">
            <text:p>2</text:p>
          </table:table-cell>
          <table:table-cell table:style-name="ce142" office:value-type="time" office:time-value="PT13H42M00S" calcext:value-type="time">
            <text:p>13:42</text:p>
          </table:table-cell>
          <table:table-cell table:style-name="ce142" office:value-type="time" office:time-value="PT14H12M00S" calcext:value-type="time">
            <text:p>14:12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2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office:value-type="float" office:value="1849.55" calcext:value-type="float">
            <text:p>1849,55</text:p>
          </table:table-cell>
          <table:table-cell office:value-type="float" office:value="1905.3" calcext:value-type="float">
            <text:p>1905,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6" office:value-type="string" calcext:value-type="string">
            <text:p>42</text:p>
          </table:table-cell>
          <table:table-cell table:style-name="ce206" office:value-type="string" calcext:value-type="string">
            <text:p>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1H55M00S" calcext:value-type="time">
            <text:p>11:55</text:p>
          </table:table-cell>
          <table:table-cell table:style-name="ce142" office:value-type="time" office:time-value="PT14H12M00S" calcext:value-type="time">
            <text:p>14:12</text:p>
          </table:table-cell>
          <table:table-cell table:style-name="ce149"/>
          <table:table-cell table:style-name="ce120" office:value-type="string" calcext:value-type="string">
            <text:p>LOK 2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Ng 7502</text:p>
          </table:table-cell>
          <table:table-cell table:style-name="ce166" office:value-type="string" calcext:value-type="string">
            <text:p>L45H, 2095</text:p>
          </table:table-cell>
          <table:table-cell table:style-name="ce128" table:number-columns-repeated="4"/>
          <table:table-cell/>
          <table:table-cell office:value-type="float" office:value="1650.70833333333" calcext:value-type="float">
            <text:p>1650,71</text:p>
          </table:table-cell>
          <table:table-cell office:value-type="float" office:value="1905.3" calcext:value-type="float">
            <text:p>1905,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55</text:p>
          </table:table-cell>
          <table:table-cell table:style-name="ce206" office:value-type="string" calcext:value-type="string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1H55M00S" calcext:value-type="time">
            <text:p>11:55</text:p>
          </table:table-cell>
          <table:table-cell table:style-name="ce142" office:value-type="time" office:time-value="PT14H12M00S" calcext:value-type="time">
            <text:p>14:12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2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2010" calcext:value-type="float">
            <text:p>2010</text:p>
          </table:table-cell>
          <table:table-cell table:style-name="ce120" office:value-type="string" calcext:value-type="string">
            <text:p>PFE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2H25M00S" calcext:value-type="time">
            <text:p>12:25</text:p>
          </table:table-cell>
          <table:table-cell table:style-name="ce142" office:value-type="time" office:time-value="PT14H12M00S" calcext:value-type="time">
            <text:p>14:12</text:p>
          </table:table-cell>
          <table:table-cell table:style-name="ce169" office:value-type="string" calcext:value-type="string">
            <text:p>2</text:p>
          </table:table-cell>
          <table:table-cell table:style-name="ce120" office:value-type="string" calcext:value-type="string">
            <text:p>Stückgutwagen N1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2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/>
          <table:table-cell office:value-type="float" office:value="1706.45833333333" calcext:value-type="float">
            <text:p>1706,46</text:p>
          </table:table-cell>
          <table:table-cell office:value-type="float" office:value="1905.3" calcext:value-type="float">
            <text:p>1905,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25</text:p>
          </table:table-cell>
          <table:table-cell table:style-name="ce206" office:value-type="string" calcext:value-type="string">
            <text:p>1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2020" calcext:value-type="float">
            <text:p>2020</text:p>
          </table:table-cell>
          <table:table-cell table:style-name="ce120" office:value-type="string" calcext:value-type="string">
            <text:p>JA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3H18M00S" calcext:value-type="time">
            <text:p>13:18</text:p>
          </table:table-cell>
          <table:table-cell table:style-name="ce142" office:value-type="time" office:time-value="PT14H12M00S" calcext:value-type="time">
            <text:p>14:12</text:p>
          </table:table-cell>
          <table:table-cell table:style-name="ce169" office:value-type="string" calcext:value-type="string">
            <text:p>3</text:p>
          </table:table-cell>
          <table:table-cell table:style-name="ce120" office:value-type="string" calcext:value-type="string">
            <text:p>Stückgutwagen N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2</text:p>
          </table:table-cell>
          <table:table-cell table:style-name="ce166" office:value-type="string" calcext:value-type="string">
            <text:p>Normalspur-Stückgut Wagen einsetzen</text:p>
          </table:table-cell>
          <table:table-cell table:style-name="ce128" table:number-columns-repeated="4"/>
          <table:table-cell/>
          <table:table-cell office:value-type="float" office:value="1804.95" calcext:value-type="float">
            <text:p>1804,95</text:p>
          </table:table-cell>
          <table:table-cell office:value-type="float" office:value="1905.3" calcext:value-type="float">
            <text:p>1905,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18</text:p>
          </table:table-cell>
          <table:table-cell table:style-name="ce206" office:value-type="string" calcext:value-type="string">
            <text:p>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2030" calcext:value-type="float">
            <text:p>2030</text:p>
          </table:table-cell>
          <table:table-cell table:style-name="ce120" office:value-type="string" calcext:value-type="string">
            <text:p>GEH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3H35M00S" calcext:value-type="time">
            <text:p>13:35</text:p>
          </table:table-cell>
          <table:table-cell table:style-name="ce142" office:value-type="time" office:time-value="PT14H12M00S" calcext:value-type="time">
            <text:p>14:12</text:p>
          </table:table-cell>
          <table:table-cell table:style-name="ce169" office:value-type="string" calcext:value-type="string">
            <text:p>4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2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1H55M00S" calcext:value-type="time">
            <text:p>11:55</text:p>
          </table:table-cell>
          <table:table-cell table:style-name="ce142" office:value-type="time" office:time-value="PT14H12M00S" calcext:value-type="time">
            <text:p>14:12</text:p>
          </table:table-cell>
          <table:table-cell table:style-name="ce149" office:value-type="float" office:value="1.001" calcext:value-type="float">
            <text:p>1</text:p>
          </table:table-cell>
          <table:table-cell table:style-name="ce120" office:value-type="string" calcext:value-type="string">
            <text:p>JOB 2 Rollwagenzug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Ng 7502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650.70833333333" calcext:value-type="float">
            <text:p>1650,71</text:p>
          </table:table-cell>
          <table:table-cell office:value-type="float" office:value="1905.3" calcext:value-type="float">
            <text:p>1905,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55</text:p>
          </table:table-cell>
          <table:table-cell table:style-name="ce206"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02"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UHO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Ng 7502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2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Ng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Ng 7502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16">
          <table:table-cell table:style-name="ce122" office:value-type="string" calcext:value-type="string">
            <text:p>Ng 7504</text:p>
          </table:table-cell>
          <table:table-cell table:style-name="ce141" office:value-type="float" office:value="0" calcext:value-type="float">
            <text:p>0</text:p>
          </table:table-cell>
          <table:table-cell table:style-name="ce154" table:number-columns-repeated="2"/>
          <table:table-cell table:style-name="ce161" office:value-type="time" office:time-value="PT05H30M00S" calcext:value-type="time">
            <text:p>05:30</text:p>
          </table:table-cell>
          <table:table-cell table:style-name="ce161" office:value-type="time" office:time-value="PT10H32M00S" calcext:value-type="time">
            <text:p>10:32</text:p>
          </table:table-cell>
          <table:table-cell table:style-name="ce165" office:value-type="float" office:value="30" calcext:value-type="float">
            <text:p>30</text:p>
          </table:table-cell>
          <table:table-cell table:style-name="ce154" office:value-type="string" calcext:value-type="string">
            <text:p>007504.Ng 7504</text:p>
          </table:table-cell>
          <table:table-cell table:style-name="ce154" office:value-type="string" calcext:value-type="string">
            <text:p>traindef</text:p>
          </table:table-cell>
          <table:table-cell table:style-name="ce122" office:value-type="string" calcext:value-type="string">
            <text:p>Ng 7504</text:p>
          </table:table-cell>
          <table:table-cell table:style-name="ce141" table:number-columns-repeated="5"/>
          <table:table-cell table:style-name="ce200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142" office:value-type="time" office:time-value="PT06H00M00S" calcext:value-type="time">
            <text:p>06:0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991" calcext:value-type="float">
            <text:p>99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table:style-name="ce206" office:value-type="string" calcext:value-type="string">
            <text:p>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06H30M00S" calcext:value-type="time">
            <text:p>06:30</text:p>
          </table:table-cell>
          <table:table-cell table:style-name="ce142" office:value-type="time" office:time-value="PT07H15M00S" calcext:value-type="time">
            <text:p>07:15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046.75" calcext:value-type="float">
            <text:p>1046,75</text:p>
          </table:table-cell>
          <table:table-cell office:value-type="float" office:value="1130.375" calcext:value-type="float">
            <text:p>1130,38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06" office:value-type="string" calcext:value-type="string">
            <text:p>30</text:p>
          </table:table-cell>
          <table:table-cell table:style-name="ce206" office:value-type="string" calcext:value-type="string">
            <text:p>1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30" calcext:value-type="float">
            <text:p>30</text:p>
          </table:table-cell>
          <table:table-cell table:style-name="ce120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142" office:value-type="time" office:time-value="PT07H38M00S" calcext:value-type="time">
            <text:p>07:38</text:p>
          </table:table-cell>
          <table:table-cell table:style-name="ce142" office:value-type="time" office:time-value="PT08H23M00S" calcext:value-type="time">
            <text:p>08:23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 office:value-type="string" calcext:value-type="string">
            <text:p>Mehrfache Belegung für Station: JA, Track: 2/, Zug:Ng 7504, Zug:Ng 7501</text:p>
          </table:table-cell>
          <table:table-cell office:value-type="float" office:value="1173.11666666667" calcext:value-type="float">
            <text:p>1173,12</text:p>
          </table:table-cell>
          <table:table-cell office:value-type="float" office:value="1256.74166666667" calcext:value-type="float">
            <text:p>1256,74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206" office:value-type="string" calcext:value-type="string">
            <text:p>38</text:p>
          </table:table-cell>
          <table:table-cell table:style-name="ce206" office:value-type="string" calcext:value-type="string">
            <text:p>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40" calcext:value-type="float">
            <text:p>40</text:p>
          </table:table-cell>
          <table:table-cell table:style-name="ce120" office:value-type="string" calcext:value-type="string">
            <text:p>GEH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08H40M00S" calcext:value-type="time">
            <text:p>08:40</text:p>
          </table:table-cell>
          <table:table-cell table:style-name="ce142" office:value-type="time" office:time-value="PT09H25M00S" calcext:value-type="time">
            <text:p>09:25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288.33333333333" calcext:value-type="float">
            <text:p>1288,33</text:p>
          </table:table-cell>
          <table:table-cell office:value-type="float" office:value="1371.95833333333" calcext:value-type="float">
            <text:p>1371,9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6" office:value-type="string" calcext:value-type="string">
            <text:p>40</text:p>
          </table:table-cell>
          <table:table-cell table:style-name="ce206" office:value-type="string" calcext:value-type="string">
            <text:p>2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50" calcext:value-type="float">
            <text:p>50</text:p>
          </table:table-cell>
          <table:table-cell table:style-name="ce120" office:value-type="string" calcext:value-type="string">
            <text:p>UHO</text:p>
          </table:table-cell>
          <table:table-cell table:style-name="ce126" office:value-type="string" calcext:value-type="string">
            <text:p>2</text:p>
          </table:table-cell>
          <table:table-cell table:style-name="ce142" office:value-type="time" office:time-value="PT09H32M00S" calcext:value-type="time">
            <text:p>09:32</text:p>
          </table:table-cell>
          <table:table-cell table:style-name="ce142" office:value-type="time" office:time-value="PT10H02M00S" calcext:value-type="time">
            <text:p>10:02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office:value-type="float" office:value="1384.96666666667" calcext:value-type="float">
            <text:p>1384,97</text:p>
          </table:table-cell>
          <table:table-cell office:value-type="float" office:value="1440.71666666667" calcext:value-type="float">
            <text:p>1440,7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6" office:value-type="string" calcext:value-type="string">
            <text:p>32</text:p>
          </table:table-cell>
          <table:table-cell table:style-name="ce206" office:value-type="string" calcext:value-type="string">
            <text:p>0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10H02M00S" calcext:value-type="time">
            <text:p>10:02</text:p>
          </table:table-cell>
          <table:table-cell table:style-name="ce149"/>
          <table:table-cell table:style-name="ce120" office:value-type="string" calcext:value-type="string">
            <text:p>LOK 4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Ng 7504</text:p>
          </table:table-cell>
          <table:table-cell table:style-name="ce166" office:value-type="string" calcext:value-type="string">
            <text:p>Diesel, Dampf</text:p>
          </table:table-cell>
          <table:table-cell table:style-name="ce128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440.71666666667" calcext:value-type="float">
            <text:p>1440,7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10H02M00S" calcext:value-type="time">
            <text:p>10:02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4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2010" calcext:value-type="float">
            <text:p>2010</text:p>
          </table:table-cell>
          <table:table-cell table:style-name="ce120" office:value-type="string" calcext:value-type="string">
            <text:p>PFE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07H15M00S" calcext:value-type="time">
            <text:p>07:15</text:p>
          </table:table-cell>
          <table:table-cell table:style-name="ce142" office:value-type="time" office:time-value="PT10H02M00S" calcext:value-type="time">
            <text:p>10:02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4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2020" calcext:value-type="float">
            <text:p>2020</text:p>
          </table:table-cell>
          <table:table-cell table:style-name="ce120" office:value-type="string" calcext:value-type="string">
            <text:p>JA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08H23M00S" calcext:value-type="time">
            <text:p>08:23</text:p>
          </table:table-cell>
          <table:table-cell table:style-name="ce142" office:value-type="time" office:time-value="PT10H02M00S" calcext:value-type="time">
            <text:p>10:02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4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2030" calcext:value-type="float">
            <text:p>2030</text:p>
          </table:table-cell>
          <table:table-cell table:style-name="ce120" office:value-type="string" calcext:value-type="string">
            <text:p>GEH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09H25M00S" calcext:value-type="time">
            <text:p>09:25</text:p>
          </table:table-cell>
          <table:table-cell table:style-name="ce142" office:value-type="time" office:time-value="PT10H02M00S" calcext:value-type="time">
            <text:p>10:02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4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10H02M00S" calcext:value-type="time">
            <text:p>10:02</text:p>
          </table:table-cell>
          <table:table-cell table:style-name="ce149" office:value-type="float" office:value="3" calcext:value-type="float">
            <text:p>3</text:p>
          </table:table-cell>
          <table:table-cell table:style-name="ce120" office:value-type="string" calcext:value-type="string">
            <text:p>JOB 4 Nahgüterzug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Ng 7504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440.71666666667" calcext:value-type="float">
            <text:p>1440,7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UHO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Ng 7504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Ng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Ng 7504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4</text:p>
          </table:table-cell>
          <table:table-cell table:style-name="ce128" office:value-type="float" office:value="5010" calcext:value-type="float">
            <text:p>501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G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Ng 7504</text:p>
          </table:table-cell>
          <table:table-cell table:style-name="ce166"/>
          <table:table-cell table:style-name="ce128" table:number-columns-repeated="4"/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16">
          <table:table-cell table:style-name="ce122" office:value-type="string" calcext:value-type="string">
            <text:p>Ng 7505</text:p>
          </table:table-cell>
          <table:table-cell table:style-name="ce141" office:value-type="float" office:value="0" calcext:value-type="float">
            <text:p>0</text:p>
          </table:table-cell>
          <table:table-cell table:style-name="ce154" table:number-columns-repeated="2"/>
          <table:table-cell table:style-name="ce161" office:value-type="time" office:time-value="PT10H00M00S" calcext:value-type="time">
            <text:p>10:00</text:p>
          </table:table-cell>
          <table:table-cell table:style-name="ce161" office:value-type="time" office:time-value="PT17H32M00S" calcext:value-type="time">
            <text:p>17:32</text:p>
          </table:table-cell>
          <table:table-cell table:style-name="ce165" office:value-type="float" office:value="30" calcext:value-type="float">
            <text:p>30</text:p>
          </table:table-cell>
          <table:table-cell table:style-name="ce154" office:value-type="string" calcext:value-type="string">
            <text:p>007505.Ng 7505</text:p>
          </table:table-cell>
          <table:table-cell table:style-name="ce154" office:value-type="string" calcext:value-type="string">
            <text:p>traindef</text:p>
          </table:table-cell>
          <table:table-cell table:style-name="ce122" office:value-type="string" calcext:value-type="string">
            <text:p>Ng 7505</text:p>
          </table:table-cell>
          <table:table-cell table:style-name="ce141" table:number-columns-repeated="5"/>
          <table:table-cell table:style-name="ce200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UHO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0H30M00S" calcext:value-type="time">
            <text:p>10:3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1492.75" calcext:value-type="float">
            <text:p>1492,7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ce206" office:value-type="string" calcext:value-type="string">
            <text:p>3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GEH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0H37M00S" calcext:value-type="time">
            <text:p>10:37</text:p>
          </table:table-cell>
          <table:table-cell table:style-name="ce142" office:value-type="time" office:time-value="PT11H07M00S" calcext:value-type="time">
            <text:p>11:07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505.75833333333" calcext:value-type="float">
            <text:p>1505,76</text:p>
          </table:table-cell>
          <table:table-cell office:value-type="float" office:value="1561.50833333333" calcext:value-type="float">
            <text:p>1561,5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6" office:value-type="string" calcext:value-type="string">
            <text:p>37</text:p>
          </table:table-cell>
          <table:table-cell table:style-name="ce206" office:value-type="string" calcext:value-type="string">
            <text:p>0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30" calcext:value-type="float">
            <text:p>30</text:p>
          </table:table-cell>
          <table:table-cell table:style-name="ce120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1H24M00S" calcext:value-type="time">
            <text:p>11:24</text:p>
          </table:table-cell>
          <table:table-cell table:style-name="ce142" office:value-type="time" office:time-value="PT13H45M00S" calcext:value-type="time">
            <text:p>13:45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593.1" calcext:value-type="float">
            <text:p>1593,1</text:p>
          </table:table-cell>
          <table:table-cell office:value-type="float" office:value="1855.125" calcext:value-type="float">
            <text:p>1855,13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06" office:value-type="string" calcext:value-type="string">
            <text:p>24</text:p>
          </table:table-cell>
          <table:table-cell table:style-name="ce206" office:value-type="string" calcext:value-type="string">
            <text:p>4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40" calcext:value-type="float">
            <text:p>40</text:p>
          </table:table-cell>
          <table:table-cell table:style-name="ce120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4H08M00S" calcext:value-type="time">
            <text:p>14:08</text:p>
          </table:table-cell>
          <table:table-cell table:style-name="ce142" office:value-type="time" office:time-value="PT14H38M00S" calcext:value-type="time">
            <text:p>14:38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897.86666666667" calcext:value-type="float">
            <text:p>1897,87</text:p>
          </table:table-cell>
          <table:table-cell office:value-type="float" office:value="1953.61666666667" calcext:value-type="float">
            <text:p>1953,6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06" office:value-type="string" calcext:value-type="string">
            <text:p>08</text:p>
          </table:table-cell>
          <table:table-cell table:style-name="ce206" office:value-type="string" calcext:value-type="string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50" calcext:value-type="float">
            <text:p>5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5H08M00S" calcext:value-type="time">
            <text:p>15:08</text:p>
          </table:table-cell>
          <table:table-cell table:style-name="ce142" office:value-type="time" office:time-value="PT16H20M00S" calcext:value-type="time">
            <text:p>16:2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2009.36666666667" calcext:value-type="float">
            <text:p>2009,37</text:p>
          </table:table-cell>
          <table:table-cell office:value-type="float" office:value="2143.16666666667" calcext:value-type="float">
            <text:p>2143,17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06" office:value-type="string" calcext:value-type="string">
            <text:p>08</text:p>
          </table:table-cell>
          <table:table-cell table:style-name="ce206" office:value-type="string" calcext:value-type="string">
            <text:p>2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60" calcext:value-type="float">
            <text:p>60</text:p>
          </table:table-cell>
          <table:table-cell table:style-name="ce120" office:value-type="string" calcext:value-type="string">
            <text:p>RUB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7H02M00S" calcext:value-type="time">
            <text:p>17:02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table:number-columns-repeated="2" office:value-type="float" office:value="2221.21666666667" calcext:value-type="float">
            <text:p>2221,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table:style-name="ce206" office:value-type="string" calcext:value-type="string">
            <text:p>0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style-name="ce142" office:value-type="time" office:time-value="PT10H30M00S" calcext:value-type="time">
            <text:p>10:30</text:p>
          </table:table-cell>
          <table:table-cell table:style-name="ce142" office:value-type="time" office:time-value="PT17H02M00S" calcext:value-type="time">
            <text:p>17:02</text:p>
          </table:table-cell>
          <table:table-cell table:style-name="ce149"/>
          <table:table-cell table:style-name="ce120" office:value-type="string" calcext:value-type="string">
            <text:p>LOK 4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Ng 7505</text:p>
          </table:table-cell>
          <table:table-cell table:style-name="ce166" office:value-type="string" calcext:value-type="string">
            <text:p>Diesel, Dampf</text:p>
          </table:table-cell>
          <table:table-cell table:style-name="ce128" table:number-columns-repeated="4"/>
          <table:table-cell/>
          <table:table-cell office:value-type="float" office:value="1492.75" calcext:value-type="float">
            <text:p>1492,75</text:p>
          </table:table-cell>
          <table:table-cell office:value-type="float" office:value="2221.21666666667" calcext:value-type="float">
            <text:p>2221,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06" office:value-type="string" calcext:value-type="string">
            <text:p>30</text:p>
          </table:table-cell>
          <table:table-cell table:style-name="ce206" office:value-type="string" calcext:value-type="string">
            <text:p>02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GEH</text:p>
          </table:table-cell>
          <table:table-cell table:style-name="ce142" office:value-type="time" office:time-value="PT10H30M00S" calcext:value-type="time">
            <text:p>10:30</text:p>
          </table:table-cell>
          <table:table-cell table:style-name="ce142" office:value-type="time" office:time-value="PT10H37M00S" calcext:value-type="time">
            <text:p>10:37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2010" calcext:value-type="float">
            <text:p>201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JA</text:p>
          </table:table-cell>
          <table:table-cell table:style-name="ce142" office:value-type="time" office:time-value="PT10H30M00S" calcext:value-type="time">
            <text:p>10:30</text:p>
          </table:table-cell>
          <table:table-cell table:style-name="ce142" office:value-type="time" office:time-value="PT13H15M00S" calcext:value-type="time">
            <text:p>13:15</text:p>
          </table:table-cell>
          <table:table-cell table:style-name="ce169" office:value-type="string" calcext:value-type="string">
            <text:p>2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2020" calcext:value-type="float">
            <text:p>202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PFE</text:p>
          </table:table-cell>
          <table:table-cell table:style-name="ce142" office:value-type="time" office:time-value="PT10H30M00S" calcext:value-type="time">
            <text:p>10:30</text:p>
          </table:table-cell>
          <table:table-cell table:style-name="ce142" office:value-type="time" office:time-value="PT14H08M00S" calcext:value-type="time">
            <text:p>14:08</text:p>
          </table:table-cell>
          <table:table-cell table:style-name="ce169" office:value-type="string" calcext:value-type="string">
            <text:p>3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2030" calcext:value-type="float">
            <text:p>203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0H30M00S" calcext:value-type="time">
            <text:p>10:30</text:p>
          </table:table-cell>
          <table:table-cell table:style-name="ce142" office:value-type="time" office:time-value="PT15H50M00S" calcext:value-type="time">
            <text:p>15:50</text:p>
          </table:table-cell>
          <table:table-cell table:style-name="ce169" office:value-type="string" calcext:value-type="string">
            <text:p>4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2040" calcext:value-type="float">
            <text:p>204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style-name="ce142" office:value-type="time" office:time-value="PT10H30M00S" calcext:value-type="time">
            <text:p>10:30</text:p>
          </table:table-cell>
          <table:table-cell table:style-name="ce142" office:value-type="time" office:time-value="PT17H02M00S" calcext:value-type="time">
            <text:p>17:02</text:p>
          </table:table-cell>
          <table:table-cell table:style-name="ce169" office:value-type="string" calcext:value-type="string">
            <text:p>5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style-name="ce142" office:value-type="time" office:time-value="PT10H30M00S" calcext:value-type="time">
            <text:p>10:30</text:p>
          </table:table-cell>
          <table:table-cell table:style-name="ce142" office:value-type="time" office:time-value="PT17H02M00S" calcext:value-type="time">
            <text:p>17:02</text:p>
          </table:table-cell>
          <table:table-cell table:style-name="ce149" office:value-type="float" office:value="3.001" calcext:value-type="float">
            <text:p>3</text:p>
          </table:table-cell>
          <table:table-cell table:style-name="ce120" office:value-type="string" calcext:value-type="string">
            <text:p>JOB 4 Nahgüterzug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492.75" calcext:value-type="float">
            <text:p>1492,75</text:p>
          </table:table-cell>
          <table:table-cell office:value-type="float" office:value="2221.21666666667" calcext:value-type="float">
            <text:p>2221,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06" office:value-type="string" calcext:value-type="string">
            <text:p>30</text:p>
          </table:table-cell>
          <table:table-cell table:style-name="ce206" office:value-type="string" calcext:value-type="string">
            <text:p>0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Ng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5</text:p>
          </table:table-cell>
          <table:table-cell table:style-name="ce128" office:value-type="float" office:value="5010" calcext:value-type="float">
            <text:p>501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G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Ng 7505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16">
          <table:table-cell table:style-name="ce122" office:value-type="string" calcext:value-type="string">
            <text:p>Ng 7506</text:p>
          </table:table-cell>
          <table:table-cell table:style-name="ce141" office:value-type="float" office:value="0" calcext:value-type="float">
            <text:p>0</text:p>
          </table:table-cell>
          <table:table-cell table:style-name="ce154" table:number-columns-repeated="2"/>
          <table:table-cell table:style-name="ce161" office:value-type="time" office:time-value="PT17H00M00S" calcext:value-type="time">
            <text:p>17:00</text:p>
          </table:table-cell>
          <table:table-cell table:style-name="ce161" office:value-type="time" office:time-value="PT19H12M00S" calcext:value-type="time">
            <text:p>19:12</text:p>
          </table:table-cell>
          <table:table-cell table:style-name="ce165" office:value-type="float" office:value="30" calcext:value-type="float">
            <text:p>30</text:p>
          </table:table-cell>
          <table:table-cell table:style-name="ce154" office:value-type="string" calcext:value-type="string">
            <text:p>007506.Ng 7506</text:p>
          </table:table-cell>
          <table:table-cell table:style-name="ce154" office:value-type="string" calcext:value-type="string">
            <text:p>traindef</text:p>
          </table:table-cell>
          <table:table-cell table:style-name="ce122" office:value-type="string" calcext:value-type="string">
            <text:p>Ng 7506</text:p>
          </table:table-cell>
          <table:table-cell table:style-name="ce141" table:number-columns-repeated="5"/>
          <table:table-cell table:style-name="ce200"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6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RUB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7H30M00S" calcext:value-type="time">
            <text:p>17:3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6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2273.25" calcext:value-type="float">
            <text:p>2273,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table:style-name="ce206" office:value-type="string" calcext:value-type="string">
            <text:p>3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6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2</text:p>
          </table:table-cell>
          <table:table-cell table:style-name="ce142" office:value-type="time" office:time-value="PT18H12M00S" calcext:value-type="time">
            <text:p>18:12</text:p>
          </table:table-cell>
          <table:table-cell table:style-name="ce142" office:value-type="time" office:time-value="PT18H42M00S" calcext:value-type="time">
            <text:p>18:42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Ng 7506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office:value-type="float" office:value="2351.3" calcext:value-type="float">
            <text:p>2351,3</text:p>
          </table:table-cell>
          <table:table-cell office:value-type="float" office:value="2407.05" calcext:value-type="float">
            <text:p>2407,0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206" office:value-type="string" calcext:value-type="string">
            <text:p>12</text:p>
          </table:table-cell>
          <table:table-cell table:style-name="ce206" office:value-type="string" calcext:value-type="string">
            <text:p>4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6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7H30M00S" calcext:value-type="time">
            <text:p>17:30</text:p>
          </table:table-cell>
          <table:table-cell table:style-name="ce142" office:value-type="time" office:time-value="PT18H42M00S" calcext:value-type="time">
            <text:p>18:42</text:p>
          </table:table-cell>
          <table:table-cell table:style-name="ce149"/>
          <table:table-cell table:style-name="ce120" office:value-type="string" calcext:value-type="string">
            <text:p>LOK 4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Ng 7506</text:p>
          </table:table-cell>
          <table:table-cell table:style-name="ce166" office:value-type="string" calcext:value-type="string">
            <text:p>Diesel, Dampf</text:p>
          </table:table-cell>
          <table:table-cell table:style-name="ce128" table:number-columns-repeated="4"/>
          <table:table-cell/>
          <table:table-cell office:value-type="float" office:value="2273.25" calcext:value-type="float">
            <text:p>2273,25</text:p>
          </table:table-cell>
          <table:table-cell office:value-type="float" office:value="2407.05" calcext:value-type="float">
            <text:p>2407,0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30</text:p>
          </table:table-cell>
          <table:table-cell table:style-name="ce206" office:value-type="string" calcext:value-type="string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6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7H30M00S" calcext:value-type="time">
            <text:p>17:30</text:p>
          </table:table-cell>
          <table:table-cell table:style-name="ce142" office:value-type="time" office:time-value="PT18H42M00S" calcext:value-type="time">
            <text:p>18:42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Ng 7506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6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7H30M00S" calcext:value-type="time">
            <text:p>17:30</text:p>
          </table:table-cell>
          <table:table-cell table:style-name="ce142" office:value-type="time" office:time-value="PT18H42M00S" calcext:value-type="time">
            <text:p>18:42</text:p>
          </table:table-cell>
          <table:table-cell table:style-name="ce149" office:value-type="float" office:value="3.002" calcext:value-type="float">
            <text:p>3</text:p>
          </table:table-cell>
          <table:table-cell table:style-name="ce120" office:value-type="string" calcext:value-type="string">
            <text:p>JOB 4 Nahgüterzug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Ng 7506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2273.25" calcext:value-type="float">
            <text:p>2273,25</text:p>
          </table:table-cell>
          <table:table-cell office:value-type="float" office:value="2407.05" calcext:value-type="float">
            <text:p>2407,0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30</text:p>
          </table:table-cell>
          <table:table-cell table:style-name="ce206" office:value-type="string" calcext:value-type="string">
            <text:p>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6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HOS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Ng 7506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6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Ng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Ng 7506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Ng 7506</text:p>
          </table:table-cell>
          <table:table-cell table:style-name="ce128" office:value-type="float" office:value="5010" calcext:value-type="float">
            <text:p>501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G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Ng 7506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16">
          <table:table-cell table:style-name="ce124" office:value-type="string" calcext:value-type="string">
            <text:p>Pt 3301</text:p>
          </table:table-cell>
          <table:table-cell table:style-name="ce147" office:value-type="float" office:value="0" calcext:value-type="float">
            <text:p>0</text:p>
          </table:table-cell>
          <table:table-cell table:style-name="ce156" table:number-columns-repeated="2"/>
          <table:table-cell table:style-name="ce162" office:value-type="time" office:time-value="PT05H30M00S" calcext:value-type="time">
            <text:p>05:30</text:p>
          </table:table-cell>
          <table:table-cell table:style-name="ce162" office:value-type="time" office:time-value="PT06H44M00S" calcext:value-type="time">
            <text:p>06:44</text:p>
          </table:table-cell>
          <table:table-cell table:style-name="ce170" office:value-type="float" office:value="15" calcext:value-type="float">
            <text:p>15</text:p>
          </table:table-cell>
          <table:table-cell table:style-name="ce156" office:value-type="string" calcext:value-type="string">
            <text:p>003301.Pt 3301</text:p>
          </table:table-cell>
          <table:table-cell table:style-name="ce156" office:value-type="string" calcext:value-type="string">
            <text:p>traindef</text:p>
          </table:table-cell>
          <table:table-cell table:style-name="ce124" office:value-type="string" calcext:value-type="string">
            <text:p>Pt 3301</text:p>
          </table:table-cell>
          <table:table-cell table:style-name="ce147" table:number-columns-repeated="5"/>
          <table:table-cell table:style-name="ce20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1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3</text:p>
          </table:table-cell>
          <table:table-cell table:number-columns-repeated="2" table:style-name="ce142" office:value-type="time" office:time-value="PT06H00M00S" calcext:value-type="time">
            <text:p>06:0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 3301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991" calcext:value-type="float">
            <text:p>99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206" office:value-type="string" calcext:value-type="string">
            <text:p>0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1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WEK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06H14M00S" calcext:value-type="time">
            <text:p>06:14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 3301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table:number-columns-repeated="2" office:value-type="float" office:value="1017.01666666667" calcext:value-type="float">
            <text:p>1017,0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table:style-name="ce206" office:value-type="string" calcext:value-type="string">
            <text:p>1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1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06H14M00S" calcext:value-type="time">
            <text:p>06:14</text:p>
          </table:table-cell>
          <table:table-cell table:style-name="ce149"/>
          <table:table-cell table:style-name="ce120" office:value-type="string" calcext:value-type="string">
            <text:p>LOK 5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Pt 3301</text:p>
          </table:table-cell>
          <table:table-cell table:style-name="ce166" office:value-type="string" calcext:value-type="string">
            <text:p>Vt, Diesel, Dampf</text:p>
          </table:table-cell>
          <table:table-cell table:style-name="ce128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017.01666666667" calcext:value-type="float">
            <text:p>1017,0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1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06H14M00S" calcext:value-type="time">
            <text:p>06:14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 3301</text:p>
          </table:table-cell>
          <table:table-cell table:style-name="ce166" office:value-type="string" calcext:value-type="string">
            <text:p>Arbeiterzug</text:p>
          </table:table-cell>
          <table:table-cell table:style-name="ce128" table:number-columns-repeated="4"/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1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style-name="ce142" office:value-type="time" office:time-value="PT06H00M00S" calcext:value-type="time">
            <text:p>06:00</text:p>
          </table:table-cell>
          <table:table-cell table:style-name="ce142" office:value-type="time" office:time-value="PT06H14M00S" calcext:value-type="time">
            <text:p>06:14</text:p>
          </table:table-cell>
          <table:table-cell table:style-name="ce149" office:value-type="float" office:value="2" calcext:value-type="float">
            <text:p>2</text:p>
          </table:table-cell>
          <table:table-cell table:style-name="ce120" office:value-type="string" calcext:value-type="string">
            <text:p>JOB 5 Privatbahn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Pt 3301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1017.01666666667" calcext:value-type="float">
            <text:p>1017,0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1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6" calcext:value-type="float">
            <text:p>6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Pt 3301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1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R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 3301</text:p>
          </table:table-cell>
          <table:table-cell table:style-name="ce166"/>
          <table:table-cell table:style-name="ce128" table:number-columns-repeated="4"/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1</text:p>
          </table:table-cell>
          <table:table-cell table:style-name="ce128" office:value-type="float" office:value="5010" calcext:value-type="float">
            <text:p>501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R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 3301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16">
          <table:table-cell table:style-name="ce124" office:value-type="string" calcext:value-type="string">
            <text:p>Pt 3306</text:p>
          </table:table-cell>
          <table:table-cell table:style-name="ce147" office:value-type="float" office:value="0" calcext:value-type="float">
            <text:p>0</text:p>
          </table:table-cell>
          <table:table-cell table:style-name="ce156" table:number-columns-repeated="2"/>
          <table:table-cell table:style-name="ce162" office:value-type="time" office:time-value="PT16H30M00S" calcext:value-type="time">
            <text:p>16:30</text:p>
          </table:table-cell>
          <table:table-cell table:style-name="ce162" office:value-type="time" office:time-value="PT17H44M00S" calcext:value-type="time">
            <text:p>17:44</text:p>
          </table:table-cell>
          <table:table-cell table:style-name="ce170" office:value-type="float" office:value="15" calcext:value-type="float">
            <text:p>15</text:p>
          </table:table-cell>
          <table:table-cell table:style-name="ce156" office:value-type="string" calcext:value-type="string">
            <text:p>003306.Pt 3306</text:p>
          </table:table-cell>
          <table:table-cell table:style-name="ce156" office:value-type="string" calcext:value-type="string">
            <text:p>traindef</text:p>
          </table:table-cell>
          <table:table-cell table:style-name="ce124" office:value-type="string" calcext:value-type="string">
            <text:p>Pt 3306</text:p>
          </table:table-cell>
          <table:table-cell table:style-name="ce147" table:number-columns-repeated="5"/>
          <table:table-cell table:style-name="ce201"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6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WEK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7H00M00S" calcext:value-type="time">
            <text:p>17:0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 3306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2217.5" calcext:value-type="float">
            <text:p>2217,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table:style-name="ce206" office:value-type="string" calcext:value-type="string">
            <text:p>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6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4</text:p>
          </table:table-cell>
          <table:table-cell table:number-columns-repeated="2" table:style-name="ce142" office:value-type="time" office:time-value="PT17H14M00S" calcext:value-type="time">
            <text:p>17:14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 3306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table:number-columns-repeated="2" office:value-type="float" office:value="2243.51666666667" calcext:value-type="float">
            <text:p>2243,5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table:style-name="ce206" office:value-type="string" calcext:value-type="string">
            <text:p>1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6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7H00M00S" calcext:value-type="time">
            <text:p>17:00</text:p>
          </table:table-cell>
          <table:table-cell table:style-name="ce142" office:value-type="time" office:time-value="PT17H14M00S" calcext:value-type="time">
            <text:p>17:14</text:p>
          </table:table-cell>
          <table:table-cell table:style-name="ce149"/>
          <table:table-cell table:style-name="ce120" office:value-type="string" calcext:value-type="string">
            <text:p>LOK 5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Pt 3306</text:p>
          </table:table-cell>
          <table:table-cell table:style-name="ce166" office:value-type="string" calcext:value-type="string">
            <text:p>Vt, Diesel, Dampf</text:p>
          </table:table-cell>
          <table:table-cell table:style-name="ce128" table:number-columns-repeated="4"/>
          <table:table-cell/>
          <table:table-cell office:value-type="float" office:value="2217.5" calcext:value-type="float">
            <text:p>2217,5</text:p>
          </table:table-cell>
          <table:table-cell office:value-type="float" office:value="2243.51666666667" calcext:value-type="float">
            <text:p>2243,5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6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7H00M00S" calcext:value-type="time">
            <text:p>17:00</text:p>
          </table:table-cell>
          <table:table-cell table:style-name="ce142" office:value-type="time" office:time-value="PT17H14M00S" calcext:value-type="time">
            <text:p>17:14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 3306</text:p>
          </table:table-cell>
          <table:table-cell table:style-name="ce166" office:value-type="string" calcext:value-type="string">
            <text:p>Arbeiterzug</text:p>
          </table:table-cell>
          <table:table-cell table:style-name="ce128" table:number-columns-repeated="4"/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6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7H00M00S" calcext:value-type="time">
            <text:p>17:00</text:p>
          </table:table-cell>
          <table:table-cell table:style-name="ce142" office:value-type="time" office:time-value="PT17H14M00S" calcext:value-type="time">
            <text:p>17:14</text:p>
          </table:table-cell>
          <table:table-cell table:style-name="ce149" office:value-type="float" office:value="2.005" calcext:value-type="float">
            <text:p>2</text:p>
          </table:table-cell>
          <table:table-cell table:style-name="ce120" office:value-type="string" calcext:value-type="string">
            <text:p>JOB 5 Privatbahn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Pt 3306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2217.5" calcext:value-type="float">
            <text:p>2217,5</text:p>
          </table:table-cell>
          <table:table-cell office:value-type="float" office:value="2243.51666666667" calcext:value-type="float">
            <text:p>2243,5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6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6" calcext:value-type="float">
            <text:p>6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Pt 3306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6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R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 3306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 3306</text:p>
          </table:table-cell>
          <table:table-cell table:style-name="ce128" office:value-type="float" office:value="5010" calcext:value-type="float">
            <text:p>501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R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 3306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16">
          <table:table-cell table:style-name="ce125" office:value-type="string" calcext:value-type="string">
            <text:p>PtmG 3101</text:p>
          </table:table-cell>
          <table:table-cell table:style-name="ce151" office:value-type="float" office:value="0" calcext:value-type="float">
            <text:p>0</text:p>
          </table:table-cell>
          <table:table-cell table:style-name="ce158" table:number-columns-repeated="2"/>
          <table:table-cell table:style-name="ce164" office:value-type="time" office:time-value="PT06H30M00S" calcext:value-type="time">
            <text:p>06:30</text:p>
          </table:table-cell>
          <table:table-cell table:style-name="ce164" office:value-type="time" office:time-value="PT10H03M00S" calcext:value-type="time">
            <text:p>10:03</text:p>
          </table:table-cell>
          <table:table-cell table:style-name="ce175" office:value-type="string" calcext:value-type="string">
            <text:p>30</text:p>
          </table:table-cell>
          <table:table-cell table:style-name="ce158" office:value-type="string" calcext:value-type="string">
            <text:p>003101.PtmG 3101</text:p>
          </table:table-cell>
          <table:table-cell table:style-name="ce158" office:value-type="string" calcext:value-type="string">
            <text:p>traindef</text:p>
          </table:table-cell>
          <table:table-cell table:style-name="ce158" office:value-type="string" calcext:value-type="string">
            <text:p>PtmG 3101</text:p>
          </table:table-cell>
          <table:table-cell table:style-name="ce198"/>
          <table:table-cell table:style-name="ce151" table:number-columns-repeated="4"/>
          <table:table-cell table:style-name="ce202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UHO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07H00M00S" calcext:value-type="time">
            <text:p>07:0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1102.5" calcext:value-type="float">
            <text:p>1102,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ce206" office:value-type="string" calcext:value-type="string">
            <text:p>0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GEH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07H07M00S" calcext:value-type="time">
            <text:p>07:07</text:p>
          </table:table-cell>
          <table:table-cell table:style-name="ce142" office:value-type="time" office:time-value="PT07H12M00S" calcext:value-type="time">
            <text:p>07:12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115.50833333333" calcext:value-type="float">
            <text:p>1115,51</text:p>
          </table:table-cell>
          <table:table-cell office:value-type="float" office:value="1124.8" calcext:value-type="float">
            <text:p>1124,8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6" office:value-type="string" calcext:value-type="string">
            <text:p>07</text:p>
          </table:table-cell>
          <table:table-cell table:style-name="ce206" office:value-type="string" calcext:value-type="string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30" calcext:value-type="float">
            <text:p>30</text:p>
          </table:table-cell>
          <table:table-cell table:style-name="ce120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07H28M00S" calcext:value-type="time">
            <text:p>07:28</text:p>
          </table:table-cell>
          <table:table-cell table:style-name="ce142" office:value-type="time" office:time-value="PT07H43M00S" calcext:value-type="time">
            <text:p>07:43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154.53333333333" calcext:value-type="float">
            <text:p>1154,53</text:p>
          </table:table-cell>
          <table:table-cell office:value-type="float" office:value="1182.40833333333" calcext:value-type="float">
            <text:p>1182,4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06" office:value-type="string" calcext:value-type="string">
            <text:p>28</text:p>
          </table:table-cell>
          <table:table-cell table:style-name="ce206" office:value-type="string" calcext:value-type="string">
            <text:p>4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40" calcext:value-type="float">
            <text:p>40</text:p>
          </table:table-cell>
          <table:table-cell table:style-name="ce120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08H05M00S" calcext:value-type="time">
            <text:p>08:05</text:p>
          </table:table-cell>
          <table:table-cell table:style-name="ce142" office:value-type="time" office:time-value="PT08H10M00S" calcext:value-type="time">
            <text:p>08:1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223.29166666667" calcext:value-type="float">
            <text:p>1223,29</text:p>
          </table:table-cell>
          <table:table-cell office:value-type="float" office:value="1232.58333333333" calcext:value-type="float">
            <text:p>1232,58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06" office:value-type="string" calcext:value-type="string">
            <text:p>05</text:p>
          </table:table-cell>
          <table:table-cell table:style-name="ce206" office:value-type="string" calcext:value-type="string">
            <text:p>1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50" calcext:value-type="float">
            <text:p>5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08H38M00S" calcext:value-type="time">
            <text:p>08:38</text:p>
          </table:table-cell>
          <table:table-cell table:style-name="ce142" office:value-type="time" office:time-value="PT08H53M00S" calcext:value-type="time">
            <text:p>08:53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284.61666666667" calcext:value-type="float">
            <text:p>1284,62</text:p>
          </table:table-cell>
          <table:table-cell office:value-type="float" office:value="1312.49166666667" calcext:value-type="float">
            <text:p>1312,49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06" office:value-type="string" calcext:value-type="string">
            <text:p>38</text:p>
          </table:table-cell>
          <table:table-cell table:style-name="ce206" office:value-type="string" calcext:value-type="string">
            <text:p>5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60" calcext:value-type="float">
            <text:p>60</text:p>
          </table:table-cell>
          <table:table-cell table:style-name="ce120" office:value-type="string" calcext:value-type="string">
            <text:p>RUB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09H33M00S" calcext:value-type="time">
            <text:p>09:33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table:number-columns-repeated="2" office:value-type="float" office:value="1386.825" calcext:value-type="float">
            <text:p>1386,8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table:style-name="ce206" office:value-type="string" calcext:value-type="string">
            <text:p>3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9H33M00S" calcext:value-type="time">
            <text:p>09:33</text:p>
          </table:table-cell>
          <table:table-cell table:style-name="ce149"/>
          <table:table-cell table:style-name="ce120" office:value-type="string" calcext:value-type="string">
            <text:p>LOK 3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PtmG 3101</text:p>
          </table:table-cell>
          <table:table-cell table:style-name="ce166" office:value-type="string" calcext:value-type="string">
            <text:p>Vt</text:p>
          </table:table-cell>
          <table:table-cell table:style-name="ce128" table:number-columns-repeated="4"/>
          <table:table-cell/>
          <table:table-cell office:value-type="float" office:value="1102.5" calcext:value-type="float">
            <text:p>1102,5</text:p>
          </table:table-cell>
          <table:table-cell office:value-type="float" office:value="1386.825" calcext:value-type="float">
            <text:p>1386,8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3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GEH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7H07M00S" calcext:value-type="time">
            <text:p>07:07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2010" calcext:value-type="float">
            <text:p>201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JA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7H28M00S" calcext:value-type="time">
            <text:p>07:28</text:p>
          </table:table-cell>
          <table:table-cell table:style-name="ce169" office:value-type="string" calcext:value-type="string">
            <text:p>2</text:p>
          </table:table-cell>
          <table:table-cell table:style-name="ce120" office:value-type="string" calcext:value-type="string">
            <text:p>Stückgutwagen S1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1</text:p>
          </table:table-cell>
          <table:table-cell table:style-name="ce166" office:value-type="string" calcext:value-type="string">
            <text:p>3 Stückgut Wagen Richtung RUB einsetzen</text:p>
          </table:table-cell>
          <table:table-cell table:style-name="ce128" table:number-columns-repeated="4"/>
          <table:table-cell/>
          <table:table-cell office:value-type="float" office:value="1102.5" calcext:value-type="float">
            <text:p>1102,5</text:p>
          </table:table-cell>
          <table:table-cell office:value-type="float" office:value="1154.53333333333" calcext:value-type="float">
            <text:p>1154,5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28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2020" calcext:value-type="float">
            <text:p>202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PFE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8H05M00S" calcext:value-type="time">
            <text:p>08:05</text:p>
          </table:table-cell>
          <table:table-cell table:style-name="ce169" office:value-type="string" calcext:value-type="string">
            <text:p>3</text:p>
          </table:table-cell>
          <table:table-cell table:style-name="ce120" office:value-type="string" calcext:value-type="string">
            <text:p>Stückgutwagen S2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102.5" calcext:value-type="float">
            <text:p>1102,5</text:p>
          </table:table-cell>
          <table:table-cell office:value-type="float" office:value="1223.29166666667" calcext:value-type="float">
            <text:p>1223,2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0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2030" calcext:value-type="float">
            <text:p>203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8H38M00S" calcext:value-type="time">
            <text:p>08:38</text:p>
          </table:table-cell>
          <table:table-cell table:style-name="ce169" office:value-type="string" calcext:value-type="string">
            <text:p>4</text:p>
          </table:table-cell>
          <table:table-cell table:style-name="ce120" office:value-type="string" calcext:value-type="string">
            <text:p>Stückgutwagen S3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1</text:p>
          </table:table-cell>
          <table:table-cell table:style-name="ce166" office:value-type="string" calcext:value-type="string">
            <text:p>2 Stückgut Wagen aussetzen</text:p>
          </table:table-cell>
          <table:table-cell table:style-name="ce128" table:number-columns-repeated="4"/>
          <table:table-cell/>
          <table:table-cell office:value-type="float" office:value="1102.5" calcext:value-type="float">
            <text:p>1102,5</text:p>
          </table:table-cell>
          <table:table-cell office:value-type="float" office:value="1284.61666666667" calcext:value-type="float">
            <text:p>1284,6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3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2040" calcext:value-type="float">
            <text:p>204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9H33M00S" calcext:value-type="time">
            <text:p>09:33</text:p>
          </table:table-cell>
          <table:table-cell table:style-name="ce169" office:value-type="string" calcext:value-type="string">
            <text:p>5</text:p>
          </table:table-cell>
          <table:table-cell table:style-name="ce120" office:value-type="string" calcext:value-type="string">
            <text:p>Stückgutwagen S4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1</text:p>
          </table:table-cell>
          <table:table-cell table:style-name="ce166" office:value-type="string" calcext:value-type="string">
            <text:p>1 Stückgut Wagen aussetzen</text:p>
          </table:table-cell>
          <table:table-cell table:style-name="ce128" table:number-columns-repeated="4"/>
          <table:table-cell/>
          <table:table-cell office:value-type="float" office:value="1102.5" calcext:value-type="float">
            <text:p>1102,5</text:p>
          </table:table-cell>
          <table:table-cell office:value-type="float" office:value="1386.825" calcext:value-type="float">
            <text:p>1386,8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3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9H33M00S" calcext:value-type="time">
            <text:p>09:33</text:p>
          </table:table-cell>
          <table:table-cell table:style-name="ce149" office:value-type="float" office:value="4" calcext:value-type="float">
            <text:p>4</text:p>
          </table:table-cell>
          <table:table-cell table:style-name="ce120" office:value-type="string" calcext:value-type="string">
            <text:p>JOB 3 Stückgut + Post Beförderung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102.5" calcext:value-type="float">
            <text:p>1102,5</text:p>
          </table:table-cell>
          <table:table-cell office:value-type="float" office:value="1386.825" calcext:value-type="float">
            <text:p>1386,8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3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1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R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101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table:number-columns-repeated="999"/>
        </table:table-row>
        <table:table-row table:style-name="ro16">
          <table:table-cell table:style-name="ce125" office:value-type="string" calcext:value-type="string">
            <text:p>PtmG 3102</text:p>
          </table:table-cell>
          <table:table-cell table:style-name="ce151" office:value-type="float" office:value="0" calcext:value-type="float">
            <text:p>0</text:p>
          </table:table-cell>
          <table:table-cell table:style-name="ce158" table:number-columns-repeated="2"/>
          <table:table-cell table:style-name="ce164" office:value-type="time" office:time-value="PT09H18M00S" calcext:value-type="time">
            <text:p>09:18</text:p>
          </table:table-cell>
          <table:table-cell table:style-name="ce164" office:value-type="time" office:time-value="PT12H41M00S" calcext:value-type="time">
            <text:p>12:41</text:p>
          </table:table-cell>
          <table:table-cell table:style-name="ce177" office:value-type="float" office:value="30" calcext:value-type="float">
            <text:p>30</text:p>
          </table:table-cell>
          <table:table-cell table:style-name="ce158" office:value-type="string" calcext:value-type="string">
            <text:p>003102.PtmG 3102</text:p>
          </table:table-cell>
          <table:table-cell table:style-name="ce158" office:value-type="string" calcext:value-type="string">
            <text:p>traindef</text:p>
          </table:table-cell>
          <table:table-cell table:style-name="ce158" office:value-type="string" calcext:value-type="string">
            <text:p>PtmG 3102</text:p>
          </table:table-cell>
          <table:table-cell table:style-name="ce198"/>
          <table:table-cell table:style-name="ce151" table:number-columns-repeated="4"/>
          <table:table-cell table:style-name="ce202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RUB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09H48M00S" calcext:value-type="time">
            <text:p>09:48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2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1414.7" calcext:value-type="float">
            <text:p>1414,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table:style-name="ce206" office:value-type="string" calcext:value-type="string">
            <text:p>4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2</text:p>
          </table:table-cell>
          <table:table-cell table:style-name="ce142" office:value-type="time" office:time-value="PT10H28M00S" calcext:value-type="time">
            <text:p>10:28</text:p>
          </table:table-cell>
          <table:table-cell table:style-name="ce142" office:value-type="time" office:time-value="PT10H43M00S" calcext:value-type="time">
            <text:p>10:43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2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489.03333333333" calcext:value-type="float">
            <text:p>1489,03</text:p>
          </table:table-cell>
          <table:table-cell office:value-type="float" office:value="1516.90833333333" calcext:value-type="float">
            <text:p>1516,91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206" office:value-type="string" calcext:value-type="string">
            <text:p>28</text:p>
          </table:table-cell>
          <table:table-cell table:style-name="ce206" office:value-type="string" calcext:value-type="string">
            <text:p>4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30" calcext:value-type="float">
            <text:p>30</text:p>
          </table:table-cell>
          <table:table-cell table:style-name="ce120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1H11M00S" calcext:value-type="time">
            <text:p>11:11</text:p>
          </table:table-cell>
          <table:table-cell table:style-name="ce142" office:value-type="time" office:time-value="PT11H16M00S" calcext:value-type="time">
            <text:p>11:16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2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568.94166666667" calcext:value-type="float">
            <text:p>1568,94</text:p>
          </table:table-cell>
          <table:table-cell office:value-type="float" office:value="1578.23333333333" calcext:value-type="float">
            <text:p>1578,23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06" office:value-type="string" calcext:value-type="string">
            <text:p>11</text:p>
          </table:table-cell>
          <table:table-cell table:style-name="ce206" office:value-type="string" calcext:value-type="string">
            <text:p>16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40" calcext:value-type="float">
            <text:p>40</text:p>
          </table:table-cell>
          <table:table-cell table:style-name="ce120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142" office:value-type="time" office:time-value="PT11H38M00S" calcext:value-type="time">
            <text:p>11:38</text:p>
          </table:table-cell>
          <table:table-cell table:style-name="ce142" office:value-type="time" office:time-value="PT11H43M00S" calcext:value-type="time">
            <text:p>11:43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2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619.11666666667" calcext:value-type="float">
            <text:p>1619,12</text:p>
          </table:table-cell>
          <table:table-cell office:value-type="float" office:value="1628.40833333333" calcext:value-type="float">
            <text:p>1628,4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206" office:value-type="string" calcext:value-type="string">
            <text:p>38</text:p>
          </table:table-cell>
          <table:table-cell table:style-name="ce206" office:value-type="string" calcext:value-type="string">
            <text:p>4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50" calcext:value-type="float">
            <text:p>50</text:p>
          </table:table-cell>
          <table:table-cell table:style-name="ce120" office:value-type="string" calcext:value-type="string">
            <text:p>GEH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1H59M00S" calcext:value-type="time">
            <text:p>11:59</text:p>
          </table:table-cell>
          <table:table-cell table:style-name="ce142" office:value-type="time" office:time-value="PT12H04M00S" calcext:value-type="time">
            <text:p>12:04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2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658.14166666667" calcext:value-type="float">
            <text:p>1658,14</text:p>
          </table:table-cell>
          <table:table-cell office:value-type="float" office:value="1667.43333333333" calcext:value-type="float">
            <text:p>1667,43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6" office:value-type="string" calcext:value-type="string">
            <text:p>59</text:p>
          </table:table-cell>
          <table:table-cell table:style-name="ce206" office:value-type="string" calcext:value-type="string">
            <text:p>0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60" calcext:value-type="float">
            <text:p>60</text:p>
          </table:table-cell>
          <table:table-cell table:style-name="ce120" office:value-type="string" calcext:value-type="string">
            <text:p>UHO</text:p>
          </table:table-cell>
          <table:table-cell table:style-name="ce126" office:value-type="string" calcext:value-type="string">
            <text:p>2</text:p>
          </table:table-cell>
          <table:table-cell table:number-columns-repeated="2" table:style-name="ce142" office:value-type="time" office:time-value="PT12H11M00S" calcext:value-type="time">
            <text:p>12:11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2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table:number-columns-repeated="2" office:value-type="float" office:value="1680.44166666667" calcext:value-type="float">
            <text:p>1680,4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table:style-name="ce206" office:value-type="string" calcext:value-type="string">
            <text:p>1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09H48M00S" calcext:value-type="time">
            <text:p>09:48</text:p>
          </table:table-cell>
          <table:table-cell table:style-name="ce142" office:value-type="time" office:time-value="PT12H11M00S" calcext:value-type="time">
            <text:p>12:11</text:p>
          </table:table-cell>
          <table:table-cell table:style-name="ce149"/>
          <table:table-cell table:style-name="ce120" office:value-type="string" calcext:value-type="string">
            <text:p>LOK 3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PtmG 3102</text:p>
          </table:table-cell>
          <table:table-cell table:style-name="ce166" office:value-type="string" calcext:value-type="string">
            <text:p>Vt</text:p>
          </table:table-cell>
          <table:table-cell table:style-name="ce128" table:number-columns-repeated="4"/>
          <table:table-cell/>
          <table:table-cell office:value-type="float" office:value="1414.7" calcext:value-type="float">
            <text:p>1414,7</text:p>
          </table:table-cell>
          <table:table-cell office:value-type="float" office:value="1680.44166666667" calcext:value-type="float">
            <text:p>1680,4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48</text:p>
          </table:table-cell>
          <table:table-cell table:style-name="ce206" office:value-type="string" calcext:value-type="string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09H48M00S" calcext:value-type="time">
            <text:p>09:48</text:p>
          </table:table-cell>
          <table:table-cell table:style-name="ce142" office:value-type="time" office:time-value="PT12H11M00S" calcext:value-type="time">
            <text:p>12:11</text:p>
          </table:table-cell>
          <table:table-cell table:style-name="ce169" office:value-type="string" calcext:value-type="string">
            <text:p>1</text:p>
          </table:table-cell>
          <table:table-cell table:style-name="ce120" office:value-type="string" calcext:value-type="string">
            <text:p>Postwagen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2</text:p>
          </table:table-cell>
          <table:table-cell table:style-name="ce166" office:value-type="string" calcext:value-type="string">
            <text:p>1 Post Wagen einsetzen</text:p>
          </table:table-cell>
          <table:table-cell table:style-name="ce128" table:number-columns-repeated="4"/>
          <table:table-cell/>
          <table:table-cell office:value-type="float" office:value="1414.7" calcext:value-type="float">
            <text:p>1414,7</text:p>
          </table:table-cell>
          <table:table-cell office:value-type="float" office:value="1680.44166666667" calcext:value-type="float">
            <text:p>1680,4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48</text:p>
          </table:table-cell>
          <table:table-cell table:style-name="ce206" office:value-type="string" calcext:value-type="string">
            <text:p>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2010" calcext:value-type="float">
            <text:p>201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JA</text:p>
          </table:table-cell>
          <table:table-cell table:style-name="ce142" office:value-type="time" office:time-value="PT09H48M00S" calcext:value-type="time">
            <text:p>09:48</text:p>
          </table:table-cell>
          <table:table-cell table:style-name="ce142" office:value-type="time" office:time-value="PT11H38M00S" calcext:value-type="time">
            <text:p>11:38</text:p>
          </table:table-cell>
          <table:table-cell table:style-name="ce169" office:value-type="string" calcext:value-type="string">
            <text:p>2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2</text:p>
          </table:table-cell>
          <table:table-cell table:style-name="ce166" office:value-type="string" calcext:value-type="string">
            <text:p>1 Stückgut Wagen Richtung UHO einsetzen</text:p>
          </table:table-cell>
          <table:table-cell table:style-name="ce128" table:number-columns-repeated="4"/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2020" calcext:value-type="float">
            <text:p>202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GEH</text:p>
          </table:table-cell>
          <table:table-cell table:style-name="ce142" office:value-type="time" office:time-value="PT09H48M00S" calcext:value-type="time">
            <text:p>09:48</text:p>
          </table:table-cell>
          <table:table-cell table:style-name="ce142" office:value-type="time" office:time-value="PT12H04M00S" calcext:value-type="time">
            <text:p>12:04</text:p>
          </table:table-cell>
          <table:table-cell table:style-name="ce169" office:value-type="string" calcext:value-type="string">
            <text:p>3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2</text:p>
          </table:table-cell>
          <table:table-cell table:style-name="ce166" office:value-type="string" calcext:value-type="string">
            <text:p>1 Stückgut Wagen aussetzen</text:p>
          </table:table-cell>
          <table:table-cell table:style-name="ce128" table:number-columns-repeated="4"/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09H48M00S" calcext:value-type="time">
            <text:p>09:48</text:p>
          </table:table-cell>
          <table:table-cell table:style-name="ce142" office:value-type="time" office:time-value="PT12H11M00S" calcext:value-type="time">
            <text:p>12:11</text:p>
          </table:table-cell>
          <table:table-cell table:style-name="ce149" office:value-type="float" office:value="4.001" calcext:value-type="float">
            <text:p>4</text:p>
          </table:table-cell>
          <table:table-cell table:style-name="ce120" office:value-type="string" calcext:value-type="string">
            <text:p>JOB 3 Stückgut + Post Beförderung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PtmG 3102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414.7" calcext:value-type="float">
            <text:p>1414,7</text:p>
          </table:table-cell>
          <table:table-cell office:value-type="float" office:value="1680.44166666667" calcext:value-type="float">
            <text:p>1680,4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48</text:p>
          </table:table-cell>
          <table:table-cell table:style-name="ce206" office:value-type="string" calcext:value-type="string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UHO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PtmG 3102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2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R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102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table:number-columns-repeated="999"/>
        </table:table-row>
        <table:table-row table:style-name="ro16">
          <table:table-cell table:style-name="ce125" office:value-type="string" calcext:value-type="string">
            <text:p>PtmG 3103</text:p>
          </table:table-cell>
          <table:table-cell table:style-name="ce151" office:value-type="float" office:value="0" calcext:value-type="float">
            <text:p>0</text:p>
          </table:table-cell>
          <table:table-cell table:style-name="ce158" table:number-columns-repeated="2"/>
          <table:table-cell table:style-name="ce164" office:value-type="time" office:time-value="PT11H56M00S" calcext:value-type="time">
            <text:p>11:56</text:p>
          </table:table-cell>
          <table:table-cell table:style-name="ce164" office:value-type="time" office:time-value="PT15H19M00S" calcext:value-type="time">
            <text:p>15:19</text:p>
          </table:table-cell>
          <table:table-cell table:style-name="ce177" office:value-type="float" office:value="30" calcext:value-type="float">
            <text:p>30</text:p>
          </table:table-cell>
          <table:table-cell table:style-name="ce158" office:value-type="string" calcext:value-type="string">
            <text:p>003103.PtmG 3103</text:p>
          </table:table-cell>
          <table:table-cell table:style-name="ce158" office:value-type="string" calcext:value-type="string">
            <text:p>traindef</text:p>
          </table:table-cell>
          <table:table-cell table:style-name="ce158" office:value-type="string" calcext:value-type="string">
            <text:p>PtmG 3103</text:p>
          </table:table-cell>
          <table:table-cell table:style-name="ce198"/>
          <table:table-cell table:style-name="ce151" table:number-columns-repeated="4"/>
          <table:table-cell table:style-name="ce202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18" calcext:value-type="float">
            <text:p>11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UHO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2H26M00S" calcext:value-type="time">
            <text:p>12:26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3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1708.31666666667" calcext:value-type="float">
            <text:p>1708,3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ce206" office:value-type="string" calcext:value-type="string">
            <text:p>26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GEH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2H33M00S" calcext:value-type="time">
            <text:p>12:33</text:p>
          </table:table-cell>
          <table:table-cell table:style-name="ce142" office:value-type="time" office:time-value="PT12H38M00S" calcext:value-type="time">
            <text:p>12:38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3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721.325" calcext:value-type="float">
            <text:p>1721,33</text:p>
          </table:table-cell>
          <table:table-cell office:value-type="float" office:value="1730.61666666667" calcext:value-type="float">
            <text:p>1730,62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6" office:value-type="string" calcext:value-type="string">
            <text:p>33</text:p>
          </table:table-cell>
          <table:table-cell table:style-name="ce206" office:value-type="string" calcext:value-type="string">
            <text:p>3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30" calcext:value-type="float">
            <text:p>30</text:p>
          </table:table-cell>
          <table:table-cell table:style-name="ce120" office:value-type="string" calcext:value-type="string">
            <text:p>JA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2H54M00S" calcext:value-type="time">
            <text:p>12:54</text:p>
          </table:table-cell>
          <table:table-cell table:style-name="ce142" office:value-type="time" office:time-value="PT12H59M00S" calcext:value-type="time">
            <text:p>12:59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3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 office:value-type="string" calcext:value-type="string">
            <text:p>Mehrfache Belegung für Station: JA, Track: 1/, Zug:PtmG 3103, Zug:Ng 7505</text:p>
          </table:table-cell>
          <table:table-cell office:value-type="float" office:value="1760.35" calcext:value-type="float">
            <text:p>1760,35</text:p>
          </table:table-cell>
          <table:table-cell office:value-type="float" office:value="1769.64166666667" calcext:value-type="float">
            <text:p>1769,64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06" office:value-type="string" calcext:value-type="string">
            <text:p>54</text:p>
          </table:table-cell>
          <table:table-cell table:style-name="ce206" office:value-type="string" calcext:value-type="string">
            <text:p>5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40" calcext:value-type="float">
            <text:p>40</text:p>
          </table:table-cell>
          <table:table-cell table:style-name="ce120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3H21M00S" calcext:value-type="time">
            <text:p>13:21</text:p>
          </table:table-cell>
          <table:table-cell table:style-name="ce142" office:value-type="time" office:time-value="PT13H26M00S" calcext:value-type="time">
            <text:p>13:26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3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810.525" calcext:value-type="float">
            <text:p>1810,53</text:p>
          </table:table-cell>
          <table:table-cell office:value-type="float" office:value="1819.81666666667" calcext:value-type="float">
            <text:p>1819,8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06" office:value-type="string" calcext:value-type="string">
            <text:p>21</text:p>
          </table:table-cell>
          <table:table-cell table:style-name="ce206" office:value-type="string" calcext:value-type="string">
            <text:p>26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50" calcext:value-type="float">
            <text:p>5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3H54M00S" calcext:value-type="time">
            <text:p>13:54</text:p>
          </table:table-cell>
          <table:table-cell table:style-name="ce142" office:value-type="time" office:time-value="PT14H09M00S" calcext:value-type="time">
            <text:p>14:09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3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1871.85" calcext:value-type="float">
            <text:p>1871,85</text:p>
          </table:table-cell>
          <table:table-cell office:value-type="float" office:value="1899.725" calcext:value-type="float">
            <text:p>1899,73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06" office:value-type="string" calcext:value-type="string">
            <text:p>54</text:p>
          </table:table-cell>
          <table:table-cell table:style-name="ce206" office:value-type="string" calcext:value-type="string">
            <text:p>0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60" calcext:value-type="float">
            <text:p>60</text:p>
          </table:table-cell>
          <table:table-cell table:style-name="ce120" office:value-type="string" calcext:value-type="string">
            <text:p>RUB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4H49M00S" calcext:value-type="time">
            <text:p>14:49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103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table:number-columns-repeated="2" office:value-type="float" office:value="1974.05833333333" calcext:value-type="float">
            <text:p>1974,0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table:style-name="ce206" office:value-type="string" calcext:value-type="string">
            <text:p>4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style-name="ce142" office:value-type="time" office:time-value="PT12H26M00S" calcext:value-type="time">
            <text:p>12:26</text:p>
          </table:table-cell>
          <table:table-cell table:style-name="ce142" office:value-type="time" office:time-value="PT14H49M00S" calcext:value-type="time">
            <text:p>14:49</text:p>
          </table:table-cell>
          <table:table-cell table:style-name="ce149"/>
          <table:table-cell table:style-name="ce120" office:value-type="string" calcext:value-type="string">
            <text:p>LOK 3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PtmG 3103</text:p>
          </table:table-cell>
          <table:table-cell table:style-name="ce166" office:value-type="string" calcext:value-type="string">
            <text:p>Vt</text:p>
          </table:table-cell>
          <table:table-cell table:style-name="ce128" table:number-columns-repeated="4"/>
          <table:table-cell/>
          <table:table-cell office:value-type="float" office:value="1708.31666666667" calcext:value-type="float">
            <text:p>1708,32</text:p>
          </table:table-cell>
          <table:table-cell office:value-type="float" office:value="1974.05833333333" calcext:value-type="float">
            <text:p>1974,0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06" office:value-type="string" calcext:value-type="string">
            <text:p>26</text:p>
          </table:table-cell>
          <table:table-cell table:style-name="ce206" office:value-type="string" calcext:value-type="string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style-name="ce142" office:value-type="time" office:time-value="PT12H26M00S" calcext:value-type="time">
            <text:p>12:26</text:p>
          </table:table-cell>
          <table:table-cell table:style-name="ce142" office:value-type="time" office:time-value="PT14H49M00S" calcext:value-type="time">
            <text:p>14:49</text:p>
          </table:table-cell>
          <table:table-cell table:style-name="ce169" office:value-type="string" calcext:value-type="string">
            <text:p>1</text:p>
          </table:table-cell>
          <table:table-cell table:style-name="ce120" office:value-type="string" calcext:value-type="string">
            <text:p>Postwagen</text:p>
          </table:table-cell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3</text:p>
          </table:table-cell>
          <table:table-cell table:style-name="ce166" office:value-type="string" calcext:value-type="string">
            <text:p>Vt umsetzen, 1 Post Wagen einsetzen</text:p>
          </table:table-cell>
          <table:table-cell table:style-name="ce128" table:number-columns-repeated="4"/>
          <table:table-cell/>
          <table:table-cell office:value-type="float" office:value="1708.31666666667" calcext:value-type="float">
            <text:p>1708,32</text:p>
          </table:table-cell>
          <table:table-cell office:value-type="float" office:value="1974.05833333333" calcext:value-type="float">
            <text:p>1974,0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06" office:value-type="string" calcext:value-type="string">
            <text:p>26</text:p>
          </table:table-cell>
          <table:table-cell table:style-name="ce206" office:value-type="string" calcext:value-type="string">
            <text:p>4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2010" calcext:value-type="float">
            <text:p>201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GEH</text:p>
          </table:table-cell>
          <table:table-cell table:style-name="ce142" office:value-type="time" office:time-value="PT12H26M00S" calcext:value-type="time">
            <text:p>12:26</text:p>
          </table:table-cell>
          <table:table-cell table:style-name="ce142" office:value-type="time" office:time-value="PT12H38M00S" calcext:value-type="time">
            <text:p>12:38</text:p>
          </table:table-cell>
          <table:table-cell table:style-name="ce169" office:value-type="string" calcext:value-type="string">
            <text:p>2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3</text:p>
          </table:table-cell>
          <table:table-cell table:style-name="ce166" office:value-type="string" calcext:value-type="string">
            <text:p>1 Stückgut Wagen einsetzen</text:p>
          </table:table-cell>
          <table:table-cell table:style-name="ce128" table:number-columns-repeated="4"/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2020" calcext:value-type="float">
            <text:p>202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JA</text:p>
          </table:table-cell>
          <table:table-cell table:style-name="ce142" office:value-type="time" office:time-value="PT12H26M00S" calcext:value-type="time">
            <text:p>12:26</text:p>
          </table:table-cell>
          <table:table-cell table:style-name="ce142" office:value-type="time" office:time-value="PT12H59M00S" calcext:value-type="time">
            <text:p>12:59</text:p>
          </table:table-cell>
          <table:table-cell table:style-name="ce169" office:value-type="string" calcext:value-type="string">
            <text:p>3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103</text:p>
          </table:table-cell>
          <table:table-cell table:style-name="ce166" office:value-type="string" calcext:value-type="string">
            <text:p>1 Stückgut Wagen aussetzen</text:p>
          </table:table-cell>
          <table:table-cell table:style-name="ce128" table:number-columns-repeated="4"/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style-name="ce142" office:value-type="time" office:time-value="PT12H26M00S" calcext:value-type="time">
            <text:p>12:26</text:p>
          </table:table-cell>
          <table:table-cell table:style-name="ce142" office:value-type="time" office:time-value="PT14H49M00S" calcext:value-type="time">
            <text:p>14:49</text:p>
          </table:table-cell>
          <table:table-cell table:style-name="ce149" office:value-type="float" office:value="4.002" calcext:value-type="float">
            <text:p>4</text:p>
          </table:table-cell>
          <table:table-cell table:style-name="ce120" office:value-type="string" calcext:value-type="string">
            <text:p>JOB 3 Stückgut + Post Beförderung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PtmG 3103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708.31666666667" calcext:value-type="float">
            <text:p>1708,32</text:p>
          </table:table-cell>
          <table:table-cell office:value-type="float" office:value="1974.05833333333" calcext:value-type="float">
            <text:p>1974,0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06" office:value-type="string" calcext:value-type="string">
            <text:p>26</text:p>
          </table:table-cell>
          <table:table-cell table:style-name="ce206" office:value-type="string" calcext:value-type="string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UHO</text:p>
          </table:table-cell>
          <table:table-cell table:style-name="ce120" office:value-type="string" calcext:value-type="string">
            <text:p>RUB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PtmG 3103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103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R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103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table:number-columns-repeated="999"/>
        </table:table-row>
        <table:table-row table:style-name="ro16">
          <table:table-cell table:style-name="ce125" office:value-type="string" calcext:value-type="string">
            <text:p>PtmG 3104</text:p>
          </table:table-cell>
          <table:table-cell table:style-name="ce151" office:value-type="float" office:value="0" calcext:value-type="float">
            <text:p>0</text:p>
          </table:table-cell>
          <table:table-cell table:style-name="ce158" table:number-columns-repeated="2"/>
          <table:table-cell table:style-name="ce164" office:value-type="time" office:time-value="PT14H44M00S" calcext:value-type="time">
            <text:p>14:44</text:p>
          </table:table-cell>
          <table:table-cell table:style-name="ce164" office:value-type="time" office:time-value="PT18H32M00S" calcext:value-type="time">
            <text:p>18:32</text:p>
          </table:table-cell>
          <table:table-cell table:style-name="ce175" office:value-type="string" calcext:value-type="string">
            <text:p>30</text:p>
          </table:table-cell>
          <table:table-cell table:style-name="ce158" office:value-type="string" calcext:value-type="string">
            <text:p>003104.PtmG 3104</text:p>
          </table:table-cell>
          <table:table-cell table:style-name="ce158" office:value-type="string" calcext:value-type="string">
            <text:p>traindef</text:p>
          </table:table-cell>
          <table:table-cell table:style-name="ce158" office:value-type="string" calcext:value-type="string">
            <text:p>PtmG 3104</text:p>
          </table:table-cell>
          <table:table-cell table:style-name="ce198"/>
          <table:table-cell table:style-name="ce151" table:number-columns-repeated="4"/>
          <table:table-cell table:style-name="ce202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32" calcext:value-type="float">
            <text:p>132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RUB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5H14M00S" calcext:value-type="time">
            <text:p>15:14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26" office:value-type="string" calcext:value-type="string">
            <text:p>PtmG 31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2020.51666666667" calcext:value-type="float">
            <text:p>2020,5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table:style-name="ce206" office:value-type="string" calcext:value-type="string">
            <text:p>14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2</text:p>
          </table:table-cell>
          <table:table-cell table:style-name="ce142" office:value-type="time" office:time-value="PT15H54M00S" calcext:value-type="time">
            <text:p>15:54</text:p>
          </table:table-cell>
          <table:table-cell table:style-name="ce142" office:value-type="time" office:time-value="PT16H09M00S" calcext:value-type="time">
            <text:p>16:09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26" office:value-type="string" calcext:value-type="string">
            <text:p>PtmG 31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2094.85" calcext:value-type="float">
            <text:p>2094,85</text:p>
          </table:table-cell>
          <table:table-cell office:value-type="float" office:value="2122.725" calcext:value-type="float">
            <text:p>2122,73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206" office:value-type="string" calcext:value-type="string">
            <text:p>54</text:p>
          </table:table-cell>
          <table:table-cell table:style-name="ce206" office:value-type="string" calcext:value-type="string">
            <text:p>0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30" calcext:value-type="float">
            <text:p>30</text:p>
          </table:table-cell>
          <table:table-cell table:style-name="ce120" office:value-type="string" calcext:value-type="string">
            <text:p>PFE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6H37M00S" calcext:value-type="time">
            <text:p>16:37</text:p>
          </table:table-cell>
          <table:table-cell table:style-name="ce142" office:value-type="time" office:time-value="PT16H42M00S" calcext:value-type="time">
            <text:p>16:42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26" office:value-type="string" calcext:value-type="string">
            <text:p>PtmG 3104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2174.75833333333" calcext:value-type="float">
            <text:p>2174,76</text:p>
          </table:table-cell>
          <table:table-cell office:value-type="float" office:value="2184.05" calcext:value-type="float">
            <text:p>2184,0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06" office:value-type="string" calcext:value-type="string">
            <text:p>37</text:p>
          </table:table-cell>
          <table:table-cell table:style-name="ce206" office:value-type="string" calcext:value-type="string">
            <text:p>4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40" calcext:value-type="float">
            <text:p>40</text:p>
          </table:table-cell>
          <table:table-cell table:style-name="ce120" office:value-type="string" calcext:value-type="string">
            <text:p>JA</text:p>
          </table:table-cell>
          <table:table-cell table:style-name="ce126" office:value-type="string" calcext:value-type="string">
            <text:p>2</text:p>
          </table:table-cell>
          <table:table-cell table:style-name="ce142" office:value-type="time" office:time-value="PT17H04M00S" calcext:value-type="time">
            <text:p>17:04</text:p>
          </table:table-cell>
          <table:table-cell table:style-name="ce142" office:value-type="time" office:time-value="PT17H19M00S" calcext:value-type="time">
            <text:p>17:19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26" office:value-type="string" calcext:value-type="string">
            <text:p>PtmG 31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 + Fa</text:p>
          </table:table-cell>
          <table:table-cell/>
          <table:table-cell office:value-type="float" office:value="2224.93333333333" calcext:value-type="float">
            <text:p>2224,93</text:p>
          </table:table-cell>
          <table:table-cell office:value-type="float" office:value="2252.80833333333" calcext:value-type="float">
            <text:p>2252,8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206" office:value-type="string" calcext:value-type="string">
            <text:p>04</text:p>
          </table:table-cell>
          <table:table-cell table:style-name="ce206" office:value-type="string" calcext:value-type="string">
            <text:p>1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50" calcext:value-type="float">
            <text:p>50</text:p>
          </table:table-cell>
          <table:table-cell table:style-name="ce120" office:value-type="string" calcext:value-type="string">
            <text:p>GEH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7H35M00S" calcext:value-type="time">
            <text:p>17:35</text:p>
          </table:table-cell>
          <table:table-cell table:style-name="ce142" office:value-type="time" office:time-value="PT17H40M00S" calcext:value-type="time">
            <text:p>17:4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26" office:value-type="string" calcext:value-type="string">
            <text:p>PtmG 3104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2282.54166666667" calcext:value-type="float">
            <text:p>2282,54</text:p>
          </table:table-cell>
          <table:table-cell office:value-type="float" office:value="2291.83333333333" calcext:value-type="float">
            <text:p>2291,83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6" office:value-type="string" calcext:value-type="string">
            <text:p>35</text:p>
          </table:table-cell>
          <table:table-cell table:style-name="ce206" office:value-type="string" calcext:value-type="string">
            <text:p>4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60" calcext:value-type="float">
            <text:p>60</text:p>
          </table:table-cell>
          <table:table-cell table:style-name="ce120" office:value-type="string" calcext:value-type="string">
            <text:p>UHO</text:p>
          </table:table-cell>
          <table:table-cell table:style-name="ce126" office:value-type="string" calcext:value-type="string">
            <text:p>2</text:p>
          </table:table-cell>
          <table:table-cell table:style-name="ce142" office:value-type="time" office:time-value="PT17H47M00S" calcext:value-type="time">
            <text:p>17:47</text:p>
          </table:table-cell>
          <table:table-cell table:style-name="ce142" office:value-type="time" office:time-value="PT18H02M00S" calcext:value-type="time">
            <text:p>18:02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26" office:value-type="string" calcext:value-type="string">
            <text:p>PtmG 31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office:value-type="float" office:value="2304.84166666667" calcext:value-type="float">
            <text:p>2304,84</text:p>
          </table:table-cell>
          <table:table-cell office:value-type="float" office:value="2332.71666666667" calcext:value-type="float">
            <text:p>2332,7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6" office:value-type="string" calcext:value-type="string">
            <text:p>47</text:p>
          </table:table-cell>
          <table:table-cell table:style-name="ce206" office:value-type="string" calcext:value-type="string">
            <text:p>0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5H14M00S" calcext:value-type="time">
            <text:p>15:14</text:p>
          </table:table-cell>
          <table:table-cell table:style-name="ce142" office:value-type="time" office:time-value="PT17H47M00S" calcext:value-type="time">
            <text:p>17:47</text:p>
          </table:table-cell>
          <table:table-cell table:style-name="ce149"/>
          <table:table-cell table:style-name="ce120" office:value-type="string" calcext:value-type="string">
            <text:p>LOK 3</text:p>
          </table:table-cell>
          <table:table-cell table:style-name="ce120" office:value-type="string" calcext:value-type="string">
            <text:p>locomotive</text:p>
          </table:table-cell>
          <table:table-cell table:style-name="ce126" office:value-type="string" calcext:value-type="string">
            <text:p>PtmG 3104</text:p>
          </table:table-cell>
          <table:table-cell table:style-name="ce166" office:value-type="string" calcext:value-type="string">
            <text:p>Vt</text:p>
          </table:table-cell>
          <table:table-cell table:style-name="ce128" table:number-columns-repeated="4"/>
          <table:table-cell/>
          <table:table-cell office:value-type="float" office:value="2020.51666666667" calcext:value-type="float">
            <text:p>2020,52</text:p>
          </table:table-cell>
          <table:table-cell office:value-type="float" office:value="2304.84166666667" calcext:value-type="float">
            <text:p>2304,8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14</text:p>
          </table:table-cell>
          <table:table-cell table:style-name="ce206" office:value-type="string" calcext:value-type="string">
            <text:p>4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5H14M00S" calcext:value-type="time">
            <text:p>15:14</text:p>
          </table:table-cell>
          <table:table-cell table:style-name="ce142" office:value-type="time" office:time-value="PT17H47M00S" calcext:value-type="time">
            <text:p>17:47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26" office:value-type="string" calcext:value-type="string">
            <text:p>PtmG 3104</text:p>
          </table:table-cell>
          <table:table-cell table:style-name="ce166" office:value-type="string" calcext:value-type="string">
            <text:p>Vt umsetzen, 1 Post Wagen aussetzen, 1 Stückgut Wagen einsetzen</text:p>
          </table:table-cell>
          <table:table-cell table:style-name="ce128" table:number-columns-repeated="4"/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2010" calcext:value-type="float">
            <text:p>201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6H09M00S" calcext:value-type="time">
            <text:p>16:09</text:p>
          </table:table-cell>
          <table:table-cell table:style-name="ce142" office:value-type="time" office:time-value="PT17H47M00S" calcext:value-type="time">
            <text:p>17:47</text:p>
          </table:table-cell>
          <table:table-cell table:style-name="ce169" office:value-type="string" calcext:value-type="string">
            <text:p>2</text:p>
          </table:table-cell>
          <table:table-cell table:style-name="ce120" office:value-type="string" calcext:value-type="string">
            <text:p>Stückgutwagen S1</text:p>
          </table:table-cell>
          <table:table-cell table:style-name="ce120" office:value-type="string" calcext:value-type="string">
            <text:p>trainset</text:p>
          </table:table-cell>
          <table:table-cell table:style-name="ce126" office:value-type="string" calcext:value-type="string">
            <text:p>PtmG 3104</text:p>
          </table:table-cell>
          <table:table-cell table:style-name="ce166" office:value-type="string" calcext:value-type="string">
            <text:p>2 Stückgut Wagen einsetzen</text:p>
          </table:table-cell>
          <table:table-cell table:style-name="ce128" table:number-columns-repeated="4"/>
          <table:table-cell/>
          <table:table-cell office:value-type="float" office:value="2122.725" calcext:value-type="float">
            <text:p>2122,73</text:p>
          </table:table-cell>
          <table:table-cell office:value-type="float" office:value="2304.84166666667" calcext:value-type="float">
            <text:p>2304,8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09</text:p>
          </table:table-cell>
          <table:table-cell table:style-name="ce206" office:value-type="string" calcext:value-type="string">
            <text:p>4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2020" calcext:value-type="float">
            <text:p>2020</text:p>
          </table:table-cell>
          <table:table-cell table:style-name="ce120" office:value-type="string" calcext:value-type="string">
            <text:p>PFE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6H42M00S" calcext:value-type="time">
            <text:p>16:42</text:p>
          </table:table-cell>
          <table:table-cell table:style-name="ce142" office:value-type="time" office:time-value="PT17H47M00S" calcext:value-type="time">
            <text:p>17:47</text:p>
          </table:table-cell>
          <table:table-cell table:style-name="ce169" office:value-type="string" calcext:value-type="string">
            <text:p>3</text:p>
          </table:table-cell>
          <table:table-cell table:style-name="ce120" office:value-type="string" calcext:value-type="string">
            <text:p>Stückgutwagen S2</text:p>
          </table:table-cell>
          <table:table-cell table:style-name="ce120" office:value-type="string" calcext:value-type="string">
            <text:p>trainset</text:p>
          </table:table-cell>
          <table:table-cell table:style-name="ce126" office:value-type="string" calcext:value-type="string">
            <text:p>PtmG 3104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/>
          <table:table-cell office:value-type="float" office:value="2184.05" calcext:value-type="float">
            <text:p>2184,05</text:p>
          </table:table-cell>
          <table:table-cell office:value-type="float" office:value="2304.84166666667" calcext:value-type="float">
            <text:p>2304,8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42</text:p>
          </table:table-cell>
          <table:table-cell table:style-name="ce206" office:value-type="string" calcext:value-type="string">
            <text:p>47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2030" calcext:value-type="float">
            <text:p>2030</text:p>
          </table:table-cell>
          <table:table-cell table:style-name="ce120" office:value-type="string" calcext:value-type="string">
            <text:p>JA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7H19M00S" calcext:value-type="time">
            <text:p>17:19</text:p>
          </table:table-cell>
          <table:table-cell table:style-name="ce142" office:value-type="time" office:time-value="PT17H47M00S" calcext:value-type="time">
            <text:p>17:47</text:p>
          </table:table-cell>
          <table:table-cell table:style-name="ce169" office:value-type="string" calcext:value-type="string">
            <text:p>4</text:p>
          </table:table-cell>
          <table:table-cell table:style-name="ce120" office:value-type="string" calcext:value-type="string">
            <text:p>Stückgutwagen S3</text:p>
          </table:table-cell>
          <table:table-cell table:style-name="ce120" office:value-type="string" calcext:value-type="string">
            <text:p>trainset</text:p>
          </table:table-cell>
          <table:table-cell table:style-name="ce126" office:value-type="string" calcext:value-type="string">
            <text:p>PtmG 3104</text:p>
          </table:table-cell>
          <table:table-cell table:style-name="ce166" office:value-type="string" calcext:value-type="string">
            <text:p>3 Stückgut Wagen aussetzen</text:p>
          </table:table-cell>
          <table:table-cell table:style-name="ce128" table:number-columns-repeated="4"/>
          <table:table-cell/>
          <table:table-cell office:value-type="float" office:value="2252.80833333333" calcext:value-type="float">
            <text:p>2252,81</text:p>
          </table:table-cell>
          <table:table-cell office:value-type="float" office:value="2304.84166666667" calcext:value-type="float">
            <text:p>2304,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19</text:p>
          </table:table-cell>
          <table:table-cell table:style-name="ce206" office:value-type="string" calcext:value-type="string">
            <text:p>47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2040" calcext:value-type="float">
            <text:p>2040</text:p>
          </table:table-cell>
          <table:table-cell table:style-name="ce120" office:value-type="string" calcext:value-type="string">
            <text:p>GEH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7H40M00S" calcext:value-type="time">
            <text:p>17:40</text:p>
          </table:table-cell>
          <table:table-cell table:style-name="ce142" office:value-type="time" office:time-value="PT17H47M00S" calcext:value-type="time">
            <text:p>17:47</text:p>
          </table:table-cell>
          <table:table-cell table:style-name="ce169" office:value-type="string" calcext:value-type="string">
            <text:p>5</text:p>
          </table:table-cell>
          <table:table-cell table:style-name="ce120" office:value-type="string" calcext:value-type="string">
            <text:p>Stückgutwagen S4</text:p>
          </table:table-cell>
          <table:table-cell table:style-name="ce120" office:value-type="string" calcext:value-type="string">
            <text:p>trainset</text:p>
          </table:table-cell>
          <table:table-cell table:style-name="ce126" office:value-type="string" calcext:value-type="string">
            <text:p>PtmG 3104</text:p>
          </table:table-cell>
          <table:table-cell table:style-name="ce166" office:value-type="string" calcext:value-type="string">
            <text:p><text:s/></text:p>
          </table:table-cell>
          <table:table-cell table:style-name="ce128" table:number-columns-repeated="4"/>
          <table:table-cell/>
          <table:table-cell office:value-type="float" office:value="2291.83333333333" calcext:value-type="float">
            <text:p>2291,83</text:p>
          </table:table-cell>
          <table:table-cell office:value-type="float" office:value="2304.84166666667" calcext:value-type="float">
            <text:p>2304,8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40</text:p>
          </table:table-cell>
          <table:table-cell table:style-name="ce206" office:value-type="string" calcext:value-type="string">
            <text:p>47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UHO</text:p>
          </table:table-cell>
          <table:table-cell table:style-name="ce142" office:value-type="time" office:time-value="PT15H14M00S" calcext:value-type="time">
            <text:p>15:14</text:p>
          </table:table-cell>
          <table:table-cell table:style-name="ce142" office:value-type="time" office:time-value="PT18H02M00S" calcext:value-type="time">
            <text:p>18:02</text:p>
          </table:table-cell>
          <table:table-cell table:style-name="ce149" office:value-type="float" office:value="4.003" calcext:value-type="float">
            <text:p>4</text:p>
          </table:table-cell>
          <table:table-cell table:style-name="ce120" office:value-type="string" calcext:value-type="string">
            <text:p>JOB 3 Stückgut + Post Beförderung</text:p>
          </table:table-cell>
          <table:table-cell table:style-name="ce120" office:value-type="string" calcext:value-type="string">
            <text:p>job</text:p>
          </table:table-cell>
          <table:table-cell table:style-name="ce126" office:value-type="string" calcext:value-type="string">
            <text:p>PtmG 3104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2020.51666666667" calcext:value-type="float">
            <text:p>2020,52</text:p>
          </table:table-cell>
          <table:table-cell office:value-type="float" office:value="2332.71666666667" calcext:value-type="float">
            <text:p>2332,7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206" office:value-type="string" calcext:value-type="string">
            <text:p>14</text:p>
          </table:table-cell>
          <table:table-cell table:style-name="ce206" office:value-type="string" calcext:value-type="string">
            <text:p>0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RUB</text:p>
          </table:table-cell>
          <table:table-cell table:style-name="ce120" office:value-type="string" calcext:value-type="string">
            <text:p>UHO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26" office:value-type="string" calcext:value-type="string">
            <text:p>PtmG 3104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999"/>
        </table:table-row>
        <table:table-row table:style-name="ro16">
          <table:table-cell table:style-name="ce126" office:value-type="string" calcext:value-type="string">
            <text:p>PtmG 3104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Rz</text:p>
          </table:table-cell>
          <table:table-cell table:style-name="ce120" office:value-type="string" calcext:value-type="string">
            <text:p>group</text:p>
          </table:table-cell>
          <table:table-cell table:style-name="ce126" office:value-type="string" calcext:value-type="string">
            <text:p>PtmG 3104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table:number-columns-repeated="999"/>
        </table:table-row>
        <table:table-row table:style-name="ro16">
          <table:table-cell table:style-name="ce125" office:value-type="string" calcext:value-type="string">
            <text:p>PtmG 3302</text:p>
          </table:table-cell>
          <table:table-cell table:style-name="ce151" office:value-type="float" office:value="0" calcext:value-type="float">
            <text:p>0</text:p>
          </table:table-cell>
          <table:table-cell table:style-name="ce158" table:number-columns-repeated="2"/>
          <table:table-cell table:style-name="ce164" office:value-type="time" office:time-value="PT06H30M00S" calcext:value-type="time">
            <text:p>06:30</text:p>
          </table:table-cell>
          <table:table-cell table:style-name="ce164" office:value-type="time" office:time-value="PT07H44M00S" calcext:value-type="time">
            <text:p>07:44</text:p>
          </table:table-cell>
          <table:table-cell table:style-name="ce175" office:value-type="string" calcext:value-type="string">
            <text:p>15</text:p>
          </table:table-cell>
          <table:table-cell table:style-name="ce158" office:value-type="string" calcext:value-type="string">
            <text:p>003302.PtmG 3302</text:p>
          </table:table-cell>
          <table:table-cell table:style-name="ce158" office:value-type="string" calcext:value-type="string">
            <text:p>traindef</text:p>
          </table:table-cell>
          <table:table-cell table:style-name="ce125" office:value-type="string" calcext:value-type="string">
            <text:p>PtmG 3302</text:p>
          </table:table-cell>
          <table:table-cell table:style-name="ce151" table:number-columns-repeated="5"/>
          <table:table-cell table:style-name="ce202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2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WEK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07H00M00S" calcext:value-type="time">
            <text:p>07:0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302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1102.5" calcext:value-type="float">
            <text:p>1102,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table:style-name="ce206" office:value-type="string" calcext:value-type="string">
            <text:p>0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2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4</text:p>
          </table:table-cell>
          <table:table-cell table:number-columns-repeated="2" table:style-name="ce142" office:value-type="time" office:time-value="PT07H14M00S" calcext:value-type="time">
            <text:p>07:14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302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table:number-columns-repeated="2" office:value-type="float" office:value="1128.51666666667" calcext:value-type="float">
            <text:p>1128,5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table:style-name="ce206" office:value-type="string" calcext:value-type="string">
            <text:p>1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2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7H14M00S" calcext:value-type="time">
            <text:p>07:14</text:p>
          </table:table-cell>
          <table:table-cell table:style-name="ce149"/>
          <table:table-cell table:style-name="ce120" office:value-type="string" calcext:value-type="string">
            <text:p>LOK 5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PtmG 3302</text:p>
          </table:table-cell>
          <table:table-cell table:style-name="ce166" office:value-type="string" calcext:value-type="string">
            <text:p>Vt, Diesel, Dampf</text:p>
          </table:table-cell>
          <table:table-cell table:style-name="ce128" table:number-columns-repeated="4"/>
          <table:table-cell/>
          <table:table-cell office:value-type="float" office:value="1102.5" calcext:value-type="float">
            <text:p>1102,5</text:p>
          </table:table-cell>
          <table:table-cell office:value-type="float" office:value="1128.51666666667" calcext:value-type="float">
            <text:p>1128,5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2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7H14M00S" calcext:value-type="time">
            <text:p>07:14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302</text:p>
          </table:table-cell>
          <table:table-cell table:style-name="ce166" office:value-type="string" calcext:value-type="string">
            <text:p>Wagen für HOS</text:p>
          </table:table-cell>
          <table:table-cell table:style-name="ce128" table:number-columns-repeated="4"/>
          <table:table-cell table:number-columns-repeated="9"/>
          <table:table-cell office:value-type="float" office:value="152" calcext:value-type="float">
            <text:p>15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2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07H00M00S" calcext:value-type="time">
            <text:p>07:00</text:p>
          </table:table-cell>
          <table:table-cell table:style-name="ce142" office:value-type="time" office:time-value="PT07H14M00S" calcext:value-type="time">
            <text:p>07:14</text:p>
          </table:table-cell>
          <table:table-cell table:style-name="ce149" office:value-type="float" office:value="2.001" calcext:value-type="float">
            <text:p>2</text:p>
          </table:table-cell>
          <table:table-cell table:style-name="ce120" office:value-type="string" calcext:value-type="string">
            <text:p>JOB 5 Privatbahn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PtmG 3302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102.5" calcext:value-type="float">
            <text:p>1102,5</text:p>
          </table:table-cell>
          <table:table-cell office:value-type="float" office:value="1128.51666666667" calcext:value-type="float">
            <text:p>1128,5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2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PtmG 3302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54" calcext:value-type="float">
            <text:p>15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2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Ng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302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2</text:p>
          </table:table-cell>
          <table:table-cell table:style-name="ce128" office:value-type="float" office:value="5010" calcext:value-type="float">
            <text:p>501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R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302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47" calcext:value-type="float">
            <text:p>147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9"/>
        </table:table-row>
        <table:table-row table:style-name="ro16">
          <table:table-cell table:style-name="ce125" office:value-type="string" calcext:value-type="string">
            <text:p>PtmG 3303</text:p>
          </table:table-cell>
          <table:table-cell table:style-name="ce151" office:value-type="float" office:value="0" calcext:value-type="float">
            <text:p>0</text:p>
          </table:table-cell>
          <table:table-cell table:style-name="ce158" table:number-columns-repeated="2"/>
          <table:table-cell table:style-name="ce164" office:value-type="time" office:time-value="PT08H50M00S" calcext:value-type="time">
            <text:p>08:50</text:p>
          </table:table-cell>
          <table:table-cell table:style-name="ce164" office:value-type="time" office:time-value="PT10H09M00S" calcext:value-type="time">
            <text:p>10:09</text:p>
          </table:table-cell>
          <table:table-cell table:style-name="ce175" office:value-type="float" office:value="15" calcext:value-type="float">
            <text:p>15</text:p>
          </table:table-cell>
          <table:table-cell table:style-name="ce158" office:value-type="string" calcext:value-type="string">
            <text:p>003303.PtmG 3303</text:p>
          </table:table-cell>
          <table:table-cell table:style-name="ce158" office:value-type="string" calcext:value-type="string">
            <text:p>traindef</text:p>
          </table:table-cell>
          <table:table-cell table:style-name="ce125" office:value-type="string" calcext:value-type="string">
            <text:p>PtmG 3303</text:p>
          </table:table-cell>
          <table:table-cell table:style-name="ce151" table:number-columns-repeated="5"/>
          <table:table-cell table:style-name="ce202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3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3</text:p>
          </table:table-cell>
          <table:table-cell table:number-columns-repeated="2" table:style-name="ce142" office:value-type="time" office:time-value="PT09H20M00S" calcext:value-type="time">
            <text:p>09:2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303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1362.66666666667" calcext:value-type="float">
            <text:p>1362,6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206" office:value-type="string" calcext:value-type="string">
            <text:p>20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3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WEK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09H34M00S" calcext:value-type="time">
            <text:p>09:34</text:p>
          </table:table-cell>
          <table:table-cell table:style-name="ce142" office:value-type="time" office:time-value="PT09H39M00S" calcext:value-type="time">
            <text:p>09:39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303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office:value-type="float" office:value="1388.68333333333" calcext:value-type="float">
            <text:p>1388,68</text:p>
          </table:table-cell>
          <table:table-cell office:value-type="float" office:value="1397.975" calcext:value-type="float">
            <text:p>1397,98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206" office:value-type="string" calcext:value-type="string">
            <text:p>34</text:p>
          </table:table-cell>
          <table:table-cell table:style-name="ce206" office:value-type="string" calcext:value-type="string">
            <text:p>39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3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style-name="ce142" office:value-type="time" office:time-value="PT09H20M00S" calcext:value-type="time">
            <text:p>09:20</text:p>
          </table:table-cell>
          <table:table-cell table:style-name="ce142" office:value-type="time" office:time-value="PT09H39M00S" calcext:value-type="time">
            <text:p>09:39</text:p>
          </table:table-cell>
          <table:table-cell table:style-name="ce149"/>
          <table:table-cell table:style-name="ce120" office:value-type="string" calcext:value-type="string">
            <text:p>LOK 5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PtmG 3303</text:p>
          </table:table-cell>
          <table:table-cell table:style-name="ce166" office:value-type="string" calcext:value-type="string">
            <text:p>Vt, Diesel, Dampf</text:p>
          </table:table-cell>
          <table:table-cell table:style-name="ce128" table:number-columns-repeated="4"/>
          <table:table-cell/>
          <table:table-cell office:value-type="float" office:value="1362.66666666667" calcext:value-type="float">
            <text:p>1362,67</text:p>
          </table:table-cell>
          <table:table-cell office:value-type="float" office:value="1397.975" calcext:value-type="float">
            <text:p>1397,9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06" office:value-type="string" calcext:value-type="string">
            <text:p>20</text:p>
          </table:table-cell>
          <table:table-cell table:style-name="ce206" office:value-type="string" calcext:value-type="string">
            <text:p>39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3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style-name="ce142" office:value-type="time" office:time-value="PT09H20M00S" calcext:value-type="time">
            <text:p>09:20</text:p>
          </table:table-cell>
          <table:table-cell table:style-name="ce142" office:value-type="time" office:time-value="PT09H39M00S" calcext:value-type="time">
            <text:p>09:39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303</text:p>
          </table:table-cell>
          <table:table-cell table:style-name="ce166" office:value-type="string" calcext:value-type="string">
            <text:p><text:s/>Wagen + Stückgut Wagen für WEK</text:p>
          </table:table-cell>
          <table:table-cell table:style-name="ce128" table:number-columns-repeated="4"/>
          <table:table-cell table:number-columns-repeated="9"/>
          <table:table-cell office:value-type="float" office:value="161" calcext:value-type="float">
            <text:p>16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3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style-name="ce142" office:value-type="time" office:time-value="PT09H20M00S" calcext:value-type="time">
            <text:p>09:20</text:p>
          </table:table-cell>
          <table:table-cell table:style-name="ce142" office:value-type="time" office:time-value="PT09H39M00S" calcext:value-type="time">
            <text:p>09:39</text:p>
          </table:table-cell>
          <table:table-cell table:style-name="ce149" office:value-type="float" office:value="2.002" calcext:value-type="float">
            <text:p>2</text:p>
          </table:table-cell>
          <table:table-cell table:style-name="ce120" office:value-type="string" calcext:value-type="string">
            <text:p>JOB 5 Privatbahn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PtmG 3303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362.66666666667" calcext:value-type="float">
            <text:p>1362,67</text:p>
          </table:table-cell>
          <table:table-cell office:value-type="float" office:value="1397.975" calcext:value-type="float">
            <text:p>1397,9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06" office:value-type="string" calcext:value-type="string">
            <text:p>20</text:p>
          </table:table-cell>
          <table:table-cell table:style-name="ce206" office:value-type="string" calcext:value-type="string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3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PtmG 3303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63" calcext:value-type="float">
            <text:p>16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3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Ng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303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3</text:p>
          </table:table-cell>
          <table:table-cell table:style-name="ce128" office:value-type="float" office:value="5010" calcext:value-type="float">
            <text:p>501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G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303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table:number-columns-repeated="999"/>
        </table:table-row>
        <table:table-row table:style-name="ro16">
          <table:table-cell table:style-name="ce125" office:value-type="string" calcext:value-type="string">
            <text:p>PtmG 3304</text:p>
          </table:table-cell>
          <table:table-cell table:style-name="ce151" office:value-type="float" office:value="0" calcext:value-type="float">
            <text:p>0</text:p>
          </table:table-cell>
          <table:table-cell table:style-name="ce158" table:number-columns-repeated="2"/>
          <table:table-cell table:style-name="ce164" office:value-type="time" office:time-value="PT13H30M00S" calcext:value-type="time">
            <text:p>13:30</text:p>
          </table:table-cell>
          <table:table-cell table:style-name="ce164" office:value-type="time" office:time-value="PT14H59M00S" calcext:value-type="time">
            <text:p>14:59</text:p>
          </table:table-cell>
          <table:table-cell table:style-name="ce175" office:value-type="float" office:value="15" calcext:value-type="float">
            <text:p>15</text:p>
          </table:table-cell>
          <table:table-cell table:style-name="ce158" office:value-type="string" calcext:value-type="string">
            <text:p>003304.PtmG 3304</text:p>
          </table:table-cell>
          <table:table-cell table:style-name="ce158" office:value-type="string" calcext:value-type="string">
            <text:p>traindef</text:p>
          </table:table-cell>
          <table:table-cell table:style-name="ce125" office:value-type="string" calcext:value-type="string">
            <text:p>PtmG 3304</text:p>
          </table:table-cell>
          <table:table-cell table:style-name="ce151" table:number-columns-repeated="5"/>
          <table:table-cell table:style-name="ce202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4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WEK</text:p>
          </table:table-cell>
          <table:table-cell table:style-name="ce126" office:value-type="string" calcext:value-type="string">
            <text:p>1</text:p>
          </table:table-cell>
          <table:table-cell table:number-columns-repeated="2" table:style-name="ce142" office:value-type="time" office:time-value="PT14H00M00S" calcext:value-type="time">
            <text:p>14:0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3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table:style-name="ce206" office:value-type="string" calcext:value-type="string">
            <text:p>0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4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4</text:p>
          </table:table-cell>
          <table:table-cell table:style-name="ce142" office:value-type="time" office:time-value="PT14H14M00S" calcext:value-type="time">
            <text:p>14:14</text:p>
          </table:table-cell>
          <table:table-cell table:style-name="ce142" office:value-type="time" office:time-value="PT14H29M00S" calcext:value-type="time">
            <text:p>14:29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304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office:value-type="float" office:value="1909.01666666667" calcext:value-type="float">
            <text:p>1909,02</text:p>
          </table:table-cell>
          <table:table-cell office:value-type="float" office:value="1936.89166666667" calcext:value-type="float">
            <text:p>1936,89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206" office:value-type="string" calcext:value-type="string">
            <text:p>14</text:p>
          </table:table-cell>
          <table:table-cell table:style-name="ce206" office:value-type="string" calcext:value-type="string">
            <text:p>2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4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4H00M00S" calcext:value-type="time">
            <text:p>14:00</text:p>
          </table:table-cell>
          <table:table-cell table:style-name="ce142" office:value-type="time" office:time-value="PT14H14M00S" calcext:value-type="time">
            <text:p>14:14</text:p>
          </table:table-cell>
          <table:table-cell table:style-name="ce149"/>
          <table:table-cell table:style-name="ce120" office:value-type="string" calcext:value-type="string">
            <text:p>LOK 5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PtmG 3304</text:p>
          </table:table-cell>
          <table:table-cell table:style-name="ce166" office:value-type="string" calcext:value-type="string">
            <text:p>Vt, Diesel, Dampf</text:p>
          </table:table-cell>
          <table:table-cell table:style-name="ce128" table:number-columns-repeated="4"/>
          <table:table-cell/>
          <table:table-cell office:value-type="float" office:value="1883" calcext:value-type="float">
            <text:p>1883</text:p>
          </table:table-cell>
          <table:table-cell office:value-type="float" office:value="1909.01666666667" calcext:value-type="float">
            <text:p>1909,0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4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4H00M00S" calcext:value-type="time">
            <text:p>14:00</text:p>
          </table:table-cell>
          <table:table-cell table:style-name="ce142" office:value-type="time" office:time-value="PT14H14M00S" calcext:value-type="time">
            <text:p>14:14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304</text:p>
          </table:table-cell>
          <table:table-cell table:style-name="ce166" office:value-type="string" calcext:value-type="string">
            <text:p>Wagen + Stückgut Wagen für HOS</text:p>
          </table:table-cell>
          <table:table-cell table:style-name="ce128" table:number-columns-repeated="4"/>
          <table:table-cell table:number-columns-repeated="9"/>
          <table:table-cell office:value-type="float" office:value="170" calcext:value-type="float">
            <text:p>17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4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style-name="ce142" office:value-type="time" office:time-value="PT14H00M00S" calcext:value-type="time">
            <text:p>14:00</text:p>
          </table:table-cell>
          <table:table-cell table:style-name="ce142" office:value-type="time" office:time-value="PT14H29M00S" calcext:value-type="time">
            <text:p>14:29</text:p>
          </table:table-cell>
          <table:table-cell table:style-name="ce149" office:value-type="float" office:value="2.003" calcext:value-type="float">
            <text:p>2</text:p>
          </table:table-cell>
          <table:table-cell table:style-name="ce120" office:value-type="string" calcext:value-type="string">
            <text:p>JOB 5 Privatbahn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PtmG 3304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883" calcext:value-type="float">
            <text:p>1883</text:p>
          </table:table-cell>
          <table:table-cell office:value-type="float" office:value="1936.89166666667" calcext:value-type="float">
            <text:p>1936,8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4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WEK</text:p>
          </table:table-cell>
          <table:table-cell table:style-name="ce120" office:value-type="string" calcext:value-type="string">
            <text:p>HOS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PtmG 3304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72" calcext:value-type="float">
            <text:p>17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4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Ng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304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4</text:p>
          </table:table-cell>
          <table:table-cell table:style-name="ce128" office:value-type="float" office:value="5010" calcext:value-type="float">
            <text:p>501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G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304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table:number-columns-repeated="999"/>
        </table:table-row>
        <table:table-row table:style-name="ro16">
          <table:table-cell table:style-name="ce125" office:value-type="string" calcext:value-type="string">
            <text:p>PtmG 3305</text:p>
          </table:table-cell>
          <table:table-cell table:style-name="ce151" office:value-type="float" office:value="0" calcext:value-type="float">
            <text:p>0</text:p>
          </table:table-cell>
          <table:table-cell table:style-name="ce158" table:number-columns-repeated="2"/>
          <table:table-cell table:style-name="ce164" office:value-type="time" office:time-value="PT14H30M00S" calcext:value-type="time">
            <text:p>14:30</text:p>
          </table:table-cell>
          <table:table-cell table:style-name="ce164" office:value-type="time" office:time-value="PT15H49M00S" calcext:value-type="time">
            <text:p>15:49</text:p>
          </table:table-cell>
          <table:table-cell table:style-name="ce175" office:value-type="float" office:value="15" calcext:value-type="float">
            <text:p>15</text:p>
          </table:table-cell>
          <table:table-cell table:style-name="ce158" office:value-type="string" calcext:value-type="string">
            <text:p>003305.PtmG 3305</text:p>
          </table:table-cell>
          <table:table-cell table:style-name="ce158" office:value-type="string" calcext:value-type="string">
            <text:p>traindef</text:p>
          </table:table-cell>
          <table:table-cell table:style-name="ce125" office:value-type="string" calcext:value-type="string">
            <text:p>PtmG 3305</text:p>
          </table:table-cell>
          <table:table-cell table:style-name="ce151" table:number-columns-repeated="5"/>
          <table:table-cell table:style-name="ce202"/>
          <table:table-cell office:value-type="float" office:value="16711935" calcext:value-type="float">
            <text:p>1671193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5</text:p>
          </table:table-cell>
          <table:table-cell table:style-name="ce128" office:value-type="float" office:value="10" calcext:value-type="float">
            <text:p>10</text:p>
          </table:table-cell>
          <table:table-cell table:style-name="ce120" office:value-type="string" calcext:value-type="string">
            <text:p>HOS</text:p>
          </table:table-cell>
          <table:table-cell table:style-name="ce126" office:value-type="string" calcext:value-type="string">
            <text:p>3</text:p>
          </table:table-cell>
          <table:table-cell table:number-columns-repeated="2" table:style-name="ce142" office:value-type="time" office:time-value="PT15H00M00S" calcext:value-type="time">
            <text:p>15:00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305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Fa</text:p>
          </table:table-cell>
          <table:table-cell/>
          <table:table-cell table:number-columns-repeated="2" office:value-type="float" office:value="1994.5" calcext:value-type="float">
            <text:p>1994,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206" office:value-type="string" calcext:value-type="string">
            <text:p>00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5</text:p>
          </table:table-cell>
          <table:table-cell table:style-name="ce128" office:value-type="float" office:value="20" calcext:value-type="float">
            <text:p>20</text:p>
          </table:table-cell>
          <table:table-cell table:style-name="ce120" office:value-type="string" calcext:value-type="string">
            <text:p>WEK</text:p>
          </table:table-cell>
          <table:table-cell table:style-name="ce126" office:value-type="string" calcext:value-type="string">
            <text:p>1</text:p>
          </table:table-cell>
          <table:table-cell table:style-name="ce142" office:value-type="time" office:time-value="PT15H14M00S" calcext:value-type="time">
            <text:p>15:14</text:p>
          </table:table-cell>
          <table:table-cell table:style-name="ce142" office:value-type="time" office:time-value="PT15H19M00S" calcext:value-type="time">
            <text:p>15:19</text:p>
          </table:table-cell>
          <table:table-cell table:style-name="ce149"/>
          <table:table-cell table:style-name="ce120"/>
          <table:table-cell table:style-name="ce120" office:value-type="string" calcext:value-type="string">
            <text:p>timetable</text:p>
          </table:table-cell>
          <table:table-cell table:style-name="ce163" office:value-type="string" calcext:value-type="string">
            <text:p>PtmG 3305</text:p>
          </table:table-cell>
          <table:table-cell table:style-name="ce166"/>
          <table:table-cell table:style-name="ce128" table:number-columns-repeated="3"/>
          <table:table-cell table:style-name="ce128" office:value-type="string" calcext:value-type="string">
            <text:p>Ak</text:p>
          </table:table-cell>
          <table:table-cell/>
          <table:table-cell office:value-type="float" office:value="2020.51666666667" calcext:value-type="float">
            <text:p>2020,52</text:p>
          </table:table-cell>
          <table:table-cell office:value-type="float" office:value="2029.80833333333" calcext:value-type="float">
            <text:p>2029,81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206" office:value-type="string" calcext:value-type="string">
            <text:p>14</text:p>
          </table:table-cell>
          <table:table-cell table:style-name="ce206" office:value-type="string" calcext:value-type="string">
            <text:p>1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5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style-name="ce142" office:value-type="time" office:time-value="PT15H00M00S" calcext:value-type="time">
            <text:p>15:00</text:p>
          </table:table-cell>
          <table:table-cell table:style-name="ce142" office:value-type="time" office:time-value="PT15H14M00S" calcext:value-type="time">
            <text:p>15:14</text:p>
          </table:table-cell>
          <table:table-cell table:style-name="ce149"/>
          <table:table-cell table:style-name="ce120" office:value-type="string" calcext:value-type="string">
            <text:p>LOK 5</text:p>
          </table:table-cell>
          <table:table-cell table:style-name="ce120" office:value-type="string" calcext:value-type="string">
            <text:p>locomotive</text:p>
          </table:table-cell>
          <table:table-cell table:style-name="ce163" office:value-type="string" calcext:value-type="string">
            <text:p>PtmG 3305</text:p>
          </table:table-cell>
          <table:table-cell table:style-name="ce166" office:value-type="string" calcext:value-type="string">
            <text:p>Vt, Diesel, Dampf</text:p>
          </table:table-cell>
          <table:table-cell table:style-name="ce128" table:number-columns-repeated="4"/>
          <table:table-cell/>
          <table:table-cell office:value-type="float" office:value="1994.5" calcext:value-type="float">
            <text:p>1994,5</text:p>
          </table:table-cell>
          <table:table-cell office:value-type="float" office:value="2020.51666666667" calcext:value-type="float">
            <text:p>2020,5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4</text:p>
          </table:table-cell>
          <table:table-cell office:value-type="float" office:value="169" calcext:value-type="float">
            <text:p>169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5</text:p>
          </table:table-cell>
          <table:table-cell table:style-name="ce128" office:value-type="float" office:value="2000" calcext:value-type="float">
            <text:p>2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style-name="ce142" office:value-type="time" office:time-value="PT15H00M00S" calcext:value-type="time">
            <text:p>15:00</text:p>
          </table:table-cell>
          <table:table-cell table:style-name="ce142" office:value-type="time" office:time-value="PT15H14M00S" calcext:value-type="time">
            <text:p>15:14</text:p>
          </table:table-cell>
          <table:table-cell table:style-name="ce169" office:value-type="string" calcext:value-type="string">
            <text:p>1</text:p>
          </table:table-cell>
          <table:table-cell table:style-name="ce120"/>
          <table:table-cell table:style-name="ce120" office:value-type="string" calcext:value-type="string">
            <text:p>trainset</text:p>
          </table:table-cell>
          <table:table-cell table:style-name="ce163" office:value-type="string" calcext:value-type="string">
            <text:p>PtmG 3305</text:p>
          </table:table-cell>
          <table:table-cell table:style-name="ce166" office:value-type="string" calcext:value-type="string">
            <text:p>Wagen für WEK</text:p>
          </table:table-cell>
          <table:table-cell table:style-name="ce128" table:number-columns-repeated="4"/>
          <table:table-cell table:number-columns-repeated="9"/>
          <table:table-cell office:value-type="float" office:value="179" calcext:value-type="float">
            <text:p>179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5</text:p>
          </table:table-cell>
          <table:table-cell table:style-name="ce128" office:value-type="float" office:value="3000" calcext:value-type="float">
            <text:p>3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style-name="ce142" office:value-type="time" office:time-value="PT15H00M00S" calcext:value-type="time">
            <text:p>15:00</text:p>
          </table:table-cell>
          <table:table-cell table:style-name="ce142" office:value-type="time" office:time-value="PT15H19M00S" calcext:value-type="time">
            <text:p>15:19</text:p>
          </table:table-cell>
          <table:table-cell table:style-name="ce149" office:value-type="float" office:value="2.004" calcext:value-type="float">
            <text:p>2</text:p>
          </table:table-cell>
          <table:table-cell table:style-name="ce120" office:value-type="string" calcext:value-type="string">
            <text:p>JOB 5 Privatbahn</text:p>
          </table:table-cell>
          <table:table-cell table:style-name="ce120" office:value-type="string" calcext:value-type="string">
            <text:p>job</text:p>
          </table:table-cell>
          <table:table-cell table:style-name="ce163" office:value-type="string" calcext:value-type="string">
            <text:p>PtmG 3305</text:p>
          </table:table-cell>
          <table:table-cell table:style-name="ce166"/>
          <table:table-cell table:style-name="ce128" table:number-columns-repeated="4"/>
          <table:table-cell/>
          <table:table-cell office:value-type="float" office:value="1994.5" calcext:value-type="float">
            <text:p>1994,5</text:p>
          </table:table-cell>
          <table:table-cell office:value-type="float" office:value="2029.80833333333" calcext:value-type="float">
            <text:p>2029,8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06" office:value-type="string" calcext:value-type="string">
            <text:p>00</text:p>
          </table:table-cell>
          <table:table-cell table:style-name="ce206" office:value-type="string" calcext:value-type="string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5</text:p>
          </table:table-cell>
          <table:table-cell table:style-name="ce128" office:value-type="float" office:value="4000" calcext:value-type="float">
            <text:p>4000</text:p>
          </table:table-cell>
          <table:table-cell table:style-name="ce120" office:value-type="string" calcext:value-type="string">
            <text:p>HOS</text:p>
          </table:table-cell>
          <table:table-cell table:style-name="ce120" office:value-type="string" calcext:value-type="string">
            <text:p>WEK</text:p>
          </table:table-cell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20" calcext:value-type="float">
            <text:p>20</text:p>
          </table:table-cell>
          <table:table-cell table:style-name="ce120"/>
          <table:table-cell table:style-name="ce120" office:value-type="string" calcext:value-type="string">
            <text:p>wheel</text:p>
          </table:table-cell>
          <table:table-cell table:style-name="ce163" office:value-type="string" calcext:value-type="string">
            <text:p>PtmG 3305</text:p>
          </table:table-cell>
          <table:table-cell table:style-name="ce166"/>
          <table:table-cell table:style-name="ce128" table:number-columns-repeated="4"/>
          <table:table-cell table:number-columns-repeated="9"/>
          <table:table-cell office:value-type="float" office:value="181" calcext:value-type="float">
            <text:p>181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5</text:p>
          </table:table-cell>
          <table:table-cell table:style-name="ce128" office:value-type="float" office:value="5000" calcext:value-type="float">
            <text:p>500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Ng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305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73" calcext:value-type="float">
            <text:p>173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9"/>
        </table:table-row>
        <table:table-row table:style-name="ro16">
          <table:table-cell table:style-name="ce128" office:value-type="string" calcext:value-type="string">
            <text:p>PtmG 3305</text:p>
          </table:table-cell>
          <table:table-cell table:style-name="ce128" office:value-type="float" office:value="5010" calcext:value-type="float">
            <text:p>5010</text:p>
          </table:table-cell>
          <table:table-cell table:style-name="ce120" table:number-columns-repeated="2"/>
          <table:table-cell table:number-columns-repeated="2" table:style-name="ce142" office:value-type="time" office:time-value="PT00H00M00S" calcext:value-type="time">
            <text:p>00:00</text:p>
          </table:table-cell>
          <table:table-cell table:style-name="ce149" office:value-type="float" office:value="0" calcext:value-type="float">
            <text:p>0</text:p>
          </table:table-cell>
          <table:table-cell table:style-name="ce120" office:value-type="string" calcext:value-type="string">
            <text:p>Gz</text:p>
          </table:table-cell>
          <table:table-cell table:style-name="ce120" office:value-type="string" calcext:value-type="string">
            <text:p>group</text:p>
          </table:table-cell>
          <table:table-cell table:style-name="ce163" office:value-type="string" calcext:value-type="string">
            <text:p>PtmG 3305</text:p>
          </table:table-cell>
          <table:table-cell table:style-name="ce166"/>
          <table:table-cell table:style-name="ce128" table:number-columns-repeated="4"/>
          <table:table-cell table:number-columns-repeated="7"/>
          <table:table-cell office:value-type="float" office:value="174" calcext:value-type="float">
            <text:p>174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9"/>
        </table:table-row>
        <table:table-row table:style-name="ro16" table:number-rows-repeated="11950">
          <table:table-cell table:style-name="ce128" table:number-columns-repeated="2"/>
          <table:table-cell table:style-name="ce120" table:number-columns-repeated="2"/>
          <table:table-cell table:style-name="ce142" table:number-columns-repeated="2"/>
          <table:table-cell table:style-name="ce149"/>
          <table:table-cell table:style-name="ce120" table:number-columns-repeated="2"/>
          <table:table-cell table:style-name="ce163"/>
          <table:table-cell table:style-name="ce166"/>
          <table:table-cell table:style-name="ce128" table:number-columns-repeated="4"/>
          <table:table-cell table:number-columns-repeated="1009"/>
        </table:table-row>
        <table:table-row table:style-name="ro16" table:number-rows-repeated="1034121">
          <table:table-cell table:number-columns-repeated="1024"/>
        </table:table-row>
        <table:table-row table:style-name="ro17" table:number-rows-repeated="295">
          <table:table-cell table:number-columns-repeated="1024"/>
        </table:table-row>
        <table:table-row table:style-name="ro18" table:number-rows-repeated="768">
          <table:table-cell table:number-columns-repeated="1024"/>
        </table:table-row>
        <table:table-row table:style-name="ro17" table:number-rows-repeated="203">
          <table:table-cell table:number-columns-repeated="1024"/>
        </table:table-row>
        <table:table-row table:style-name="ro18" table:number-rows-repeated="105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tationList" table:style-name="ta1" table:print="false">
        <table:table-column table:style-name="co33" table:default-cell-style-name="Default"/>
        <table:table-column table:style-name="co34" table:default-cell-style-name="ce212"/>
        <table:table-column table:style-name="co2" table:number-columns-repeated="4" table:default-cell-style-name="Default"/>
        <table:table-column table:style-name="co35" table:number-columns-repeated="2" table:default-cell-style-name="Default"/>
        <table:table-column table:style-name="co34" table:number-columns-repeated="2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8" table:default-cell-style-name="Default"/>
        <table:table-column table:style-name="co39" table:default-cell-style-name="Default"/>
        <table:table-row table:style-name="ro1">
          <table:table-cell table:style-name="ce207" office:value-type="string" calcext:value-type="string">
            <text:p>Dienst</text:p>
          </table:table-cell>
          <table:table-cell table:style-name="ce210" office:value-type="string" calcext:value-type="string">
            <text:p>Sorttime</text:p>
          </table:table-cell>
          <table:table-cell table:style-name="ce213" office:value-type="string" calcext:value-type="string">
            <text:p>Enum</text:p>
          </table:table-cell>
          <table:table-cell table:style-name="ce213" office:value-type="string" calcext:value-type="string">
            <text:p>Station</text:p>
          </table:table-cell>
          <table:table-cell table:style-name="ce213" office:value-type="string" calcext:value-type="string">
            <text:p>Train</text:p>
          </table:table-cell>
          <table:table-cell table:style-name="ce213" office:value-type="string" calcext:value-type="string">
            <text:p>Gleis</text:p>
          </table:table-cell>
          <table:table-cell table:style-name="ce213" office:value-type="string" calcext:value-type="string">
            <text:p>Start</text:p>
          </table:table-cell>
          <table:table-cell table:style-name="ce213" office:value-type="string" calcext:value-type="string">
            <text:p>Von</text:p>
          </table:table-cell>
          <table:table-cell table:style-name="ce214" office:value-type="string" calcext:value-type="string">
            <text:p>An</text:p>
          </table:table-cell>
          <table:table-cell table:style-name="ce214" office:value-type="string" calcext:value-type="string">
            <text:p>Ab</text:p>
          </table:table-cell>
          <table:table-cell table:style-name="ce214" office:value-type="string" calcext:value-type="string">
            <text:p>Nach</text:p>
          </table:table-cell>
          <table:table-cell table:style-name="ce214" office:value-type="string" calcext:value-type="string">
            <text:p>Ziel</text:p>
          </table:table-cell>
          <table:table-cell table:style-name="ce215"/>
          <table:table-cell table:style-name="ce216" office:value-type="string" calcext:value-type="string">
            <text:p>T1</text:p>
          </table:table-cell>
          <table:table-cell table:style-name="ce216" office:value-type="string" calcext:value-type="string">
            <text:p>T2</text:p>
          </table:table-cell>
          <table:table-cell table:style-name="ce216" office:value-type="string" calcext:value-type="string">
            <text:p>T3</text:p>
          </table:table-cell>
          <table:table-cell table:style-name="ce216" office:value-type="string" calcext:value-type="string">
            <text:p>T4</text:p>
          </table:table-cell>
          <table:table-cell table:style-name="ce216" office:value-type="string" calcext:value-type="string">
            <text:p>T5</text:p>
          </table:table-cell>
          <table:table-cell table:style-name="ce216" office:value-type="string" calcext:value-type="string">
            <text:p>T6</text:p>
          </table:table-cell>
          <table:table-cell table:style-name="ce216" office:value-type="string" calcext:value-type="string">
            <text:p>T7</text:p>
          </table:table-cell>
          <table:table-cell table:style-name="ce216" office:value-type="string" calcext:value-type="string">
            <text:p>T8</text:p>
          </table:table-cell>
          <table:table-cell/>
        </table:table-row>
        <table:table-row table:style-name="ro1">
          <table:table-cell table:style-name="ce208" office:value-type="string" calcext:value-type="string">
            <text:p>JOB 2 Rollwagenzug</text:p>
          </table:table-cell>
          <table:table-cell table:style-name="ce211" office:value-type="time" office:time-value="PT06H07M00S" calcext:value-type="time">
            <text:p>06: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1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06"/>
          <table:table-cell table:style-name="ce206" office:value-type="string" calcext:value-type="string">
            <text:p>06:0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1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07H07M00S" calcext:value-type="time">
            <text:p>07: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06" office:value-type="string" calcext:value-type="string">
            <text:p>07:07</text:p>
          </table:table-cell>
          <table:table-cell table:style-name="ce206" office:value-type="string" calcext:value-type="string">
            <text:p>(07:12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07H12M00S" calcext:value-type="time">
            <text:p>07: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06" office:value-type="string" calcext:value-type="string">
            <text:p>(07:07)</text:p>
          </table:table-cell>
          <table:table-cell table:style-name="ce206" office:value-type="string" calcext:value-type="string">
            <text:p>07:12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08H40M00S" calcext:value-type="time">
            <text:p>08: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4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08:40</text:p>
          </table:table-cell>
          <table:table-cell table:style-name="ce206" office:value-type="string" calcext:value-type="string">
            <text:p>(09:25)</text:p>
          </table:table-cell>
          <table:table-cell table:number-columns-repeated="2" office:value-type="string" calcext:value-type="string">
            <text:p>Unterhosen</text:p>
          </table:table-cell>
          <table:table-cell office:value-type="string" calcext:value-type="string">
            <text:p>einstellen 1 <text:s/>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09H25M00S" calcext:value-type="time">
            <text:p>09: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4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(08:40)</text:p>
          </table:table-cell>
          <table:table-cell table:style-name="ce206" office:value-type="string" calcext:value-type="string">
            <text:p>09:25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10H37M00S" calcext:value-type="time">
            <text:p>10: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06" office:value-type="string" calcext:value-type="string">
            <text:p>10:37</text:p>
          </table:table-cell>
          <table:table-cell table:style-name="ce206" office:value-type="string" calcext:value-type="string">
            <text:p>(11:07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11H07M00S" calcext:value-type="time">
            <text:p>11: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06" office:value-type="string" calcext:value-type="string">
            <text:p>(10:37)</text:p>
          </table:table-cell>
          <table:table-cell table:style-name="ce206" office:value-type="string" calcext:value-type="string">
            <text:p>11:0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1H59M00S" calcext:value-type="time">
            <text:p>11: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11:59</text:p>
          </table:table-cell>
          <table:table-cell table:style-name="ce206" office:value-type="string" calcext:value-type="string">
            <text:p>(12:04)</text:p>
          </table:table-cell>
          <table:table-cell table:number-columns-repeated="2" office:value-type="string" calcext:value-type="string">
            <text:p>Unterhosen</text:p>
          </table:table-cell>
          <table:table-cell office:value-type="string" calcext:value-type="string">
            <text:p>aussetzen 3 1 Stückgut Wagen aussetzen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2H04M00S" calcext:value-type="time">
            <text:p>12: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(11:59)</text:p>
          </table:table-cell>
          <table:table-cell table:style-name="ce206" office:value-type="string" calcext:value-type="string">
            <text:p>12:04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2H33M00S" calcext:value-type="time">
            <text:p>12: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06" office:value-type="string" calcext:value-type="string">
            <text:p>12:33</text:p>
          </table:table-cell>
          <table:table-cell table:style-name="ce206" office:value-type="string" calcext:value-type="string">
            <text:p>(12:38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aussetzen 2 1 Stückgut Wagen einsetzen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2H38M00S" calcext:value-type="time">
            <text:p>12: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206" office:value-type="string" calcext:value-type="string">
            <text:p>(12:33)</text:p>
          </table:table-cell>
          <table:table-cell table:style-name="ce206" office:value-type="string" calcext:value-type="string">
            <text:p>12:38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2 Rollwagenzug</text:p>
          </table:table-cell>
          <table:table-cell table:style-name="ce211" office:value-type="time" office:time-value="PT13H35M00S" calcext:value-type="time">
            <text:p>13: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2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 table:style-name="ce206"/>
          <table:table-cell table:style-name="ce206" office:value-type="string" calcext:value-type="string">
            <text:p>13:35</text:p>
          </table:table-cell>
          <table:table-cell table:number-columns-repeated="2" office:value-type="string" calcext:value-type="string">
            <text:p>Unterhosen</text:p>
          </table:table-cell>
          <table:table-cell office:value-type="string" calcext:value-type="string">
            <text:p>einstellen 1 <text:s/>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Ng 7502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7H35M00S" calcext:value-type="time">
            <text:p>17: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17:35</text:p>
          </table:table-cell>
          <table:table-cell table:style-name="ce206" office:value-type="string" calcext:value-type="string">
            <text:p>(17:40)</text:p>
          </table:table-cell>
          <table:table-cell table:number-columns-repeated="2" office:value-type="string" calcext:value-type="string">
            <text:p>Unterhosen</text:p>
          </table:table-cell>
          <table:table-cell office:value-type="string" calcext:value-type="string">
            <text:p>einstellen 5 <text:s/>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7H40M00S" calcext:value-type="time">
            <text:p>17: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(17:35)</text:p>
          </table:table-cell>
          <table:table-cell table:style-name="ce206" office:value-type="string" calcext:value-type="string">
            <text:p>17:40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06H00M00S" calcext:value-type="time">
            <text:p>06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/>
          <table:table-cell table:style-name="ce206"/>
          <table:table-cell table:style-name="ce206" office:value-type="string" calcext:value-type="string">
            <text:p>06:0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Diesel, Dampf TFZ einsetzen</text:p>
            <text:p>einstellen 1  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3"/>
        </table:table-row>
        <table:table-row table:style-name="ro7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06H00M00S" calcext:value-type="time">
            <text:p>06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 3301</text:p>
          </table:table-cell>
          <table:table-cell table:style-name="ce206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/>
          <table:table-cell table:style-name="ce206"/>
          <table:table-cell table:style-name="ce206" office:value-type="string" calcext:value-type="string">
            <text:p>06:00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Vt, Diesel, Dampf TFZ einsetzen</text:p>
            <text:p>einstellen 1 Arbeiterzu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1</text:p>
          </table:table-cell>
          <table:table-cell table:number-columns-repeated="3"/>
        </table:table-row>
        <table:table-row table:style-name="ro7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07H14M00S" calcext:value-type="time">
            <text:p>07: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2</text:p>
          </table:table-cell>
          <table:table-cell table:style-name="ce206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06" office:value-type="string" calcext:value-type="string">
            <text:p>07:14</text:p>
          </table:table-cell>
          <table:table-cell table:style-name="ce206"/>
          <table:table-cell/>
          <table:table-cell office:value-type="string" calcext:value-type="string">
            <text:p>Honau Sud</text:p>
          </table:table-cell>
          <table:table-cell office:value-type="string" calcext:value-type="string">
            <text:p>Vt, Diesel, Dampf TFZ aussetzen  Ü PtmG 3303</text:p>
            <text:p>aussetzen 1 Wagen für HOS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2</text:p>
          </table:table-cell>
          <table:table-cell/>
          <table:table-cell office:value-type="string" calcext:value-type="string">
            <text:p>PtmG 3303</text:p>
          </table:table-cell>
          <table:table-cell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08H38M00S" calcext:value-type="time">
            <text:p>08: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08:38</text:p>
          </table:table-cell>
          <table:table-cell table:style-name="ce206" office:value-type="string" calcext:value-type="string">
            <text:p>(08:53)</text:p>
          </table:table-cell>
          <table:table-cell table:number-columns-repeated="2" office:value-type="string" calcext:value-type="string">
            <text:p>Rublingen</text:p>
          </table:table-cell>
          <table:table-cell office:value-type="string" calcext:value-type="string">
            <text:p>aussetzen 4 2 Stückgut Wagen aus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08H53M00S" calcext:value-type="time">
            <text:p>08: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(08:38)</text:p>
          </table:table-cell>
          <table:table-cell table:style-name="ce206" office:value-type="string" calcext:value-type="string">
            <text:p>08:53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3"/>
        </table:table-row>
        <table:table-row table:style-name="ro7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09H20M00S" calcext:value-type="time">
            <text:p>09: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3</text:p>
          </table:table-cell>
          <table:table-cell table:style-name="ce206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/>
          <table:table-cell table:style-name="ce206"/>
          <table:table-cell table:style-name="ce206" office:value-type="string" calcext:value-type="string">
            <text:p>09:20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Vt, Diesel, Dampf TFZ einsetzen  von  PtmG 3302</text:p>
            <text:p>einstellen 1  Wagen + Stückgut Wagen für WEK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2 Rollwagenzug</text:p>
          </table:table-cell>
          <table:table-cell table:style-name="ce211" office:value-type="time" office:time-value="PT09H48M00S" calcext:value-type="time">
            <text:p>09: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09:48</text:p>
          </table:table-cell>
          <table:table-cell table:style-name="ce206" office:value-type="string" calcext:value-type="string">
            <text:p>(10:18)</text:p>
          </table:table-cell>
          <table:table-cell/>
          <table:table-cell office:value-type="string" calcext:value-type="string">
            <text:p>Honau Sud</text:p>
          </table:table-cell>
          <table:table-cell office:value-type="string" calcext:value-type="string">
            <text:p>L45H, 2095 TFZ aussetzen <text:s/>Ü Ng 7502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1</text:p>
          </table:table-cell>
          <table:table-cell/>
          <table:table-cell office:value-type="string" calcext:value-type="string">
            <text:p>Ng 7502</text:p>
          </table:table-cell>
          <table:table-cell/>
        </table:table-row>
        <table:table-row table:style-name="ro1">
          <table:table-cell table:style-name="ce209" office:value-type="string" calcext:value-type="string">
            <text:p>JOB 2 Rollwagenzug</text:p>
          </table:table-cell>
          <table:table-cell table:style-name="ce211" office:value-type="time" office:time-value="PT10H18M00S" calcext:value-type="time">
            <text:p>10: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(09:48)</text:p>
          </table:table-cell>
          <table:table-cell table:style-name="ce206" office:value-type="string" calcext:value-type="string">
            <text:p>10:18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1</text:p>
          </table:table-cell>
          <table:table-cell/>
          <table:table-cell office:value-type="string" calcext:value-type="string">
            <text:p>Ng 7502</text:p>
          </table:table-cell>
          <table:table-cell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0H28M00S" calcext:value-type="time">
            <text:p>10: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06" office:value-type="string" calcext:value-type="string">
            <text:p>10:28</text:p>
          </table:table-cell>
          <table:table-cell table:style-name="ce206" office:value-type="string" calcext:value-type="string">
            <text:p>(10:43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0H43M00S" calcext:value-type="time">
            <text:p>10: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06" office:value-type="string" calcext:value-type="string">
            <text:p>(10:28)</text:p>
          </table:table-cell>
          <table:table-cell table:style-name="ce206" office:value-type="string" calcext:value-type="string">
            <text:p>10:43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JOB 2 Rollwagenzug</text:p>
          </table:table-cell>
          <table:table-cell table:style-name="ce211" office:value-type="time" office:time-value="PT11H55M00S" calcext:value-type="time">
            <text:p>11: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2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/>
          <table:table-cell table:style-name="ce206"/>
          <table:table-cell table:style-name="ce206" office:value-type="string" calcext:value-type="string">
            <text:p>11:5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L45H, 2095 TFZ einsetzen  von  Ng 7501</text:p>
            <text:p>einstellen 1  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2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3H54M00S" calcext:value-type="time">
            <text:p>13: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13:54</text:p>
          </table:table-cell>
          <table:table-cell table:style-name="ce206" office:value-type="string" calcext:value-type="string">
            <text:p>(14:09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4H09M00S" calcext:value-type="time">
            <text:p>14: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(13:54)</text:p>
          </table:table-cell>
          <table:table-cell table:style-name="ce206" office:value-type="string" calcext:value-type="string">
            <text:p>14:09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JOB 4 Privatbahn</text:p>
          </table:table-cell>
          <table:table-cell table:style-name="ce211" office:value-type="time" office:time-value="PT14H14M00S" calcext:value-type="time">
            <text:p>14: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4</text:p>
          </table:table-cell>
          <table:table-cell table:style-name="ce206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06" office:value-type="string" calcext:value-type="string">
            <text:p>14:14</text:p>
          </table:table-cell>
          <table:table-cell table:style-name="ce206" office:value-type="string" calcext:value-type="string">
            <text:p>(14:29)</text:p>
          </table:table-cell>
          <table:table-cell/>
          <table:table-cell office:value-type="string" calcext:value-type="string">
            <text:p>Honau Sud</text:p>
          </table:table-cell>
          <table:table-cell office:value-type="string" calcext:value-type="string">
            <text:p>Vt, Diesel, Dampf TFZ aussetzen  Ü PtmG 3305</text:p>
            <text:p>aussetzen 1 Wagen + Stückgut Wagen für HOS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/>
          <table:table-cell office:value-type="string" calcext:value-type="string">
            <text:p>PtmG 3305</text:p>
          </table:table-cell>
          <table:table-cell/>
        </table:table-row>
        <table:table-row table:style-name="ro1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14H29M00S" calcext:value-type="time">
            <text:p>14: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4</text:p>
          </table:table-cell>
          <table:table-cell table:style-name="ce206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06" office:value-type="string" calcext:value-type="string">
            <text:p>(14:14)</text:p>
          </table:table-cell>
          <table:table-cell table:style-name="ce206" office:value-type="string" calcext:value-type="string">
            <text:p>14:29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/>
          <table:table-cell office:value-type="string" calcext:value-type="string">
            <text:p>PtmG 3305</text:p>
          </table:table-cell>
          <table:table-cell/>
        </table:table-row>
        <table:table-row table:style-name="ro7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15H00M00S" calcext:value-type="time">
            <text:p>15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5</text:p>
          </table:table-cell>
          <table:table-cell table:style-name="ce206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/>
          <table:table-cell table:style-name="ce206"/>
          <table:table-cell table:style-name="ce206" office:value-type="string" calcext:value-type="string">
            <text:p>15:00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Vt, Diesel, Dampf TFZ einsetzen  von  PtmG 3304</text:p>
            <text:p>einstellen 1 Wagen für WEK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15H08M00S" calcext:value-type="time">
            <text:p>15: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15:08</text:p>
          </table:table-cell>
          <table:table-cell table:style-name="ce206" office:value-type="string" calcext:value-type="string">
            <text:p>(16:20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5H54M00S" calcext:value-type="time">
            <text:p>15: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06" office:value-type="string" calcext:value-type="string">
            <text:p>15:54</text:p>
          </table:table-cell>
          <table:table-cell table:style-name="ce206" office:value-type="string" calcext:value-type="string">
            <text:p>(16:09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tellen 2 2 Stückgut Wagen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6H09M00S" calcext:value-type="time">
            <text:p>16: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06" office:value-type="string" calcext:value-type="string">
            <text:p>(15:54)</text:p>
          </table:table-cell>
          <table:table-cell table:style-name="ce206" office:value-type="string" calcext:value-type="string">
            <text:p>16:09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16H20M00S" calcext:value-type="time">
            <text:p>16: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(15:08)</text:p>
          </table:table-cell>
          <table:table-cell table:style-name="ce206" office:value-type="string" calcext:value-type="string">
            <text:p>16:20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JOB 4 Privatbahn</text:p>
          </table:table-cell>
          <table:table-cell table:style-name="ce211" office:value-type="time" office:time-value="PT17H14M00S" calcext:value-type="time">
            <text:p>17: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 3306</text:p>
          </table:table-cell>
          <table:table-cell table:style-name="ce206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206" office:value-type="string" calcext:value-type="string">
            <text:p>17:14</text:p>
          </table:table-cell>
          <table:table-cell table:style-name="ce206"/>
          <table:table-cell/>
          <table:table-cell office:value-type="string" calcext:value-type="string">
            <text:p>Honau Sud</text:p>
          </table:table-cell>
          <table:table-cell office:value-type="string" calcext:value-type="string">
            <text:p>Vt, Diesel, Dampf TFZ aussetzen</text:p>
            <text:p>aussetzen 1 Arbeiterzug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6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18H12M00S" calcext:value-type="time">
            <text:p>18: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6</text:p>
          </table:table-cell>
          <table:table-cell table:style-name="ce206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06" office:value-type="string" calcext:value-type="string">
            <text:p>18:12</text:p>
          </table:table-cell>
          <table:table-cell table:style-name="ce206" office:value-type="string" calcext:value-type="string">
            <text:p>(18:42)</text:p>
          </table:table-cell>
          <table:table-cell/>
          <table:table-cell office:value-type="string" calcext:value-type="string">
            <text:p>Honau Sud</text:p>
          </table:table-cell>
          <table:table-cell office:value-type="string" calcext:value-type="string">
            <text:p>Diesel, Dampf TFZ aussetzen</text:p>
            <text:p>aussetzen 1  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18H42M00S" calcext:value-type="time">
            <text:p>18: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6</text:p>
          </table:table-cell>
          <table:table-cell table:style-name="ce206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206" office:value-type="string" calcext:value-type="string">
            <text:p>(18:12)</text:p>
          </table:table-cell>
          <table:table-cell table:style-name="ce206" office:value-type="string" calcext:value-type="string">
            <text:p>18:42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2 Rollwagenzug</text:p>
          </table:table-cell>
          <table:table-cell table:style-name="ce211" office:value-type="time" office:time-value="PT06H24M00S" calcext:value-type="time">
            <text:p>06: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1</text:p>
          </table:table-cell>
          <table:table-cell table:style-name="ce206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06:24</text:p>
          </table:table-cell>
          <table:table-cell table:style-name="ce206" office:value-type="string" calcext:value-type="string">
            <text:p>(08:35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aussetzen 2 Normalspur-Stückgut Wagen aussetzen und 3 Schmalspur-Stückgut Wagen auf Ptmg anhäng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1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07H28M00S" calcext:value-type="time">
            <text:p>07: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07:28</text:p>
          </table:table-cell>
          <table:table-cell table:style-name="ce206" office:value-type="string" calcext:value-type="string">
            <text:p>(07:43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aussetzen 2 3 Stückgut Wagen Richtung RUB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07H38M00S" calcext:value-type="time">
            <text:p>07: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4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07:38</text:p>
          </table:table-cell>
          <table:table-cell table:style-name="ce206" office:value-type="string" calcext:value-type="string">
            <text:p>(08:23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tellen 1 <text:s/>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07H43M00S" calcext:value-type="time">
            <text:p>07: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(07:28)</text:p>
          </table:table-cell>
          <table:table-cell table:style-name="ce206" office:value-type="string" calcext:value-type="string">
            <text:p>07:43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08H23M00S" calcext:value-type="time">
            <text:p>08: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4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(07:38)</text:p>
          </table:table-cell>
          <table:table-cell table:style-name="ce206" office:value-type="string" calcext:value-type="string">
            <text:p>08:23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2 Rollwagenzug</text:p>
          </table:table-cell>
          <table:table-cell table:style-name="ce211" office:value-type="time" office:time-value="PT08H35M00S" calcext:value-type="time">
            <text:p>08: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1</text:p>
          </table:table-cell>
          <table:table-cell table:style-name="ce206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(06:24)</text:p>
          </table:table-cell>
          <table:table-cell table:style-name="ce206" office:value-type="string" calcext:value-type="string">
            <text:p>08:3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1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11H24M00S" calcext:value-type="time">
            <text:p>11: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11:24</text:p>
          </table:table-cell>
          <table:table-cell table:style-name="ce206" office:value-type="string" calcext:value-type="string">
            <text:p>(13:45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1H38M00S" calcext:value-type="time">
            <text:p>11: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11:38</text:p>
          </table:table-cell>
          <table:table-cell table:style-name="ce206" office:value-type="string" calcext:value-type="string">
            <text:p>(11:43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aussetzen 2 1 Stückgut Wagen Richtung UHO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1H43M00S" calcext:value-type="time">
            <text:p>11: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(11:38)</text:p>
          </table:table-cell>
          <table:table-cell table:style-name="ce206" office:value-type="string" calcext:value-type="string">
            <text:p>11:43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2 Rollwagenzug</text:p>
          </table:table-cell>
          <table:table-cell table:style-name="ce211" office:value-type="time" office:time-value="PT12H48M00S" calcext:value-type="time">
            <text:p>12: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2</text:p>
          </table:table-cell>
          <table:table-cell table:style-name="ce206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12:48</text:p>
          </table:table-cell>
          <table:table-cell table:style-name="ce206" office:value-type="string" calcext:value-type="string">
            <text:p>(13:18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tellen 1 Normalspur-Stückgut Wagen ein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2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2H54M00S" calcext:value-type="time">
            <text:p>12: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12:54</text:p>
          </table:table-cell>
          <table:table-cell table:style-name="ce206" office:value-type="string" calcext:value-type="string">
            <text:p>(12:59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aussetzen 3 1 Stückgut Wagen aus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2H59M00S" calcext:value-type="time">
            <text:p>12: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(12:54)</text:p>
          </table:table-cell>
          <table:table-cell table:style-name="ce206" office:value-type="string" calcext:value-type="string">
            <text:p>12:59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2 Rollwagenzug</text:p>
          </table:table-cell>
          <table:table-cell table:style-name="ce211" office:value-type="time" office:time-value="PT13H18M00S" calcext:value-type="time">
            <text:p>13: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2</text:p>
          </table:table-cell>
          <table:table-cell table:style-name="ce206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(12:48)</text:p>
          </table:table-cell>
          <table:table-cell table:style-name="ce206" office:value-type="string" calcext:value-type="string">
            <text:p>13:18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2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13H45M00S" calcext:value-type="time">
            <text:p>13: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(11:24)</text:p>
          </table:table-cell>
          <table:table-cell table:style-name="ce206" office:value-type="string" calcext:value-type="string">
            <text:p>13:4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7H04M00S" calcext:value-type="time">
            <text:p>17: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17:04</text:p>
          </table:table-cell>
          <table:table-cell table:style-name="ce206" office:value-type="string" calcext:value-type="string">
            <text:p>(17:19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tellen 4 3 Stückgut Wagen aussetzen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7H19M00S" calcext:value-type="time">
            <text:p>17: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206" office:value-type="string" calcext:value-type="string">
            <text:p>(17:04)</text:p>
          </table:table-cell>
          <table:table-cell table:style-name="ce206" office:value-type="string" calcext:value-type="string">
            <text:p>17:19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06H30M00S" calcext:value-type="time">
            <text:p>06: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4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06" office:value-type="string" calcext:value-type="string">
            <text:p>06:30</text:p>
          </table:table-cell>
          <table:table-cell table:style-name="ce206" office:value-type="string" calcext:value-type="string">
            <text:p>(07:15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tellen 1 <text:s/>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07H15M00S" calcext:value-type="time">
            <text:p>07: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4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06" office:value-type="string" calcext:value-type="string">
            <text:p>(06:30)</text:p>
          </table:table-cell>
          <table:table-cell table:style-name="ce206" office:value-type="string" calcext:value-type="string">
            <text:p>07:15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08H05M00S" calcext:value-type="time">
            <text:p>08: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08:05</text:p>
          </table:table-cell>
          <table:table-cell table:style-name="ce206" office:value-type="string" calcext:value-type="string">
            <text:p>(08:10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08H10M00S" calcext:value-type="time">
            <text:p>08: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(08:05)</text:p>
          </table:table-cell>
          <table:table-cell table:style-name="ce206" office:value-type="string" calcext:value-type="string">
            <text:p>08: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2 Rollwagenzug</text:p>
          </table:table-cell>
          <table:table-cell table:style-name="ce211" office:value-type="time" office:time-value="PT08H58M00S" calcext:value-type="time">
            <text:p>08: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08:58</text:p>
          </table:table-cell>
          <table:table-cell table:style-name="ce206" office:value-type="string" calcext:value-type="string">
            <text:p>(09:18)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1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2 Rollwagenzug</text:p>
          </table:table-cell>
          <table:table-cell table:style-name="ce211" office:value-type="time" office:time-value="PT09H18M00S" calcext:value-type="time">
            <text:p>09: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(08:58)</text:p>
          </table:table-cell>
          <table:table-cell table:style-name="ce206" office:value-type="string" calcext:value-type="string">
            <text:p>09:18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1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1H11M00S" calcext:value-type="time">
            <text:p>11: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06" office:value-type="string" calcext:value-type="string">
            <text:p>11:11</text:p>
          </table:table-cell>
          <table:table-cell table:style-name="ce206" office:value-type="string" calcext:value-type="string">
            <text:p>(11:16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1H16M00S" calcext:value-type="time">
            <text:p>11: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06" office:value-type="string" calcext:value-type="string">
            <text:p>(11:11)</text:p>
          </table:table-cell>
          <table:table-cell table:style-name="ce206" office:value-type="string" calcext:value-type="string">
            <text:p>11:16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2 Rollwagenzug</text:p>
          </table:table-cell>
          <table:table-cell table:style-name="ce211" office:value-type="time" office:time-value="PT12H25M00S" calcext:value-type="time">
            <text:p>12: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2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06"/>
          <table:table-cell table:style-name="ce206" office:value-type="string" calcext:value-type="string">
            <text:p>12:25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tellen 1 <text:s/>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Ng 7502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3H21M00S" calcext:value-type="time">
            <text:p>13: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13:21</text:p>
          </table:table-cell>
          <table:table-cell table:style-name="ce206" office:value-type="string" calcext:value-type="string">
            <text:p>(13:26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3H26M00S" calcext:value-type="time">
            <text:p>13: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(13:21)</text:p>
          </table:table-cell>
          <table:table-cell table:style-name="ce206" office:value-type="string" calcext:value-type="string">
            <text:p>13:26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14H08M00S" calcext:value-type="time">
            <text:p>14: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14:08</text:p>
          </table:table-cell>
          <table:table-cell table:style-name="ce206" office:value-type="string" calcext:value-type="string">
            <text:p>(14:38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14H38M00S" calcext:value-type="time">
            <text:p>14: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206" office:value-type="string" calcext:value-type="string">
            <text:p>(14:08)</text:p>
          </table:table-cell>
          <table:table-cell table:style-name="ce206" office:value-type="string" calcext:value-type="string">
            <text:p>14:38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6H37M00S" calcext:value-type="time">
            <text:p>16: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06" office:value-type="string" calcext:value-type="string">
            <text:p>16:37</text:p>
          </table:table-cell>
          <table:table-cell table:style-name="ce206" office:value-type="string" calcext:value-type="string">
            <text:p>(16:42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einstellen 3 <text:s/>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6H42M00S" calcext:value-type="time">
            <text:p>16: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206" office:value-type="string" calcext:value-type="string">
            <text:p>(16:37)</text:p>
          </table:table-cell>
          <table:table-cell table:style-name="ce206" office:value-type="string" calcext:value-type="string">
            <text:p>16:42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7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09H33M00S" calcext:value-type="time">
            <text:p>09: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06" office:value-type="string" calcext:value-type="string">
            <text:p>09:33</text:p>
          </table:table-cell>
          <table:table-cell table:style-name="ce206"/>
          <table:table-cell/>
          <table:table-cell office:value-type="string" calcext:value-type="string">
            <text:p>Rublingen</text:p>
          </table:table-cell>
          <table:table-cell office:value-type="string" calcext:value-type="string">
            <text:p>Vt TFZ aussetzen  Ü PtmG 3102</text:p>
            <text:p>aussetzen 5 1 Stückgut Wagen aussetz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/>
          <table:table-cell office:value-type="string" calcext:value-type="string">
            <text:p>PtmG 3102</text:p>
          </table:table-cell>
          <table:table-cell/>
        </table:table-row>
        <table:table-row table:style-name="ro8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09H48M00S" calcext:value-type="time">
            <text:p>09: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/>
          <table:table-cell table:style-name="ce206"/>
          <table:table-cell table:style-name="ce206" office:value-type="string" calcext:value-type="string">
            <text:p>09:48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Vt TFZ einsetzen  von  PtmG 3101</text:p>
            <text:p>einstellen 1 1 Post Wagen einsetzen</text:p>
            <text:p>2 1 Stückgut Wagen Richtung UHO einsetzen</text:p>
            <text:p>3 1 Stückgut Wagen aus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4H49M00S" calcext:value-type="time">
            <text:p>14: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06" office:value-type="string" calcext:value-type="string">
            <text:p>14:49</text:p>
          </table:table-cell>
          <table:table-cell table:style-name="ce206"/>
          <table:table-cell/>
          <table:table-cell office:value-type="string" calcext:value-type="string">
            <text:p>Rublingen</text:p>
          </table:table-cell>
          <table:table-cell office:value-type="string" calcext:value-type="string">
            <text:p>Vt TFZ aussetzen  Ü PtmG 3104</text:p>
            <text:p>aussetzen 1 Vt umsetzen, 1 Post Wagen einsetz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/>
          <table:table-cell office:value-type="string" calcext:value-type="string">
            <text:p>PtmG 3104</text:p>
          </table:table-cell>
          <table:table-cell/>
        </table:table-row>
        <table:table-row table:style-name="ro7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5H14M00S" calcext:value-type="time">
            <text:p>15: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/>
          <table:table-cell table:style-name="ce206"/>
          <table:table-cell table:style-name="ce206" office:value-type="string" calcext:value-type="string">
            <text:p>15:1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Vt TFZ einsetzen  von  PtmG 3103</text:p>
            <text:p>einstellen 1 Vt umsetzen, 1 Post Wagen aussetzen, 1 Stückgut Wagen ein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17H02M00S" calcext:value-type="time">
            <text:p>17: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206" office:value-type="string" calcext:value-type="string">
            <text:p>17:02</text:p>
          </table:table-cell>
          <table:table-cell table:style-name="ce206"/>
          <table:table-cell/>
          <table:table-cell office:value-type="string" calcext:value-type="string">
            <text:p>Rublingen</text:p>
          </table:table-cell>
          <table:table-cell office:value-type="string" calcext:value-type="string">
            <text:p>Diesel, Dampf TFZ aussetzen <text:s/>Ü Ng 7506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/>
          <table:table-cell office:value-type="string" calcext:value-type="string">
            <text:p>Ng 7506</text:p>
          </table:table-cell>
          <table:table-cell/>
        </table:table-row>
        <table:table-row table:style-name="ro7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17H30M00S" calcext:value-type="time">
            <text:p>17: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Ng 7506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/>
          <table:table-cell table:style-name="ce206"/>
          <table:table-cell table:style-name="ce206" office:value-type="string" calcext:value-type="string">
            <text:p>17:30</text:p>
          </table:table-cell>
          <table:table-cell table:number-columns-repeated="2" office:value-type="string" calcext:value-type="string">
            <text:p>Honau Sud</text:p>
          </table:table-cell>
          <table:table-cell office:value-type="string" calcext:value-type="string">
            <text:p>Diesel, Dampf TFZ einsetzen  von  Ng 7505</text:p>
            <text:p>einstellen 1  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JOB 2 Rollwagenzug</text:p>
          </table:table-cell>
          <table:table-cell table:style-name="ce211" office:value-type="time" office:time-value="PT06H00M00S" calcext:value-type="time">
            <text:p>06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/>
          <table:table-cell table:style-name="ce206"/>
          <table:table-cell table:style-name="ce206" office:value-type="string" calcext:value-type="string">
            <text:p>06:0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L45H, 2095 TFZ einsetzen</text:p>
            <text:p>einstellen 2 Normalspur-Stückgut Wagen aussetzen und 3 Schmalspur-Stückgut Wagen auf Ptmg anhäng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1</text:p>
          </table:table-cell>
          <table:table-cell table:number-columns-repeated="3"/>
        </table:table-row>
        <table:table-row table:style-name="ro8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07H00M00S" calcext:value-type="time">
            <text:p>07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1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/>
          <table:table-cell table:style-name="ce206"/>
          <table:table-cell table:style-name="ce206" office:value-type="string" calcext:value-type="string">
            <text:p>07:0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Vt TFZ einsetzen</text:p>
            <text:p>einstellen 2 3 Stückgut Wagen Richtung RUB einsetzen</text:p>
            <text:p>4 2 Stückgut Wagen aussetzen</text:p>
            <text:p>5 1 Stückgut Wagen aus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3"/>
        </table:table-row>
        <table:table-row table:style-name="ro7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09H32M00S" calcext:value-type="time">
            <text:p>09: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4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09:32</text:p>
          </table:table-cell>
          <table:table-cell table:style-name="ce206" office:value-type="string" calcext:value-type="string">
            <text:p>(10:02)</text:p>
          </table:table-cell>
          <table:table-cell/>
          <table:table-cell office:value-type="string" calcext:value-type="string">
            <text:p>Unterhosen</text:p>
          </table:table-cell>
          <table:table-cell office:value-type="string" calcext:value-type="string">
            <text:p>Diesel, Dampf TFZ aussetzen  Ü Ng 7505</text:p>
            <text:p>aussetzen 1  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/>
          <table:table-cell office:value-type="string" calcext:value-type="string">
            <text:p>Ng 7505</text:p>
          </table:table-cell>
          <table:table-cell/>
        </table:table-row>
        <table:table-row table:style-name="ro1">
          <table:table-cell table:style-name="ce208" office:value-type="string" calcext:value-type="string">
            <text:p>JOB 5 Nahgüterzug</text:p>
          </table:table-cell>
          <table:table-cell table:style-name="ce211" office:value-type="time" office:time-value="PT10H02M00S" calcext:value-type="time">
            <text:p>10: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4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(09:32)</text:p>
          </table:table-cell>
          <table:table-cell table:style-name="ce206" office:value-type="string" calcext:value-type="string">
            <text:p>10:0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/>
          <table:table-cell office:value-type="string" calcext:value-type="string">
            <text:p>Ng 7505</text:p>
          </table:table-cell>
          <table:table-cell/>
        </table:table-row>
        <table:table-row table:style-name="ro1">
          <table:table-cell table:style-name="ce209" office:value-type="string" calcext:value-type="string">
            <text:p>JOB 5 Nahgüterzug</text:p>
          </table:table-cell>
          <table:table-cell table:style-name="ce211" office:value-type="time" office:time-value="PT10H30M00S" calcext:value-type="time">
            <text:p>10: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5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/>
          <table:table-cell table:style-name="ce206"/>
          <table:table-cell table:style-name="ce206" office:value-type="string" calcext:value-type="string">
            <text:p>10:3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Diesel, Dampf TFZ einsetzen <text:s/>von <text:s/>Ng 7504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2H11M00S" calcext:value-type="time">
            <text:p>12: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2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12:11</text:p>
          </table:table-cell>
          <table:table-cell table:style-name="ce206"/>
          <table:table-cell/>
          <table:table-cell office:value-type="string" calcext:value-type="string">
            <text:p>Unterhosen</text:p>
          </table:table-cell>
          <table:table-cell office:value-type="string" calcext:value-type="string">
            <text:p>Vt TFZ aussetzen  Ü PtmG 3103</text:p>
            <text:p>aussetzen 1 1 Post Wagen einsetz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/>
          <table:table-cell office:value-type="string" calcext:value-type="string">
            <text:p>PtmG 3103</text:p>
          </table:table-cell>
          <table:table-cell/>
        </table:table-row>
        <table:table-row table:style-name="ro8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2H26M00S" calcext:value-type="time">
            <text:p>12: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3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/>
          <table:table-cell table:style-name="ce206"/>
          <table:table-cell table:style-name="ce206" office:value-type="string" calcext:value-type="string">
            <text:p>12:26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Vt TFZ einsetzen  von  PtmG 3102</text:p>
            <text:p>einstellen 1 Vt umsetzen, 1 Post Wagen einsetzen</text:p>
            <text:p>2 1 Stückgut Wagen einsetzen</text:p>
            <text:p>3 1 Stückgut Wagen aus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3"/>
        </table:table-row>
        <table:table-row table:style-name="ro9">
          <table:table-cell table:style-name="ce209" office:value-type="string" calcext:value-type="string">
            <text:p>JOB 2 Rollwagenzug</text:p>
          </table:table-cell>
          <table:table-cell table:style-name="ce211" office:value-type="time" office:time-value="PT13H42M00S" calcext:value-type="time">
            <text:p>13: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2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13:42</text:p>
          </table:table-cell>
          <table:table-cell table:style-name="ce206" office:value-type="string" calcext:value-type="string">
            <text:p>(14:12)</text:p>
          </table:table-cell>
          <table:table-cell/>
          <table:table-cell office:value-type="string" calcext:value-type="string">
            <text:p>Unterhosen</text:p>
          </table:table-cell>
          <table:table-cell office:value-type="string" calcext:value-type="string">
            <text:p>L45H, 2095 TFZ aussetzen</text:p>
            <text:p>aussetzen 1  </text:p>
            <text:p>1 Normalspur-Stückgut Wagen einsetz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2</text:p>
          </table:table-cell>
          <table:table-cell table:number-columns-repeated="3"/>
        </table:table-row>
        <table:table-row table:style-name="ro1">
          <table:table-cell table:style-name="ce209" office:value-type="string" calcext:value-type="string">
            <text:p>JOB 2 Rollwagenzug</text:p>
          </table:table-cell>
          <table:table-cell table:style-name="ce211" office:value-type="time" office:time-value="PT14H12M00S" calcext:value-type="time">
            <text:p>14: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2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(13:42)</text:p>
          </table:table-cell>
          <table:table-cell table:style-name="ce206" office:value-type="string" calcext:value-type="string">
            <text:p>14:1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2</text:p>
          </table:table-cell>
          <table:table-cell table:number-columns-repeated="3"/>
        </table:table-row>
        <table:table-row table:style-name="ro10">
          <table:table-cell table:style-name="ce209" office:value-type="string" calcext:value-type="string">
            <text:p>JOB 3 Stückgut + Post Beförderung</text:p>
          </table:table-cell>
          <table:table-cell table:style-name="ce211" office:value-type="time" office:time-value="PT17H47M00S" calcext:value-type="time">
            <text:p>17:4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17:47</text:p>
          </table:table-cell>
          <table:table-cell table:style-name="ce206" office:value-type="string" calcext:value-type="string">
            <text:p>(18:02)</text:p>
          </table:table-cell>
          <table:table-cell/>
          <table:table-cell office:value-type="string" calcext:value-type="string">
            <text:p>Unterhosen</text:p>
          </table:table-cell>
          <table:table-cell office:value-type="string" calcext:value-type="string">
            <text:p>Vt TFZ aussetzen</text:p>
            <text:p>aussetzen 1 Vt umsetzen, 1 Post Wagen aussetzen, 1 Stückgut Wagen einsetzen</text:p>
            <text:p>2 2 Stückgut Wagen einsetzen</text:p>
            <text:p>3  </text:p>
            <text:p>4 3 Stückgut Wagen aussetzen</text:p>
            <text:p>5  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JOB 3 Stückgut + Post Beförderung</text:p>
          </table:table-cell>
          <table:table-cell table:style-name="ce211" office:value-type="time" office:time-value="PT18H02M00S" calcext:value-type="time">
            <text:p>18: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4</text:p>
          </table:table-cell>
          <table:table-cell table:style-name="ce206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206" office:value-type="string" calcext:value-type="string">
            <text:p>(17:47)</text:p>
          </table:table-cell>
          <table:table-cell table:style-name="ce206" office:value-type="string" calcext:value-type="string">
            <text:p>18:0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3"/>
        </table:table-row>
        <table:table-row table:style-name="ro7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06H14M00S" calcext:value-type="time">
            <text:p>06: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 3301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06" office:value-type="string" calcext:value-type="string">
            <text:p>06:14</text:p>
          </table:table-cell>
          <table:table-cell table:style-name="ce206"/>
          <table:table-cell/>
          <table:table-cell office:value-type="string" calcext:value-type="string">
            <text:p>Waldeck</text:p>
          </table:table-cell>
          <table:table-cell office:value-type="string" calcext:value-type="string">
            <text:p>Vt, Diesel, Dampf TFZ aussetzen  Ü PtmG 3302</text:p>
            <text:p>aussetzen 1 Arbeiterzug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1</text:p>
          </table:table-cell>
          <table:table-cell/>
          <table:table-cell office:value-type="string" calcext:value-type="string">
            <text:p>PtmG 3302</text:p>
          </table:table-cell>
          <table:table-cell/>
        </table:table-row>
        <table:table-row table:style-name="ro7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07H00M00S" calcext:value-type="time">
            <text:p>07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2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/>
          <table:table-cell table:style-name="ce206"/>
          <table:table-cell table:style-name="ce206" office:value-type="string" calcext:value-type="string">
            <text:p>07:00</text:p>
          </table:table-cell>
          <table:table-cell table:number-columns-repeated="2" office:value-type="string" calcext:value-type="string">
            <text:p>Honau Sud</text:p>
          </table:table-cell>
          <table:table-cell office:value-type="string" calcext:value-type="string">
            <text:p>Vt, Diesel, Dampf TFZ einsetzen  von  Pt 3301</text:p>
            <text:p>einstellen 1 Wagen für HOS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2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JOB 4 Privatbahn</text:p>
          </table:table-cell>
          <table:table-cell table:style-name="ce211" office:value-type="time" office:time-value="PT09H34M00S" calcext:value-type="time">
            <text:p>09: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3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06" office:value-type="string" calcext:value-type="string">
            <text:p>09:34</text:p>
          </table:table-cell>
          <table:table-cell table:style-name="ce206" office:value-type="string" calcext:value-type="string">
            <text:p>(09:39)</text:p>
          </table:table-cell>
          <table:table-cell/>
          <table:table-cell office:value-type="string" calcext:value-type="string">
            <text:p>Waldeck</text:p>
          </table:table-cell>
          <table:table-cell office:value-type="string" calcext:value-type="string">
            <text:p>Vt, Diesel, Dampf TFZ aussetzen  Ü PtmG 3304</text:p>
            <text:p>aussetzen 1  Wagen + Stückgut Wagen für WEK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/>
          <table:table-cell office:value-type="string" calcext:value-type="string">
            <text:p>PtmG 3304</text:p>
          </table:table-cell>
          <table:table-cell/>
        </table:table-row>
        <table:table-row table:style-name="ro1">
          <table:table-cell table:style-name="ce209" office:value-type="string" calcext:value-type="string">
            <text:p>JOB 4 Privatbahn</text:p>
          </table:table-cell>
          <table:table-cell table:style-name="ce211" office:value-type="time" office:time-value="PT09H39M00S" calcext:value-type="time">
            <text:p>09: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3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06" office:value-type="string" calcext:value-type="string">
            <text:p>(09:34)</text:p>
          </table:table-cell>
          <table:table-cell table:style-name="ce206" office:value-type="string" calcext:value-type="string">
            <text:p>09:39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/>
          <table:table-cell office:value-type="string" calcext:value-type="string">
            <text:p>PtmG 3304</text:p>
          </table:table-cell>
          <table:table-cell/>
        </table:table-row>
        <table:table-row table:style-name="ro7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14H00M00S" calcext:value-type="time">
            <text:p>14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4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/>
          <table:table-cell table:style-name="ce206"/>
          <table:table-cell table:style-name="ce206" office:value-type="string" calcext:value-type="string">
            <text:p>14:00</text:p>
          </table:table-cell>
          <table:table-cell table:number-columns-repeated="2" office:value-type="string" calcext:value-type="string">
            <text:p>Honau Sud</text:p>
          </table:table-cell>
          <table:table-cell office:value-type="string" calcext:value-type="string">
            <text:p>Vt, Diesel, Dampf TFZ einsetzen  von  PtmG 3303</text:p>
            <text:p>einstellen 1 Wagen + Stückgut Wagen für HOS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 table:number-columns-repeated="3"/>
        </table:table-row>
        <table:table-row table:style-name="ro7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15H14M00S" calcext:value-type="time">
            <text:p>15: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5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06" office:value-type="string" calcext:value-type="string">
            <text:p>15:14</text:p>
          </table:table-cell>
          <table:table-cell table:style-name="ce206" office:value-type="string" calcext:value-type="string">
            <text:p>(15:19)</text:p>
          </table:table-cell>
          <table:table-cell/>
          <table:table-cell office:value-type="string" calcext:value-type="string">
            <text:p>Waldeck</text:p>
          </table:table-cell>
          <table:table-cell office:value-type="string" calcext:value-type="string">
            <text:p>Vt, Diesel, Dampf TFZ aussetzen  Ü Pt 3306</text:p>
            <text:p>aussetzen 1 Wagen für WEK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/>
          <table:table-cell office:value-type="string" calcext:value-type="string">
            <text:p>Pt 3306</text:p>
          </table:table-cell>
          <table:table-cell/>
        </table:table-row>
        <table:table-row table:style-name="ro1">
          <table:table-cell table:style-name="ce208" office:value-type="string" calcext:value-type="string">
            <text:p>JOB 4 Privatbahn</text:p>
          </table:table-cell>
          <table:table-cell table:style-name="ce211" office:value-type="time" office:time-value="PT15H19M00S" calcext:value-type="time">
            <text:p>15: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5</text:p>
          </table:table-cell>
          <table:table-cell table:style-name="ce206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206" office:value-type="string" calcext:value-type="string">
            <text:p>(15:14)</text:p>
          </table:table-cell>
          <table:table-cell table:style-name="ce206" office:value-type="string" calcext:value-type="string">
            <text:p>15:19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/>
          <table:table-cell office:value-type="string" calcext:value-type="string">
            <text:p>Pt 3306</text:p>
          </table:table-cell>
          <table:table-cell/>
        </table:table-row>
        <table:table-row table:style-name="ro7">
          <table:table-cell table:style-name="ce209" office:value-type="string" calcext:value-type="string">
            <text:p>JOB 4 Privatbahn</text:p>
          </table:table-cell>
          <table:table-cell table:style-name="ce211" office:value-type="time" office:time-value="PT17H00M00S" calcext:value-type="time">
            <text:p>17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 3306</text:p>
          </table:table-cell>
          <table:table-cell table:style-name="ce206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/>
          <table:table-cell table:style-name="ce206"/>
          <table:table-cell table:style-name="ce206" office:value-type="string" calcext:value-type="string">
            <text:p>17:00</text:p>
          </table:table-cell>
          <table:table-cell table:number-columns-repeated="2" office:value-type="string" calcext:value-type="string">
            <text:p>Honau Sud</text:p>
          </table:table-cell>
          <table:table-cell office:value-type="string" calcext:value-type="string">
            <text:p>Vt, Diesel, Dampf TFZ einsetzen  von  PtmG 3305</text:p>
            <text:p>einstellen 1 Arbeiterzu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6</text:p>
          </table:table-cell>
          <table:table-cell table:number-columns-repeated="3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6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4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5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5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4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9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4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7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3">
          <table:table-cell table:style-name="ce208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">
          <table:table-cell table:style-name="ce209"/>
          <table:table-cell table:style-name="ce211"/>
          <table:table-cell table:number-columns-repeated="3"/>
          <table:table-cell table:style-name="ce206"/>
          <table:table-cell table:number-columns-repeated="2"/>
          <table:table-cell table:style-name="ce206" table:number-columns-repeated="2"/>
          <table:table-cell table:number-columns-repeated="12"/>
        </table:table-row>
        <table:table-row table:style-name="ro1" table:number-rows-repeated="25866">
          <table:table-cell table:style-name="ce209"/>
          <table:table-cell table:style-name="ce211"/>
          <table:table-cell table:number-columns-repeated="20"/>
        </table:table-row>
        <table:table-row table:style-name="ro1" table:number-rows-repeated="102246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ibrary" table:style-name="ta1" table:print="false">
        <table:table-column table:style-name="co40" table:default-cell-style-name="ce218"/>
        <table:table-column table:style-name="co41" table:default-cell-style-name="ce218"/>
        <table:table-column table:style-name="co42" table:default-cell-style-name="ce218"/>
        <table:table-column table:style-name="co43" table:default-cell-style-name="ce218"/>
        <table:table-column table:style-name="co44" table:default-cell-style-name="ce218"/>
        <table:table-column table:style-name="co45" table:default-cell-style-name="ce218"/>
        <table:table-column table:style-name="co46" table:number-columns-repeated="1010" table:default-cell-style-name="ce218"/>
        <table:table-column table:style-name="co46" table:number-columns-repeated="8" table:default-cell-style-name="ce219"/>
        <table:table-row table:style-name="ro11">
          <table:table-cell table:style-name="ce217" office:value-type="string" calcext:value-type="string">
            <text:p>Train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our and designation</text:p>
          </table:table-cell>
          <table:table-cell office:value-type="string" calcext:value-type="string">
            <text:p>JOB / Zuggattungsnummer</text:p>
          </table:table-cell>
          <table:table-cell office:value-type="string" calcext:value-type="string">
            <text:p>GROUP / Zuggattu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60**</text:p>
          </table:table-cell>
          <table:table-cell table:style-name="ce225" office:value-type="string" calcext:value-type="string">
            <text:p>Durchgangsgüterzug</text:p>
          </table:table-cell>
          <table:table-cell office:value-type="string" calcext:value-type="string">
            <text:p>(60,3) Last 200 t</text:p>
          </table:table-cell>
          <table:table-cell office:value-type="string" calcext:value-type="string">
            <text:p>Gz</text:p>
          </table:table-cell>
          <table:table-cell table:style-name="ce238" office:value-type="string" calcext:value-type="string">
            <text:p>Güterzü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tg</text:p>
          </table:table-cell>
          <table:table-cell office:value-type="string" calcext:value-type="string">
            <text:p>79**</text:p>
          </table:table-cell>
          <table:table-cell table:style-name="ce226" office:value-type="string" calcext:value-type="string">
            <text:p>Dienstzug / Arbeitszug</text:p>
          </table:table-cell>
          <table:table-cell office:value-type="string" calcext:value-type="string">
            <text:p>(31,1) Last 100 t</text:p>
          </table:table-cell>
          <table:table-cell office:value-type="string" calcext:value-type="string">
            <text:p>Dz</text:p>
          </table:table-cell>
          <table:table-cell table:style-name="ce239" office:value-type="string" calcext:value-type="string">
            <text:p>Dienstzü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g</text:p>
          </table:table-cell>
          <table:table-cell office:value-type="string" calcext:value-type="string">
            <text:p>67**</text:p>
          </table:table-cell>
          <table:table-cell table:style-name="ce225" office:value-type="string" calcext:value-type="string">
            <text:p>Ganzzug</text:p>
          </table:table-cell>
          <table:table-cell office:value-type="string" calcext:value-type="string">
            <text:p>(67,3) Last 200 t</text:p>
          </table:table-cell>
          <table:table-cell office:value-type="string" calcext:value-type="string">
            <text:p>Gz</text:p>
          </table:table-cell>
          <table:table-cell table:style-name="ce238" office:value-type="string" calcext:value-type="string">
            <text:p>Güterzü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68**</text:p>
          </table:table-cell>
          <table:table-cell table:style-name="ce225" office:value-type="string" calcext:value-type="string">
            <text:p>Güterwagenleerzug</text:p>
          </table:table-cell>
          <table:table-cell office:value-type="string" calcext:value-type="string">
            <text:p>(67,2) Last 200 t</text:p>
          </table:table-cell>
          <table:table-cell office:value-type="string" calcext:value-type="string">
            <text:p>Gz</text:p>
          </table:table-cell>
          <table:table-cell table:style-name="ce238" office:value-type="string" calcext:value-type="string">
            <text:p>Güterzü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z</text:p>
          </table:table-cell>
          <table:table-cell office:value-type="string" calcext:value-type="string">
            <text:p>99*</text:p>
          </table:table-cell>
          <table:table-cell table:style-name="ce226" office:value-type="string" calcext:value-type="string">
            <text:p>Lokleerfahrt</text:p>
          </table:table-cell>
          <table:table-cell office:value-type="string" calcext:value-type="string">
            <text:p>(96)</text:p>
          </table:table-cell>
          <table:table-cell office:value-type="string" calcext:value-type="string">
            <text:p>Dz</text:p>
          </table:table-cell>
          <table:table-cell table:style-name="ce239" office:value-type="string" calcext:value-type="string">
            <text:p>Dienstzü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</text:p>
          </table:table-cell>
          <table:table-cell table:style-name="ce222" office:value-type="string" calcext:value-type="string">
            <text:p>70**</text:p>
          </table:table-cell>
          <table:table-cell table:style-name="ce227" office:value-type="string" calcext:value-type="string">
            <text:p>Nahgüterzug</text:p>
          </table:table-cell>
          <table:table-cell office:value-type="string" calcext:value-type="string">
            <text:p>(70,1) Last 200 t</text:p>
          </table:table-cell>
          <table:table-cell office:value-type="string" calcext:value-type="string">
            <text:p>Gz</text:p>
          </table:table-cell>
          <table:table-cell table:style-name="ce238" office:value-type="string" calcext:value-type="string">
            <text:p>Güterzü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30**</text:p>
          </table:table-cell>
          <table:table-cell table:style-name="ce229" office:value-type="string" calcext:value-type="string">
            <text:p>Personenzug</text:p>
          </table:table-cell>
          <table:table-cell office:value-type="string" calcext:value-type="string">
            <text:p>(31,1) 2. Klasse</text:p>
          </table:table-cell>
          <table:table-cell office:value-type="string" calcext:value-type="string">
            <text:p>Rz</text:p>
          </table:table-cell>
          <table:table-cell table:style-name="ce238" office:value-type="string" calcext:value-type="string">
            <text:p>Reisezüge</text:p>
          </table:table-cell>
          <table:table-cell table:number-columns-repeated="1018"/>
        </table:table-row>
        <table:table-row table:style-name="ro1">
          <table:table-cell table:style-name="ce219" office:value-type="string" calcext:value-type="string">
            <text:p>PmG</text:p>
          </table:table-cell>
          <table:table-cell table:style-name="ce222" office:value-type="string" calcext:value-type="string">
            <text:p>30**</text:p>
          </table:table-cell>
          <table:table-cell table:style-name="ce230" office:value-type="string" calcext:value-type="string">
            <text:p>Personenzug mit Güterbeförderung</text:p>
          </table:table-cell>
          <table:table-cell office:value-type="string" calcext:value-type="string">
            <text:p>(72,1) 2. Klasse Last 200 t</text:p>
          </table:table-cell>
          <table:table-cell office:value-type="string" calcext:value-type="string">
            <text:p>Rz</text:p>
          </table:table-cell>
          <table:table-cell table:style-name="ce238" office:value-type="string" calcext:value-type="string">
            <text:p>Reisezü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mG</text:p>
          </table:table-cell>
          <table:table-cell office:value-type="string" calcext:value-type="string">
            <text:p>37**</text:p>
          </table:table-cell>
          <table:table-cell table:style-name="ce230" office:value-type="string" calcext:value-type="string">
            <text:p>Personentriebwagen mit Güterbeförderung</text:p>
          </table:table-cell>
          <table:table-cell office:value-type="string" calcext:value-type="string">
            <text:p>(30,1) 2. Klasse Last 30 t</text:p>
          </table:table-cell>
          <table:table-cell office:value-type="string" calcext:value-type="string">
            <text:p>Rz</text:p>
          </table:table-cell>
          <table:table-cell table:style-name="ce238" office:value-type="string" calcext:value-type="string">
            <text:p>Reisezü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Üb</text:p>
          </table:table-cell>
          <table:table-cell office:value-type="string" calcext:value-type="string">
            <text:p>77**</text:p>
          </table:table-cell>
          <table:table-cell table:style-name="ce231" office:value-type="string" calcext:value-type="string">
            <text:p>Übergabezug</text:p>
          </table:table-cell>
          <table:table-cell office:value-type="string" calcext:value-type="string">
            <text:p>(76,1)</text:p>
          </table:table-cell>
          <table:table-cell office:value-type="string" calcext:value-type="string">
            <text:p>Gz</text:p>
          </table:table-cell>
          <table:table-cell table:style-name="ce238" office:value-type="string" calcext:value-type="string">
            <text:p>Güterzüg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Job</text:p>
          </table:table-cell>
          <table:table-cell table:style-name="Default" office:value-type="string" calcext:value-type="string">
            <text:p>Farbe + Dicke</text:p>
          </table:table-cell>
          <table:table-cell table:style-name="ce232"/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Farbe + Dicke</text:p>
          </table:table-cell>
          <table:table-cell table:style-name="ce232"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arbe + Dicke</text:p>
          </table:table-cell>
          <table:table-cell table:style-name="ce233"/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Farbe + Dicke</text:p>
          </table:table-cell>
          <table:table-cell table:style-name="ce233"/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rain</text:p>
          </table:table-cell>
          <table:table-cell table:style-name="Default" office:value-type="string" calcext:value-type="string">
            <text:p>Farbe + Dicke</text:p>
          </table:table-cell>
          <table:table-cell table:style-name="ce236"/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e, Festlegung der Linien (Abfolge der Stationen) für den Bildfahrplan</text:p>
          </table:table-cell>
          <table:table-cell table:number-columns-repeated="4"/>
          <table:table-cell office:value-type="string" calcext:value-type="string">
            <text:p>Abdr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type, die Zugarten und ihre Eigenschaften festle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type (bisher in Traintype) Layout für Linien im Bildfahrpl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 variablen (bisher IniVar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Stoptime, die Haltezeiten der Zügen in den Statio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Def, begleit-Texte für objects in Buchfahrplan, BF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0" office:value-type="string" calcext:value-type="string">
            <text:p>DirectorySaveBFO, Ablage für BFOs</text:p>
          </table:table-cell>
          <table:table-cell table:number-columns-repeated="1023"/>
        </table:table-row>
        <table:table-row table:style-name="ro1">
          <table:table-cell table:style-name="ce220" office:value-type="string" calcext:value-type="string">
            <text:p>DirectorySaveStartList, Ablage für Startlisten</text:p>
          </table:table-cell>
          <table:table-cell table:number-columns-repeated="1023"/>
        </table:table-row>
        <table:table-row table:style-name="ro1">
          <table:table-cell table:style-name="ce220" office:value-type="string" calcext:value-type="string">
            <text:p>JobTimePrefix, Vorlaufzeit Dienstbeginn</text:p>
          </table:table-cell>
          <table:table-cell table:number-columns-repeated="1023"/>
        </table:table-row>
        <table:table-row table:style-name="ro1">
          <table:table-cell table:style-name="ce220" office:value-type="string" calcext:value-type="string">
            <text:p>JobTimeSuffix, Nachlaufzeit Dienstende</text:p>
          </table:table-cell>
          <table:table-cell table:number-columns-repeated="2"/>
          <table:table-cell table:style-name="ce219"/>
          <table:table-cell table:style-name="ce220"/>
          <table:table-cell table:number-columns-repeated="1019"/>
        </table:table-row>
        <table:table-row table:style-name="ro1">
          <table:table-cell table:style-name="ce220" office:value-type="string" calcext:value-type="string">
            <text:p>PageDirection, Bildfahrplan Seitenausrichtung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PageName, Bildfahrplan SeitenAusgabeName im Dokument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ProjectDescription, Beschreibung des Projektes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TemplateBFO, Vorlage BFO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TemplateBody, Vorlage Hauptseite Buchfahrplan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TemplateNote, Vorlage Umlaufzettel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TemplateObject, Vorlage Anzeige Objekte 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TemplatePrefix, Vorlage Startseite Buchfahrplan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TemplateStartList, Vorlage Startaufstellung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TemplateSuffix, Vorlage EndeSeite Buchfahrplan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style-name="ce220" office:value-type="string" calcext:value-type="string">
            <text:p>TrainSheetName, Aktuelles Tabellenblatt für die Züge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2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iehe unter Documentation genauere Beschreibungen</text:p>
          </table:table-cell>
          <table:table-cell table:number-columns-repeated="2"/>
          <table:table-cell table:style-name="ce219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219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1" office:value-type="string" calcext:value-type="string">
            <text:p>Dateiname</text:p>
          </table:table-cell>
          <table:table-cell table:style-name="ce221" office:value-type="string" calcext:value-type="string">
            <text:p>Nutzung für</text:p>
          </table:table-cell>
          <table:table-cell table:style-name="ce221" office:value-type="string" calcext:value-type="string">
            <text:p>Untergruppe</text:p>
          </table:table-cell>
          <table:table-cell table:style-name="ce221" office:value-type="string" calcext:value-type="string">
            <text:p>Beschreibung</text:p>
          </table:table-cell>
          <table:table-cell table:number-columns-repeated="1020"/>
        </table:table-row>
        <table:table-row table:style-name="ro12">
          <table:table-cell table:style-name="ce120" office:value-type="string" calcext:value-type="string">
            <text:p>Arrangement.odp</text:p>
          </table:table-cell>
          <table:table-cell table:number-columns-repeated="2" table:style-name="ce120" office:value-type="string" calcext:value-type="string">
            <text:p>Arrangement</text:p>
          </table:table-cell>
          <table:table-cell table:style-name="ce120" office:value-type="string" calcext:value-type="string">
            <text:p>Vorlage für die Bearbeitung vom Arrangement, beinhaltet keine besondere Elemente, es kann auch jede andere Präsentationsdatei genommen werden.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BFO_Body_Object.ott</text:p>
          </table:table-cell>
          <table:table-cell table:style-name="ce120" office:value-type="string" calcext:value-type="string">
            <text:p>BFO</text:p>
          </table:table-cell>
          <table:table-cell table:style-name="ce120"/>
          <table:table-cell table:style-name="ce120" office:value-type="string" calcext:value-type="string">
            <text:p>Vorlage für Startaufstellung je Bahnhof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BFO_Body.ott</text:p>
          </table:table-cell>
          <table:table-cell table:style-name="ce120" office:value-type="string" calcext:value-type="string">
            <text:p>BFO</text:p>
          </table:table-cell>
          <table:table-cell table:style-name="ce120"/>
          <table:table-cell table:style-name="ce120" office:value-type="string" calcext:value-type="string">
            <text:p>Vorlage für Bahnhofsfahrordnungen je Bahnhof</text:p>
          </table:table-cell>
          <table:table-cell table:number-columns-repeated="1020"/>
        </table:table-row>
        <table:table-row table:style-name="ro8">
          <table:table-cell table:style-name="ce120" office:value-type="string" calcext:value-type="string">
            <text:p>BFO_Body.ott</text:p>
          </table:table-cell>
          <table:table-cell table:style-name="ce120" office:value-type="string" calcext:value-type="string">
            <text:p>BFO</text:p>
          </table:table-cell>
          <table:table-cell table:style-name="ce120"/>
          <table:table-cell table:style-name="ce120" office:value-type="string" calcext:value-type="string">
            <text:p>Vorlage für Bahnhofsfahrordnungen für Zugleitbetrieb je Bahnhof</text:p>
          </table:table-cell>
          <table:table-cell table:number-columns-repeated="1020"/>
        </table:table-row>
        <table:table-row table:style-name="ro10">
          <table:table-cell table:style-name="ce120" office:value-type="string" calcext:value-type="string">
            <text:p>BildFahrplan.odg</text:p>
          </table:table-cell>
          <table:table-cell table:number-columns-repeated="2" table:style-name="ce120" office:value-type="string" calcext:value-type="string">
            <text:p>Bildfahrplan</text:p>
          </table:table-cell>
          <table:table-cell table:style-name="ce120" office:value-type="string" calcext:value-type="string">
            <text:p>Vorlage für den Druck vom Bildfahrplan, beinhaltet keine besondere Elemente, es kann auch jede andere Zeichnungsdatei genommen werden.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BildFahrplanMusterDB.odg</text:p>
          </table:table-cell>
          <table:table-cell table:number-columns-repeated="2" table:style-name="ce120" office:value-type="string" calcext:value-type="string">
            <text:p>Bildfahrplan</text:p>
          </table:table-cell>
          <table:table-cell table:style-name="ce120" office:value-type="string" calcext:value-type="string">
            <text:p>Vorlage für den Druck vom Bildfahrplan, beinhaltet Linie in Bundesbahnlayout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BodySBFReiter.od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SBF</text:p>
          </table:table-cell>
          <table:table-cell table:style-name="ce120" office:value-type="string" calcext:value-type="string">
            <text:p>Vorlage für die doppelseitigen Karten für die Gleise im SBF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BodyTrainGZV.od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tshape</text:p>
          </table:table-cell>
          <table:table-cell table:style-name="ce120" office:value-type="string" calcext:value-type="string">
            <text:p>Vorlage mit textshape felder (XPLN. ..)</text:p>
          </table:table-cell>
          <table:table-cell table:number-columns-repeated="1020"/>
        </table:table-row>
        <table:table-row table:style-name="ro13">
          <table:table-cell table:style-name="ce120" office:value-type="string" calcext:value-type="string">
            <text:p>BodyTrainZugGruppen.od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tshape</text:p>
          </table:table-cell>
          <table:table-cell table:style-name="ce120" office:value-type="string" calcext:value-type="string">
            <text:p>Vorlage mit textshape felder (XPLN. ..), man erhält eine tabellerische Auflistung aller Gruppen des Zuges</text:p>
          </table:table-cell>
          <table:table-cell table:number-columns-repeated="1020"/>
        </table:table-row>
        <table:table-row table:style-name="ro13">
          <table:table-cell table:style-name="ce120" office:value-type="string" calcext:value-type="string">
            <text:p>BodyTrainZuglauf.od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tshape</text:p>
          </table:table-cell>
          <table:table-cell table:style-name="ce120" office:value-type="string" calcext:value-type="string">
            <text:p>Vorlage mit textshape felder (XPLN. ..), man erhält eine tabellerische Auflistung alle Zugläufe gemäss Auswahl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CycleNote_Locomotive.ott</text:p>
          </table:table-cell>
          <table:table-cell table:number-columns-repeated="2" table:style-name="ce120" office:value-type="string" calcext:value-type="string">
            <text:p>Umläufe</text:p>
          </table:table-cell>
          <table:table-cell table:style-name="ce120" office:value-type="string" calcext:value-type="string">
            <text:p>Umlaufzettel für Lokomotive (Größe analog wie Frachtzettel)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CycleNote_TrainSet.ott</text:p>
          </table:table-cell>
          <table:table-cell table:number-columns-repeated="2" table:style-name="ce120" office:value-type="string" calcext:value-type="string">
            <text:p>Umläufe</text:p>
          </table:table-cell>
          <table:table-cell table:style-name="ce120" office:value-type="string" calcext:value-type="string">
            <text:p>Umlaufzettel für Wagen (Größe analog wie Frachtzettel)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PrefixSBFReiter.ot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SBF</text:p>
          </table:table-cell>
          <table:table-cell table:style-name="ce120" office:value-type="string" calcext:value-type="string">
            <text:p>passende Prefix-Datei zu BodySBFReiter.odt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PrefixTrainZuglauf.ot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tshape</text:p>
          </table:table-cell>
          <table:table-cell table:style-name="ce120" office:value-type="string" calcext:value-type="string">
            <text:p>Prefix für Vorlage Bodytrain..</text:p>
          </table:table-cell>
          <table:table-cell table:number-columns-repeated="1020"/>
        </table:table-row>
        <table:table-row table:style-name="ro13">
          <table:table-cell table:style-name="ce120" office:value-type="string" calcext:value-type="string">
            <text:p>Train_Book_Body_allstationname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237" office:value-type="string" calcext:value-type="string">
            <text:p>Vorlage mit Beispiel der Text-Variablen, welche alle Stationen des Zuges beinhaltet, (Zuglauf)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Train_Book_Body_allstationname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Vorlage mit mit der Anzeige aller Stationen </text:p>
          </table:table-cell>
          <table:table-cell table:number-columns-repeated="1020"/>
        </table:table-row>
        <table:table-row table:style-name="ro13">
          <table:table-cell table:style-name="ce120" office:value-type="string" calcext:value-type="string">
            <text:p>Train_Book_Body_alltrainsets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Vorlage mit Beispiel der Text-Variablen, welche alle Bemerkungen für die trainset des Zuges beinhaltet (Wagenliste)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Train_Book_Body_alltrainsets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Vorlage mit mit der Anzeige aller trainsets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Train_Book_Body_Gzv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beinhaltet nur die GZV, gut geeignet eine Gesamt-GZV zu erstellen.</text:p>
          </table:table-cell>
          <table:table-cell table:number-columns-repeated="1020"/>
        </table:table-row>
        <table:table-row table:style-name="ro8">
          <table:table-cell table:style-name="ce120" office:value-type="string" calcext:value-type="string">
            <text:p>Train_Book_Body_Gzv1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beinhaltet nur die GZV, gut geeignet eine Gesamt-GZV zu erstellen. Enthält paar mehr Zugdaten</text:p>
          </table:table-cell>
          <table:table-cell table:number-columns-repeated="1020"/>
        </table:table-row>
        <table:table-row table:style-name="ro10">
          <table:table-cell table:style-name="ce120" office:value-type="string" calcext:value-type="string">
            <text:p>Train_Book_Body_GZV2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Standard Vorlage mit zwei Bereichen in der GZV-Tabelle (rechts Gruppen, links allgemeine Bemerkungen), neu seit Version 2.0.2</text:p>
          </table:table-cell>
          <table:table-cell table:number-columns-repeated="1020"/>
        </table:table-row>
        <table:table-row table:style-name="ro10">
          <table:table-cell table:style-name="ce120" office:value-type="string" calcext:value-type="string">
            <text:p>Train_Book_Body_JobShort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entspricht der Datei Train_Book_Body.ott, aber es werden nur die für den Dienst relevanten Stationen angezeigt, gesteuert durch die Variable JobShort=Y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Train_Book_Body_SBFA6_Tab.ot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SBF</text:p>
          </table:table-cell>
          <table:table-cell table:style-name="ce120" office:value-type="string" calcext:value-type="string">
            <text:p>GZV als Karteikarten (DIN A6) für SBF </text:p>
          </table:table-cell>
          <table:table-cell table:number-columns-repeated="1020"/>
        </table:table-row>
        <table:table-row table:style-name="ro14">
          <table:table-cell table:style-name="ce120" office:value-type="string" calcext:value-type="string">
            <text:p>Train_Book_Body_trainset2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Ähnlich wie Train_Book_Body2.ott, aber die GZV-Tabelle (hier Personenwagen) steht vor den Stationen, also entspricht das mehr der Darstellung bei Personenzügen <text:s/>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Train_Book_Body_Zlb.ot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ZLB</text:p>
          </table:table-cell>
          <table:table-cell table:style-name="ce120" office:value-type="string" calcext:value-type="string">
            <text:p>Vorlagen für den Zugleitbetrieb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Train_Book_Body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Standard Vorlage mit GZV-Tabelle trainset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Train_Book_Body1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237" office:value-type="string" calcext:value-type="string">
            <text:p>Standard Vorlage mit GZV-Tabelle trainset1 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Train_Book_Body2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Standard Vorlage mit GZV-Tabelle trainset2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Train_Book_Body3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Standard Vorlage mit GZV-Tabelle vorne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Train_Book_Body4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Standard Vorlage mit GZV-Tabelle trainset1 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Train_Book_Body5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Standard Vorlage mit schönen Zeiten und GZV-Tabelle trainset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Train_Book_Prefix_SbfA6.ot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SBF</text:p>
          </table:table-cell>
          <table:table-cell table:style-name="ce120" office:value-type="string" calcext:value-type="string">
            <text:p>passende Prefix-Datei zu BodySBFReiterA6 (DIN A6 quer)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Train_Book_Prefix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Standard Vorlage für Prefix</text:p>
          </table:table-cell>
          <table:table-cell table:number-columns-repeated="1020"/>
        </table:table-row>
        <table:table-row table:style-name="ro7">
          <table:table-cell table:style-name="ce120" office:value-type="string" calcext:value-type="string">
            <text:p>Train_Book_Prefix1.ott</text:p>
          </table:table-cell>
          <table:table-cell table:style-name="ce120" office:value-type="string" calcext:value-type="string">
            <text:p>Buchfahrplan</text:p>
          </table:table-cell>
          <table:table-cell table:style-name="ce120"/>
          <table:table-cell table:style-name="ce120" office:value-type="string" calcext:value-type="string">
            <text:p>Standard Vorlage für Prefix</text:p>
          </table:table-cell>
          <table:table-cell table:number-columns-repeated="1020"/>
        </table:table-row>
        <table:table-row table:style-name="ro9">
          <table:table-cell table:style-name="ce120" office:value-type="string" calcext:value-type="string">
            <text:p>Vorlage_Buch_fahr_planzlbv1.ott</text:p>
          </table:table-cell>
          <table:table-cell table:style-name="ce120" office:value-type="string" calcext:value-type="string">
            <text:p>Buchfahrplan</text:p>
          </table:table-cell>
          <table:table-cell table:style-name="ce120" office:value-type="string" calcext:value-type="string">
            <text:p>ZLB</text:p>
          </table:table-cell>
          <table:table-cell table:style-name="ce120" office:value-type="string" calcext:value-type="string">
            <text:p>Vorlagen für den Zugleitbetrieb</text:p>
          </table:table-cell>
          <table:table-cell table:number-columns-repeated="102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n" table:style-name="ta1" table:print="false">
        <table:table-column table:style-name="co47" table:default-cell-style-name="ce105"/>
        <table:table-column table:style-name="co2" table:number-columns-repeated="255" table:default-cell-style-name="ce105"/>
        <table:table-row table:style-name="ro1">
          <table:table-cell table:style-name="ce240" office:value-type="string" calcext:value-type="string">
            <text:p>Speicher für die PLN Datei, hier keine Eingaben oder Änderungen vornehmen, ist ggfs. Auch leer</text:p>
          </table:table-cell>
          <table:table-cell table:number-columns-repeated="255"/>
        </table:table-row>
        <table:table-row table:style-name="ro1" table:number-rows-repeated="319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perties" table:style-name="ta1" table:print="false">
        <table:table-column table:style-name="co2" table:number-columns-repeated="2" table:default-cell-style-name="Default"/>
        <table:table-column table:style-name="co61" table:default-cell-style-name="Default"/>
        <table:table-column table:style-name="co2" table:number-columns-repeated="9" table:default-cell-style-name="Default"/>
        <table:table-column table:style-name="co2" table:default-cell-style-name="ce101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X1Index</text:p>
          </table:table-cell>
          <table:table-cell office:value-type="string" calcext:value-type="string">
            <text:p>X2Index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Value</text:p>
          </table:table-cell>
          <table:table-cell office:value-type="string" calcext:value-type="string">
            <text:p>Value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Ch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di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Marc/Documents/TRAIN/xpln/data_mj/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Inte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u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CurrentProj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Ini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Vers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style-name="ce206" office:value-type="string" calcext:value-type="string">
            <text:p>2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RIVATBAH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OS - WEK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WEK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791666666666667" calcext:value-type="float">
            <text:p>0,79</text:p>
          </table:table-cell>
          <table:table-cell table:style-name="ce276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0000100000Station: HOS, Track: *,*/0000200001Station: HOS, Track: 1,V/0000300001Station: HOS, Track: 2,V/0000400001Station: HOS, Track: 3,V/0000500001Station: HOS, Track: 4,V/0000500001Station: HOS,#,V/0000100001Station: WEK, Track: *,*/0000200002Station: WEK, Track: 1,V/0000300002Station: WEK, Track: 2,V/0000400002Station: WEK, Track: 3,V/0000400002Station: WEK,#,V,/00002</text:p>
          </table:table-cell>
          <table:table-cell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CHMALSPU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UHO - RUB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RUB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791666666666667" calcext:value-type="float">
            <text:p>0,7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6" office:value-type="string" calcext:value-type="string">
            <text:p>/0000100000Station: UHO, Track: *,*/0000200001Station: UHO, Track: 1,V/0000300001Station: UHO, Track: 2,V/0000400001Station: UHO, Track: 3,V/0000400001Station: UHO,#,V/0000100001Station: GEH, Track: *,*/0000200002Station: GEH, Track: 1,V/0000300002Station: GEH, Track: 2,V/0000300002Station: GEH,#,V/0000100002Station: JA, Track: *,*/0000200003Station: JA, Track: 1,V/0000300003Station: JA, Track: 2,V/0000400003Station: JA, Track: 3,V/0000400003Station: JA,#,V/0000100003Station: PFE, Track: *,*/0000200004Station: PFE, Track: 1,V/0000300004Station: PFE, Track: 2,V/0000300004Station: PFE,#,V/0000100004Station: HOS, Track: *,*/0000200005Station: HOS, Track: 1,V/0000300005Station: HOS, Track: 2,V/0000400005Station: HOS, Track: 3,V/0000500005Station: HOS, Track: 4,V/0000500005Station: HOS,#,V/0000100005Station: RUB, Track: *,*/0000200006Station: RUB, Track: 1,V/0000300006Station: RUB, Track: 2,V/0000300006Station: RUB,#,V,/00006</text:p>
          </table:table-cell>
          <table:table-cell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2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2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6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PF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UH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W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GEH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HO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4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st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5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Ga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4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4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z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75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00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01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01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tm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02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Ü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2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Übernahme Zug </text:p>
          </table:table-cell>
          <table:table-cell office:value-type="string" calcext:value-type="string">
            <text:p><text:s/>Abgabe Zug 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locomotiv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TFZ einsetzen</text:p>
          </table:table-cell>
          <table:table-cell office:value-type="string" calcext:value-type="string">
            <text:p><text:s/>TFZ aussetzen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nexttra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von <text:s/></text:p>
          </table:table-cell>
          <table:table-cell office:value-type="string" calcext:value-type="string">
            <text:p><text:s/>Ü 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imetabl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rainse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instellen </text:p>
          </table:table-cell>
          <table:table-cell office:value-type="string" calcext:value-type="string">
            <text:p>aussetzen 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USER/Documents/Train/xpln/data_mj/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BFO</text:p>
          </table:table-cell>
          <table:table-cell/>
          <table:table-cell office:value-type="float" office:value="1" calcext:value-type="float">
            <text:p>1</text:p>
          </table:table-cell>
          <table:table-cell table:style-name="ce273" office:value-type="string" calcext:value-type="string">
            <text:p>Xurl</text:p>
          </table:table-cell>
          <table:table-cell table:style-name="ce273" office:value-type="string" calcext:value-type="string">
            <text:p>Dir</text:p>
          </table:table-cell>
          <table:table-cell office:value-type="string" calcext:value-type="string">
            <text:p>file:///C:/Users/USER/Documents/Train/xpln/data_mj/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ile:///C:/Users/User/Documents/Train/xpln/data_mj/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USER/Documents/Train/xpln/data_mj/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Pre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Suf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meHoll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umber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mewithblan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refix. .number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Direc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V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jectDescri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 project, never delete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ut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F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USER/Documents/Train/xpln/BFO_Body.ot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/Documents/Train/xpln/Train_book_BODY_Zlb_mj.odt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N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USER/Documents/Train/xpln/CycleNote_TrainSet_mj.ott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Obj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J/Documents/xpln/BFO_Body_Object_Start_mj.odt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Prefix</text:p>
          </table:table-cell>
          <table:table-cell/>
          <table:table-cell office:value-type="float" office:value="1" calcext:value-type="float">
            <text:p>1</text:p>
          </table:table-cell>
          <table:table-cell table:style-name="ce273" office:value-type="string" calcext:value-type="string">
            <text:p>Xurl</text:p>
          </table:table-cell>
          <table:table-cell table:style-name="ce273" office:value-type="string" calcext:value-type="string">
            <text:p>Url</text:p>
          </table:table-cell>
          <table:table-cell office:value-type="string" calcext:value-type="string">
            <text:p>file:///C:/Users/Marc/Documents/Train/xpln/Train_book_prefix_job_mj.odt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ile:///C:/Users/User/Documents/Train/xpln/RGZM_Body.odt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User/Documents/Train/xpln/SBR_Body_Reiter.odt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uffi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DisplayTempl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art0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Separ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.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Templ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refixnumbersuffix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Sheet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Zugname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XPLN.Trains.traindef..Itrainname.first.Getdisplayname.NameHolland</text:p>
          </table:table-cell>
          <table:table-cell table:number-columns-repeated="13"/>
        </table:table-row>
        <table:table-row table:style-name="ro1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Zugname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XPLN.Trains.traindef..Itrainname.first.Getdisplayname.Namewithblank</text:p>
          </table:table-cell>
          <table:table-cell table:number-columns-repeated="13"/>
        </table:table-row>
        <table:table-row table:style-name="ro1" table:number-rows-repeated="104848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ObjectTable" table:style-name="ta1" table:print="false">
        <table:table-column table:style-name="co2" table:number-columns-repeated="5" table:default-cell-style-name="Default"/>
        <table:table-column table:style-name="co2" table:number-columns-repeated="2" table:default-cell-style-name="ce212"/>
        <table:table-column table:style-name="co2" table:number-columns-repeated="4" table:default-cell-style-name="Default"/>
        <table:table-column table:style-name="co2" table:number-columns-repeated="2" table:default-cell-style-name="ce212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Train Nam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n / Track</text:p>
          </table:table-cell>
          <table:table-cell table:style-name="Default" office:value-type="string" calcext:value-type="string">
            <text:p>Arrival</text:p>
          </table:table-cell>
          <table:table-cell table:style-name="Default" office:value-type="string" calcext:value-type="string">
            <text:p>Departure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Train Nam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n / Track</text:p>
          </table:table-cell>
          <table:table-cell table:style-name="Default" office:value-type="string" calcext:value-type="string">
            <text:p>Arrival</text:p>
          </table:table-cell>
          <table:table-cell table:style-name="Default" office:value-type="string" calcext:value-type="string">
            <text:p>Departure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llTrains</text:p>
          </table:table-cell>
          <table:table-cell office:value-type="string" calcext:value-type="string">
            <text:p>internal RO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JOB 5 Nahgüterzug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18055555555556" calcext:value-type="float">
            <text:p>0,42</text:p>
          </table:table-cell>
          <table:table-cell/>
          <table:table-cell office:value-type="string" calcext:value-type="string">
            <text:p>Ng 7506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729166666666667" calcext:value-type="float">
            <text:p>0,73</text:p>
          </table:table-cell>
          <table:table-cell table:style-name="Default" office:value-type="float" office:value="0.779166666666667" calcext:value-type="float">
            <text:p>0,78</text:p>
          </table:table-cell>
          <table:table-cell/>
          <table:table-cell office:value-type="string" calcext:value-type="string">
            <text:p>Ng 7504,Ng 7505,Ng 7506,</text:p>
          </table:table-cell>
          <table:table-cell table:style-name="ce206" office:value-type="string" calcext:value-type="string">
            <text:p>40</text:p>
          </table:table-cell>
          <table:table-cell table:style-name="ce206" office:value-type="string" calcext:value-type="string">
            <text:p>57</text:p>
          </table:table-cell>
          <table:table-cell table:style-name="ce206" office:value-type="string" calcext:value-type="string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comotive</text:p>
          </table:table-cell>
          <table:table-cell office:value-type="string" calcext:value-type="string">
            <text:p>LOK 5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18055555555556" calcext:value-type="float">
            <text:p>0,42</text:p>
          </table:table-cell>
          <table:table-cell office:value-type="string" calcext:value-type="string">
            <text:p>Diesel, Dampf</text:p>
          </table:table-cell>
          <table:table-cell office:value-type="string" calcext:value-type="string">
            <text:p>Ng 7506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729166666666667" calcext:value-type="float">
            <text:p>0,73</text:p>
          </table:table-cell>
          <table:table-cell table:style-name="Default" office:value-type="float" office:value="0.779166666666667" calcext:value-type="float">
            <text:p>0,78</text:p>
          </table:table-cell>
          <table:table-cell office:value-type="string" calcext:value-type="string">
            <text:p>Diesel, Dampf</text:p>
          </table:table-cell>
          <table:table-cell office:value-type="string" calcext:value-type="string">
            <text:p>Ng 7504,Ng 7505,Ng 7506,</text:p>
          </table:table-cell>
          <table:table-cell table:style-name="ce206" office:value-type="string" calcext:value-type="string">
            <text:p>35</text:p>
          </table:table-cell>
          <table:table-cell table:style-name="ce206" office:value-type="string" calcext:value-type="string">
            <text:p>51</text:p>
          </table:table-cell>
          <table:table-cell table:style-name="ce206" office:value-type="string" calcext:value-type="string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JOB 4 Privatbahn</text:p>
          </table:table-cell>
          <table:table-cell office:value-type="string" calcext:value-type="string">
            <text:p>Pt 330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259722222222222" calcext:value-type="float">
            <text:p>0,26</text:p>
          </table:table-cell>
          <table:table-cell/>
          <table:table-cell office:value-type="string" calcext:value-type="string">
            <text:p>Pt 3306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708333333333334" calcext:value-type="float">
            <text:p>0,71</text:p>
          </table:table-cell>
          <table:table-cell table:style-name="Default" office:value-type="float" office:value="0.718055555555555" calcext:value-type="float">
            <text:p>0,72</text:p>
          </table:table-cell>
          <table:table-cell/>
          <table:table-cell office:value-type="string" calcext:value-type="string">
            <text:p>Pt 3301,PtmG 3302,PtmG 3303,PtmG 3304,PtmG 3305,Pt 3306,</text:p>
          </table:table-cell>
          <table:table-cell table:style-name="ce206" office:value-type="string" calcext:value-type="string">
            <text:p>75</text:p>
          </table:table-cell>
          <table:table-cell table:style-name="ce206" office:value-type="string" calcext:value-type="string">
            <text:p>153</text:p>
          </table:table-cell>
          <table:table-cell table:style-name="ce206" office:value-type="string" calcext:value-type="string">
            <text:p>162</text:p>
          </table:table-cell>
          <table:table-cell table:style-name="ce206" office:value-type="string" calcext:value-type="string">
            <text:p>171</text:p>
          </table:table-cell>
          <table:table-cell table:style-name="ce206" office:value-type="string" calcext:value-type="string">
            <text:p>180</text:p>
          </table:table-cell>
          <table:table-cell table:style-name="ce206" office:value-type="string" calcext:value-type="string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omotive</text:p>
          </table:table-cell>
          <table:table-cell office:value-type="string" calcext:value-type="string">
            <text:p>LOK 4</text:p>
          </table:table-cell>
          <table:table-cell office:value-type="string" calcext:value-type="string">
            <text:p>Pt 330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259722222222222" calcext:value-type="float">
            <text:p>0,26</text:p>
          </table:table-cell>
          <table:table-cell office:value-type="string" calcext:value-type="string">
            <text:p>Vt, Diesel, Dampf</text:p>
          </table:table-cell>
          <table:table-cell office:value-type="string" calcext:value-type="string">
            <text:p>Pt 3306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708333333333334" calcext:value-type="float">
            <text:p>0,71</text:p>
          </table:table-cell>
          <table:table-cell table:style-name="Default" office:value-type="float" office:value="0.718055555555555" calcext:value-type="float">
            <text:p>0,72</text:p>
          </table:table-cell>
          <table:table-cell office:value-type="string" calcext:value-type="string">
            <text:p>Vt, Diesel, Dampf</text:p>
          </table:table-cell>
          <table:table-cell office:value-type="string" calcext:value-type="string">
            <text:p>Pt 3301,PtmG 3302,PtmG 3303,PtmG 3304,PtmG 3305,Pt 3306,</text:p>
          </table:table-cell>
          <table:table-cell table:style-name="ce206" office:value-type="string" calcext:value-type="string">
            <text:p>73</text:p>
          </table:table-cell>
          <table:table-cell table:style-name="ce206" office:value-type="string" calcext:value-type="string">
            <text:p>151</text:p>
          </table:table-cell>
          <table:table-cell table:style-name="ce206" office:value-type="string" calcext:value-type="string">
            <text:p>160</text:p>
          </table:table-cell>
          <table:table-cell table:style-name="ce206" office:value-type="string" calcext:value-type="string">
            <text:p>169</text:p>
          </table:table-cell>
          <table:table-cell table:style-name="ce206" office:value-type="string" calcext:value-type="string">
            <text:p>178</text:p>
          </table:table-cell>
          <table:table-cell table:style-name="ce206" office:value-type="string" calcext:value-type="string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JOB 2 Rollwagenzug</text:p>
          </table:table-cell>
          <table:table-cell office:value-type="string" calcext:value-type="string">
            <text:p>Ng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29166666666667" calcext:value-type="float">
            <text:p>0,43</text:p>
          </table:table-cell>
          <table:table-cell/>
          <table:table-cell office:value-type="string" calcext:value-type="string">
            <text:p>Ng 750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496527777777778" calcext:value-type="float">
            <text:p>0,5</text:p>
          </table:table-cell>
          <table:table-cell table:style-name="Default" office:value-type="float" office:value="0.591666666666667" calcext:value-type="float">
            <text:p>0,59</text:p>
          </table:table-cell>
          <table:table-cell/>
          <table:table-cell office:value-type="string" calcext:value-type="string">
            <text:p>Ng 7501,Ng 7502,</text:p>
          </table:table-cell>
          <table:table-cell table:style-name="ce206" office:value-type="string" calcext:value-type="string">
            <text:p>12</text:p>
          </table:table-cell>
          <table:table-cell table:style-name="ce206" office:value-type="string" calcext:value-type="string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omotive</text:p>
          </table:table-cell>
          <table:table-cell office:value-type="string" calcext:value-type="string">
            <text:p>LOK 2</text:p>
          </table:table-cell>
          <table:table-cell office:value-type="string" calcext:value-type="string">
            <text:p>Ng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29166666666667" calcext:value-type="float">
            <text:p>0,43</text:p>
          </table:table-cell>
          <table:table-cell office:value-type="string" calcext:value-type="string">
            <text:p>L45H, 2095</text:p>
          </table:table-cell>
          <table:table-cell office:value-type="string" calcext:value-type="string">
            <text:p>Ng 750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496527777777778" calcext:value-type="float">
            <text:p>0,5</text:p>
          </table:table-cell>
          <table:table-cell table:style-name="Default" office:value-type="float" office:value="0.591666666666667" calcext:value-type="float">
            <text:p>0,59</text:p>
          </table:table-cell>
          <table:table-cell office:value-type="string" calcext:value-type="string">
            <text:p>L45H, 2095</text:p>
          </table:table-cell>
          <table:table-cell office:value-type="string" calcext:value-type="string">
            <text:p>Ng 7501,Ng 7502,</text:p>
          </table:table-cell>
          <table:table-cell table:style-name="ce206" office:value-type="string" calcext:value-type="string">
            <text:p>7</text:p>
          </table:table-cell>
          <table:table-cell table:style-name="ce206" office:value-type="string" calcext:value-type="string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JOB 3 Stückgut + Post Beförderung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97916666666667" calcext:value-type="float">
            <text:p>0,4</text:p>
          </table:table-cell>
          <table:table-cell/>
          <table:table-cell office:value-type="string" calcext:value-type="string">
            <text:p>PtmG 3104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634722222222222" calcext:value-type="float">
            <text:p>0,63</text:p>
          </table:table-cell>
          <table:table-cell table:style-name="Default" office:value-type="float" office:value="0.751388888888889" calcext:value-type="float">
            <text:p>0,75</text:p>
          </table:table-cell>
          <table:table-cell/>
          <table:table-cell office:value-type="string" calcext:value-type="string">
            <text:p>PtmG 3101,PtmG 3102,PtmG 3103,PtmG 3104,</text:p>
          </table:table-cell>
          <table:table-cell table:style-name="ce206" office:value-type="string" calcext:value-type="string">
            <text:p>101</text:p>
          </table:table-cell>
          <table:table-cell table:style-name="ce206" office:value-type="string" calcext:value-type="string">
            <text:p>115</text:p>
          </table:table-cell>
          <table:table-cell table:style-name="ce206" office:value-type="string" calcext:value-type="string">
            <text:p>129</text:p>
          </table:table-cell>
          <table:table-cell table:style-name="ce206" office:value-type="string" calcext:value-type="string">
            <text:p>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omotive</text:p>
          </table:table-cell>
          <table:table-cell office:value-type="string" calcext:value-type="string">
            <text:p>LOK 3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97916666666667" calcext:value-type="float">
            <text:p>0,4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634722222222222" calcext:value-type="float">
            <text:p>0,63</text:p>
          </table:table-cell>
          <table:table-cell table:style-name="Default" office:value-type="float" office:value="0.740972222222222" calcext:value-type="float">
            <text:p>0,74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PtmG 3101,PtmG 3102,PtmG 3103,PtmG 3104,</text:p>
          </table:table-cell>
          <table:table-cell table:style-name="ce206" office:value-type="string" calcext:value-type="string">
            <text:p>95</text:p>
          </table:table-cell>
          <table:table-cell table:style-name="ce206" office:value-type="string" calcext:value-type="string">
            <text:p>111</text:p>
          </table:table-cell>
          <table:table-cell table:style-name="ce206" office:value-type="string" calcext:value-type="string">
            <text:p>125</text:p>
          </table:table-cell>
          <table:table-cell table:style-name="ce206" office:value-type="string" calcext:value-type="string">
            <text:p>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 7501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PtmG 3305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Ng 7501,Ng 7502,Ng 7504,Ng 7505,Ng 7506,PtmG 3302,PtmG 3303,PtmG 3304,PtmG 3305,</text:p>
          </table:table-cell>
          <table:table-cell table:style-name="ce206" office:value-type="string" calcext:value-type="string">
            <text:p>14</text:p>
          </table:table-cell>
          <table:table-cell table:style-name="ce206" office:value-type="string" calcext:value-type="string">
            <text:p>28</text:p>
          </table:table-cell>
          <table:table-cell table:style-name="ce206" office:value-type="string" calcext:value-type="string">
            <text:p>42</text:p>
          </table:table-cell>
          <table:table-cell table:style-name="ce206" office:value-type="string" calcext:value-type="string">
            <text:p>59</text:p>
          </table:table-cell>
          <table:table-cell table:style-name="ce206" office:value-type="string" calcext:value-type="string">
            <text:p>68</text:p>
          </table:table-cell>
          <table:table-cell table:style-name="ce206" office:value-type="string" calcext:value-type="string">
            <text:p>155</text:p>
          </table:table-cell>
          <table:table-cell table:style-name="ce206" office:value-type="string" calcext:value-type="string">
            <text:p>164</text:p>
          </table:table-cell>
          <table:table-cell table:style-name="ce206" office:value-type="string" calcext:value-type="string">
            <text:p>173</text:p>
          </table:table-cell>
          <table:table-cell table:style-name="ce206" office:value-type="string" calcext:value-type="string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PtmG 3305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Ng 7504,Ng 7505,Ng 7506,PtmG 3303,PtmG 3304,PtmG 3305,</text:p>
          </table:table-cell>
          <table:table-cell table:style-name="ce206" office:value-type="string" calcext:value-type="string">
            <text:p>43</text:p>
          </table:table-cell>
          <table:table-cell table:style-name="ce206" office:value-type="string" calcext:value-type="string">
            <text:p>60</text:p>
          </table:table-cell>
          <table:table-cell table:style-name="ce206" office:value-type="string" calcext:value-type="string">
            <text:p>69</text:p>
          </table:table-cell>
          <table:table-cell table:style-name="ce206" office:value-type="string" calcext:value-type="string">
            <text:p>165</text:p>
          </table:table-cell>
          <table:table-cell table:style-name="ce206" office:value-type="string" calcext:value-type="string">
            <text:p>174</text:p>
          </table:table-cell>
          <table:table-cell table:style-name="ce206" office:value-type="string" calcext:value-type="string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Pt 3301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PtmG 3302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Pt 3301,Pt 3301,Pt 3306,Pt 3306,PtmG 3101,PtmG 3102,PtmG 3103,PtmG 3104,PtmG 3302,</text:p>
          </table:table-cell>
          <table:table-cell table:style-name="ce206" office:value-type="string" calcext:value-type="string">
            <text:p>77</text:p>
          </table:table-cell>
          <table:table-cell table:style-name="ce206" office:value-type="string" calcext:value-type="string">
            <text:p>78</text:p>
          </table:table-cell>
          <table:table-cell table:style-name="ce206" office:value-type="string" calcext:value-type="string">
            <text:p>86</text:p>
          </table:table-cell>
          <table:table-cell table:style-name="ce206" office:value-type="string" calcext:value-type="string">
            <text:p>87</text:p>
          </table:table-cell>
          <table:table-cell table:style-name="ce206" office:value-type="string" calcext:value-type="string">
            <text:p>103</text:p>
          </table:table-cell>
          <table:table-cell table:style-name="ce206" office:value-type="string" calcext:value-type="string">
            <text:p>117</text:p>
          </table:table-cell>
          <table:table-cell table:style-name="ce206" office:value-type="string" calcext:value-type="string">
            <text:p>131</text:p>
          </table:table-cell>
          <table:table-cell table:style-name="ce206" office:value-type="string" calcext:value-type="string">
            <text:p>147</text:p>
          </table:table-cell>
          <table:table-cell table:style-name="ce206" office:value-type="string" calcext:value-type="string">
            <text:p>156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 table:number-rows-repeated="104855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XPLNWork" table:style-name="ta1" table:print="false">
        <table:table-column table:style-name="co2" table:number-columns-repeated="2" table:default-cell-style-name="ce128"/>
        <table:table-column table:style-name="co2" table:number-columns-repeated="2" table:default-cell-style-name="ce120"/>
        <table:table-column table:style-name="co2" table:number-columns-repeated="2" table:default-cell-style-name="ce142"/>
        <table:table-column table:style-name="co2" table:default-cell-style-name="ce149"/>
        <table:table-column table:style-name="co2" table:number-columns-repeated="2" table:default-cell-style-name="ce120"/>
        <table:table-column table:style-name="co2" table:default-cell-style-name="ce163"/>
        <table:table-column table:style-name="co2" table:default-cell-style-name="ce166"/>
        <table:table-column table:style-name="co2" table:number-columns-repeated="4" table:default-cell-style-name="ce128"/>
        <table:table-column table:style-name="co2" table:number-columns-repeated="5" table:default-cell-style-name="Default"/>
        <table:table-column table:style-name="co2" table:number-columns-repeated="2" table:default-cell-style-name="ce206"/>
        <table:table-column table:style-name="co2" table:number-columns-repeated="3" table:default-cell-style-name="Default"/>
        <table:table-row table:style-name="ro1">
          <table:table-cell table:style-name="ce121" office:value-type="string" calcext:value-type="string">
            <text:p>Train Number</text:p>
          </table:table-cell>
          <table:table-cell table:style-name="ce121" office:value-type="string" calcext:value-type="string">
            <text:p>Enum</text:p>
          </table:table-cell>
          <table:table-cell table:style-name="ce121" office:value-type="string" calcext:value-type="string">
            <text:p>Station</text:p>
          </table:table-cell>
          <table:table-cell table:style-name="ce121" office:value-type="string" calcext:value-type="string">
            <text:p>Station / Track</text:p>
          </table:table-cell>
          <table:table-cell table:style-name="ce121" office:value-type="string" calcext:value-type="string">
            <text:p>Arrival</text:p>
          </table:table-cell>
          <table:table-cell table:style-name="ce121" office:value-type="string" calcext:value-type="string">
            <text:p>Departure</text:p>
          </table:table-cell>
          <table:table-cell table:style-name="ce121" office:value-type="string" calcext:value-type="string">
            <text:p>Group / Wheel <text:s/></text:p>
          </table:table-cell>
          <table:table-cell table:style-name="ce121" office:value-type="string" calcext:value-type="string">
            <text:p>Object</text:p>
          </table:table-cell>
          <table:table-cell table:style-name="ce121" office:value-type="string" calcext:value-type="string">
            <text:p>type</text:p>
          </table:table-cell>
          <table:table-cell table:style-name="ce121" office:value-type="string" calcext:value-type="string">
            <text:p>Train Name</text:p>
          </table:table-cell>
          <table:table-cell table:style-name="ce121" office:value-type="string" calcext:value-type="string">
            <text:p>Remark</text:p>
          </table:table-cell>
          <table:table-cell table:style-name="ce121" office:value-type="string" calcext:value-type="string">
            <text:p>Trapez</text:p>
          </table:table-cell>
          <table:table-cell table:style-name="ce121" office:value-type="string" calcext:value-type="string">
            <text:p>Crossing</text:p>
          </table:table-cell>
          <table:table-cell table:style-name="ce121" office:value-type="string" calcext:value-type="string">
            <text:p>Overhaul</text:p>
          </table:table-cell>
          <table:table-cell table:style-name="ce121" office:value-type="string" calcext:value-type="string">
            <text:p>Report</text:p>
          </table:table-cell>
          <table:table-cell table:style-name="ce121" office:value-type="string" calcext:value-type="string">
            <text:p>Message</text:p>
          </table:table-cell>
          <table:table-cell table:style-name="ce121" office:value-type="string" calcext:value-type="string">
            <text:p>internal POS1</text:p>
          </table:table-cell>
          <table:table-cell table:style-name="ce121" office:value-type="string" calcext:value-type="string">
            <text:p>internal POS2</text:p>
          </table:table-cell>
          <table:table-cell table:style-name="ce121" office:value-type="string" calcext:value-type="string">
            <text:p>internal IX1</text:p>
          </table:table-cell>
          <table:table-cell table:style-name="ce121" office:value-type="string" calcext:value-type="string">
            <text:p>internal IX2</text:p>
          </table:table-cell>
          <table:table-cell table:style-name="ce121" office:value-type="string" calcext:value-type="string">
            <text:p>internal MIN1</text:p>
          </table:table-cell>
          <table:table-cell table:style-name="ce121" office:value-type="string" calcext:value-type="string">
            <text:p>internal MIN2</text:p>
          </table:table-cell>
          <table:table-cell table:number-columns-repeated="3" table:style-name="ce121" office:value-type="string" calcext:value-type="string">
            <text:p>internal ROW</text:p>
          </table:table-cell>
        </table:table-row>
        <table:table-row table:style-name="ro1">
          <table:table-cell office:value-type="string" calcext:value-type="string">
            <text:p>Pt 33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WEK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6H14M00S" calcext:value-type="time">
            <text:p>06:14</text:p>
          </table:table-cell>
          <table:table-cell/>
          <table:table-cell office:value-type="string" calcext:value-type="string">
            <text:p>JOB 4 Privatbah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t 3301</text:p>
          </table:table-cell>
          <table:table-cell table:number-columns-repeated="6"/>
          <table:table-cell office:value-type="float" office:value="991" calcext:value-type="float">
            <text:p>991</text:p>
          </table:table-cell>
          <table:table-cell office:value-type="float" office:value="1017.01666666667" calcext:value-type="float">
            <text:p>1017,0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tmG 330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EK</text:p>
          </table:table-cell>
          <table:table-cell office:value-type="string" calcext:value-type="string">
            <text:p>HOS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7H14M00S" calcext:value-type="time">
            <text:p>07:14</text:p>
          </table:table-cell>
          <table:table-cell/>
          <table:table-cell office:value-type="string" calcext:value-type="string">
            <text:p>JOB 4 Privatbah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tmG 3302</text:p>
          </table:table-cell>
          <table:table-cell table:number-columns-repeated="6"/>
          <table:table-cell office:value-type="float" office:value="1102.5" calcext:value-type="float">
            <text:p>1102,5</text:p>
          </table:table-cell>
          <table:table-cell office:value-type="float" office:value="1128.51666666667" calcext:value-type="float">
            <text:p>1128,5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PtmG 330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WEK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09H39M00S" calcext:value-type="time">
            <text:p>09:39</text:p>
          </table:table-cell>
          <table:table-cell/>
          <table:table-cell office:value-type="string" calcext:value-type="string">
            <text:p>JOB 4 Privatbah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tmG 3303</text:p>
          </table:table-cell>
          <table:table-cell table:number-columns-repeated="6"/>
          <table:table-cell office:value-type="float" office:value="1362.66666666667" calcext:value-type="float">
            <text:p>1362,67</text:p>
          </table:table-cell>
          <table:table-cell office:value-type="float" office:value="1397.975" calcext:value-type="float">
            <text:p>1397,9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tmG 33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EK</text:p>
          </table:table-cell>
          <table:table-cell office:value-type="string" calcext:value-type="string">
            <text:p>HOS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29M00S" calcext:value-type="time">
            <text:p>14:29</text:p>
          </table:table-cell>
          <table:table-cell/>
          <table:table-cell office:value-type="string" calcext:value-type="string">
            <text:p>JOB 4 Privatbah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tmG 3304</text:p>
          </table:table-cell>
          <table:table-cell table:number-columns-repeated="6"/>
          <table:table-cell office:value-type="float" office:value="1883" calcext:value-type="float">
            <text:p>1883</text:p>
          </table:table-cell>
          <table:table-cell office:value-type="float" office:value="1936.89166666667" calcext:value-type="float">
            <text:p>1936,8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9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tmG 33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WEK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5H19M00S" calcext:value-type="time">
            <text:p>15:19</text:p>
          </table:table-cell>
          <table:table-cell/>
          <table:table-cell office:value-type="string" calcext:value-type="string">
            <text:p>JOB 4 Privatbah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tmG 3305</text:p>
          </table:table-cell>
          <table:table-cell table:number-columns-repeated="6"/>
          <table:table-cell office:value-type="float" office:value="1994.5" calcext:value-type="float">
            <text:p>1994,5</text:p>
          </table:table-cell>
          <table:table-cell office:value-type="float" office:value="2029.80833333333" calcext:value-type="float">
            <text:p>2029,8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t 330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EK</text:p>
          </table:table-cell>
          <table:table-cell office:value-type="string" calcext:value-type="string">
            <text:p>HOS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14M00S" calcext:value-type="time">
            <text:p>17:14</text:p>
          </table:table-cell>
          <table:table-cell/>
          <table:table-cell office:value-type="string" calcext:value-type="string">
            <text:p>JOB 4 Privatbah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t 3306</text:p>
          </table:table-cell>
          <table:table-cell table:number-columns-repeated="6"/>
          <table:table-cell office:value-type="float" office:value="2217.5" calcext:value-type="float">
            <text:p>2217,5</text:p>
          </table:table-cell>
          <table:table-cell office:value-type="float" office:value="2243.51666666667" calcext:value-type="float">
            <text:p>2243,5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84" calcext:value-type="float">
            <text:p>84</text:p>
          </table:table-cell>
        </table:table-row>
      </table:table>
      <table:table table:name="ObjectTab" table:style-name="ta1" table:print="false">
        <table:table-column table:style-name="co2" table:number-columns-repeated="2" table:default-cell-style-name="ce120"/>
        <table:table-row table:style-name="ro1">
          <table:table-cell table:style-name="ce121" office:value-type="string" calcext:value-type="string">
            <text:p>Object</text:p>
          </table:table-cell>
          <table:table-cell table:style-name="ce12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Gz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Rz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JOB 2 Rollwagenzug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JOB 3 Stückgut + Post Beförderung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JOB 4 Nahgüterzug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JOB 5 Privatbahn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LOK 2</text:p>
          </table:table-cell>
          <table:table-cell office:value-type="string" calcext:value-type="string">
            <text:p>locomotive</text:p>
          </table:table-cell>
        </table:table-row>
        <table:table-row table:style-name="ro1">
          <table:table-cell office:value-type="string" calcext:value-type="string">
            <text:p>LOK 3</text:p>
          </table:table-cell>
          <table:table-cell office:value-type="string" calcext:value-type="string">
            <text:p>locomotive</text:p>
          </table:table-cell>
        </table:table-row>
        <table:table-row table:style-name="ro1">
          <table:table-cell office:value-type="string" calcext:value-type="string">
            <text:p>LOK 4</text:p>
          </table:table-cell>
          <table:table-cell office:value-type="string" calcext:value-type="string">
            <text:p>locomotive</text:p>
          </table:table-cell>
        </table:table-row>
        <table:table-row table:style-name="ro1">
          <table:table-cell office:value-type="string" calcext:value-type="string">
            <text:p>LOK 5</text:p>
          </table:table-cell>
          <table:table-cell office:value-type="string" calcext:value-type="string">
            <text:p>locomotive</text:p>
          </table:table-cell>
        </table:table-row>
        <table:table-row table:style-name="ro1">
          <table:table-cell table:style-name="ce158" office:value-type="string" calcext:value-type="string">
            <text:p>003101.PtmG 3101</text:p>
          </table:table-cell>
          <table:table-cell table:style-name="ce158" office:value-type="string" calcext:value-type="string">
            <text:p>traindef</text:p>
          </table:table-cell>
        </table:table-row>
        <table:table-row table:style-name="ro1">
          <table:table-cell table:style-name="ce158" office:value-type="string" calcext:value-type="string">
            <text:p>003102.PtmG 3102</text:p>
          </table:table-cell>
          <table:table-cell table:style-name="ce158" office:value-type="string" calcext:value-type="string">
            <text:p>traindef</text:p>
          </table:table-cell>
        </table:table-row>
        <table:table-row table:style-name="ro1">
          <table:table-cell table:style-name="ce158" office:value-type="string" calcext:value-type="string">
            <text:p>003103.PtmG 3103</text:p>
          </table:table-cell>
          <table:table-cell table:style-name="ce158" office:value-type="string" calcext:value-type="string">
            <text:p>traindef</text:p>
          </table:table-cell>
        </table:table-row>
        <table:table-row table:style-name="ro1">
          <table:table-cell table:style-name="ce158" office:value-type="string" calcext:value-type="string">
            <text:p>003104.PtmG 3104</text:p>
          </table:table-cell>
          <table:table-cell table:style-name="ce158" office:value-type="string" calcext:value-type="string">
            <text:p>traindef</text:p>
          </table:table-cell>
        </table:table-row>
        <table:table-row table:style-name="ro1">
          <table:table-cell table:style-name="ce156" office:value-type="string" calcext:value-type="string">
            <text:p>003301.Pt 3301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1">
          <table:table-cell table:style-name="ce158" office:value-type="string" calcext:value-type="string">
            <text:p>003302.PtmG 3302</text:p>
          </table:table-cell>
          <table:table-cell table:style-name="ce158" office:value-type="string" calcext:value-type="string">
            <text:p>traindef</text:p>
          </table:table-cell>
        </table:table-row>
        <table:table-row table:style-name="ro1">
          <table:table-cell table:style-name="ce158" office:value-type="string" calcext:value-type="string">
            <text:p>003303.PtmG 3303</text:p>
          </table:table-cell>
          <table:table-cell table:style-name="ce158" office:value-type="string" calcext:value-type="string">
            <text:p>traindef</text:p>
          </table:table-cell>
        </table:table-row>
        <table:table-row table:style-name="ro1">
          <table:table-cell table:style-name="ce158" office:value-type="string" calcext:value-type="string">
            <text:p>003304.PtmG 3304</text:p>
          </table:table-cell>
          <table:table-cell table:style-name="ce158" office:value-type="string" calcext:value-type="string">
            <text:p>traindef</text:p>
          </table:table-cell>
        </table:table-row>
        <table:table-row table:style-name="ro1">
          <table:table-cell table:style-name="ce158" office:value-type="string" calcext:value-type="string">
            <text:p>003305.PtmG 3305</text:p>
          </table:table-cell>
          <table:table-cell table:style-name="ce158" office:value-type="string" calcext:value-type="string">
            <text:p>traindef</text:p>
          </table:table-cell>
        </table:table-row>
        <table:table-row table:style-name="ro1">
          <table:table-cell table:style-name="ce156" office:value-type="string" calcext:value-type="string">
            <text:p>003306.Pt 3306</text:p>
          </table:table-cell>
          <table:table-cell table:style-name="ce156" office:value-type="string" calcext:value-type="string">
            <text:p>traindef</text:p>
          </table:table-cell>
        </table:table-row>
        <table:table-row table:style-name="ro1">
          <table:table-cell table:style-name="ce154" office:value-type="string" calcext:value-type="string">
            <text:p>007501.Ng 7501</text:p>
          </table:table-cell>
          <table:table-cell table:style-name="ce154" office:value-type="string" calcext:value-type="string">
            <text:p>traindef</text:p>
          </table:table-cell>
        </table:table-row>
        <table:table-row table:style-name="ro1">
          <table:table-cell table:style-name="ce154" office:value-type="string" calcext:value-type="string">
            <text:p>007502.Ng 7502</text:p>
          </table:table-cell>
          <table:table-cell table:style-name="ce154" office:value-type="string" calcext:value-type="string">
            <text:p>traindef</text:p>
          </table:table-cell>
        </table:table-row>
        <table:table-row table:style-name="ro1">
          <table:table-cell table:style-name="ce154" office:value-type="string" calcext:value-type="string">
            <text:p>007504.Ng 7504</text:p>
          </table:table-cell>
          <table:table-cell table:style-name="ce154" office:value-type="string" calcext:value-type="string">
            <text:p>traindef</text:p>
          </table:table-cell>
        </table:table-row>
        <table:table-row table:style-name="ro1">
          <table:table-cell table:style-name="ce154" office:value-type="string" calcext:value-type="string">
            <text:p>007505.Ng 7505</text:p>
          </table:table-cell>
          <table:table-cell table:style-name="ce154" office:value-type="string" calcext:value-type="string">
            <text:p>traindef</text:p>
          </table:table-cell>
        </table:table-row>
        <table:table-row table:style-name="ro1">
          <table:table-cell table:style-name="ce154" office:value-type="string" calcext:value-type="string">
            <text:p>007506.Ng 7506</text:p>
          </table:table-cell>
          <table:table-cell table:style-name="ce154" office:value-type="string" calcext:value-type="string">
            <text:p>traindef</text:p>
          </table:table-cell>
        </table:table-row>
        <table:table-row table:style-name="ro1">
          <table:table-cell office:value-type="string" calcext:value-type="string">
            <text:p>Postwagen</text:p>
          </table:table-cell>
          <table:table-cell office:value-type="string" calcext:value-type="string">
            <text:p>trainset</text:p>
          </table:table-cell>
        </table:table-row>
        <table:table-row table:style-name="ro1">
          <table:table-cell office:value-type="string" calcext:value-type="string">
            <text:p>Stückgutwagen N</text:p>
          </table:table-cell>
          <table:table-cell office:value-type="string" calcext:value-type="string">
            <text:p>trainset</text:p>
          </table:table-cell>
        </table:table-row>
        <table:table-row table:style-name="ro1">
          <table:table-cell office:value-type="string" calcext:value-type="string">
            <text:p>Stückgutwagen N1</text:p>
          </table:table-cell>
          <table:table-cell office:value-type="string" calcext:value-type="string">
            <text:p>trainset</text:p>
          </table:table-cell>
        </table:table-row>
        <table:table-row table:style-name="ro1">
          <table:table-cell office:value-type="string" calcext:value-type="string">
            <text:p>Stückgutwagen S1</text:p>
          </table:table-cell>
          <table:table-cell office:value-type="string" calcext:value-type="string">
            <text:p>trainset</text:p>
          </table:table-cell>
        </table:table-row>
        <table:table-row table:style-name="ro1">
          <table:table-cell office:value-type="string" calcext:value-type="string">
            <text:p>Stückgutwagen S2</text:p>
          </table:table-cell>
          <table:table-cell office:value-type="string" calcext:value-type="string">
            <text:p>trainset</text:p>
          </table:table-cell>
        </table:table-row>
        <table:table-row table:style-name="ro1">
          <table:table-cell office:value-type="string" calcext:value-type="string">
            <text:p>Stückgutwagen S3</text:p>
          </table:table-cell>
          <table:table-cell office:value-type="string" calcext:value-type="string">
            <text:p>trainset</text:p>
          </table:table-cell>
        </table:table-row>
        <table:table-row table:style-name="ro1">
          <table:table-cell office:value-type="string" calcext:value-type="string">
            <text:p>Stückgutwagen S4</text:p>
          </table:table-cell>
          <table:table-cell office:value-type="string" calcext:value-type="string">
            <text:p>trainset</text:p>
          </table:table-cell>
        </table:table-row>
      </table:table>
      <table:named-expressions>
        <table:named-range table:name="Liste_von_Abk_C3_BCrzungen_im_Eisenbahnwesen" table:base-cell-address="$StationTrack.$A$1" table:cell-range-address="$StationTrack.$A$1:.$B$1103"/>
        <table:named-expression table:name="Sicherheitszeitzuschlag" table:base-cell-address="$StationTrack.$A$1" table:expression="#REF!"/>
        <table:named-range table:name="Zeitverkürzung" table:base-cell-address="$StationTrack.$M$2" table:cell-range-address="$StationTrack.$N$2"/>
      </table:named-expressions>
      <table:database-ranges>
        <table:database-range table:name="ZUGNUMMER" table:target-range-address="Trains.A3:Trains.A11704" table:orientation="column"/>
        <table:database-range table:name="__Anonymous_Sheet_DB__2" table:target-range-address="Trains.A2:Trains.Y185" table:contains-header="false">
          <table:sort>
            <table:sort-by table:field-number="9" table:data-type="automatic"/>
            <table:sort-by table:field-number="1" table:data-type="automatic"/>
            <table:sort-by table:field-number="4" table:data-type="automatic"/>
          </table:sort>
        </table:database-range>
        <table:database-range table:name="__Anonymous_Sheet_DB__3" table:target-range-address="StationList.A2:StationList.U94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Library.A1:Library.F1048576" table:contains-header="false" table:orientation="column"/>
        <table:database-range table:name="__Anonymous_Sheet_DB__6" table:target-range-address="Properties.A1:Properties.J86">
          <table:filter>
            <table:filter-and>
              <table:filter-condition table:field-number="1" table:value="User" table:operator="="/>
              <table:filter-condition table:field-number="2" table:value="TemplateBody" table:operator="="/>
            </table:filter-and>
          </table:filter>
        </table:database-range>
        <table:database-range table:name="__Anonymous_Sheet_DB__7" table:target-range-address="ObjectTable.A2:ObjectTable.IV13" table:contains-header="false">
          <table:sort>
            <table:sort-by table:field-number="3" table:data-type="automatic"/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8" table:target-range-address="XPLNWork.A2:XPLNWork.Y7" table:contains-header="false">
          <table:sort>
            <table:sort-by table:field-number="7" table:data-type="automatic"/>
            <table:sort-by table:field-number="4" table:data-type="automatic"/>
          </table:sort>
        </table:database-range>
        <table:database-range table:name="__Anonymous_Sheet_DB__9" table:target-range-address="ObjectTab.A1:ObjectTab.B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de" fo:country="DE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3" loext:min-decimal-places="13" number:min-integer-digits="1"/>
    </number:number-style>
    <number:number-style style:name="N120">
      <number:number number:decimal-places="0" loext:min-decimal-places="0" number:min-integer-digits="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number-style style:name="N12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P0" style:volatile="true">
      <number:number number:decimal-places="0" loext:min-decimal-places="0" number:min-integer-digits="1" number:grouping="true"/>
      <number:text> DM</number:text>
    </number:number-style>
    <number:number-style style:name="N13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DM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DM</number:text>
    </number:number-style>
    <number:number-style style:name="N13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DM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4P0"/>
    </number:number-style>
    <number:number-style style:name="N136P0" style:volatile="true">
      <number:number number:decimal-places="0" loext:min-decimal-places="0" number:min-integer-digits="1" number:grouping="true"/>
      <number:text> DM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DM</number:text>
    </number:number-style>
    <number:number-style style:name="N136">
      <number:text>- DM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loext:min-decimal-places="2" number:min-integer-digits="1" number:grouping="true"/>
      <number:text> DM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DM</number:text>
    </number:number-style>
    <number:number-style style:name="N140">
      <number:text>-</number:text>
      <number:number number:decimal-places="0" loext:min-decimal-places="0" number:min-integer-digits="0"/>
      <number:text> DM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2">
      <number:text>-</number:text>
      <number:number number:decimal-places="0" loext:min-decimal-places="0" number:min-integer-digits="0"/>
      <number:text> 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loext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€</number:text>
    </number:number-style>
    <number:number-style style:name="N147">
      <style:text-properties fo:color="#ff0000"/>
      <number:number number:decimal-places="0" loext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style:text-properties fo:color="#ff0000"/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€</number:text>
    </number:number-style>
    <number:number-style style:name="N14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€</number:text>
    </number:number-style>
    <number:number-style style:name="N150">
      <number:number number:decimal-places="2" loext:min-decimal-places="2" number:min-integer-digits="1" number:grouping="true"/>
      <number:text> €</number:text>
      <style:map style:condition="value()&gt;=0" style:apply-style-name="N150P0"/>
    </number:number-style>
    <number:time-style style:name="N151">
      <number:hours/>
      <number:text>:</number:text>
      <number:minutes number:style="long"/>
    </number:time-style>
    <number:number-style style:name="N152">
      <number:number number:decimal-places="1" loext:min-decimal-places="1" number:min-integer-digits="1"/>
    </number:number-style>
    <number:date-style style:name="N153">
      <number:month number:style="long"/>
    </number:date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style:text-properties fo:color="#00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style:text-properties fo:color="#00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grouping="true"/>
      <number:text> DM</number:text>
    </number:number-style>
    <number:number-style style:name="N156">
      <style:text-properties fo:color="#00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DM</number:text>
    </number:number-style>
    <number:number-style style:name="N157">
      <style:text-properties fo:color="#00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loext:min-decimal-places="2" number:min-integer-digits="1" number:grouping="true"/>
      <number:text> €</number:text>
    </number:number-style>
    <number:number-style style:name="N159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€</number:text>
    </number:number-style>
    <number:number-style style:name="N160">
      <style:text-properties fo:color="#000000"/>
      <number:number number:decimal-places="0" loext:min-decimal-places="0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000000"/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">
      <number:number number:decimal-places="0" loext:min-decimal-places="0" number:min-integer-digits="0" number:grouping="true"/>
    </number:number-style>
    <number:number-style style:name="N163">
      <number:text>Bf </number:text>
      <number:number number:decimal-places="0" loext:min-decimal-places="0" number:min-integer-digits="1"/>
    </number:number-style>
    <number:number-style style:name="N164">
      <number:text>an </number:text>
      <number:number number:decimal-places="0" loext:min-decimal-places="0" number:min-integer-digits="1"/>
    </number:number-style>
    <number:number-style style:name="N165">
      <number:text>ab </number:text>
      <number:number number:decimal-places="0" loext:min-decimal-places="0" number:min-integer-digits="1"/>
    </number:number-style>
    <number:number-style style:name="N166">
      <number:text>Bemerkung </number:text>
      <number:number number:decimal-places="0" loext:min-decimal-places="0" number:min-integer-digits="1"/>
    </number:number-style>
    <number:time-style style:name="N167">
      <number:hours/>
      <number:text>.00 h</number:text>
    </number:time-style>
    <number:time-style style:name="N168P0" style:volatile="true">
      <number:hours/>
      <number:text>:</number:text>
      <number:minutes number:style="long"/>
    </number:time-style>
    <number:text-style style:name="N168">
      <number:text-content/>
      <style:map style:condition="value()&lt;=1.79769313486232E+308" style:apply-style-name="N168P0"/>
    </number:text-style>
    <number:number-style style:name="N169">
      <number:text>Gleis </number:text>
      <number:number number:decimal-places="0" loext:min-decimal-places="0" number:min-integer-digits="1"/>
    </number:number-style>
    <number:number-style style:name="N170P0" style:volatile="true">
      <number:number number:decimal-places="2" loext:min-decimal-places="2" number:min-integer-digits="1" number:grouping="true"/>
      <number:text> €</number:text>
    </number:number-style>
    <number:number-style style:name="N17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">
      <number:text>ABC</number:text>
    </number:number-style>
    <number:number-style style:name="N174P0" style:volatile="true">
      <number:number number:decimal-places="0" loext:min-decimal-places="0" number:min-integer-digits="1" number:grouping="true"/>
      <number:text>   </number:text>
    </number:number-style>
    <number:number-style style:name="N17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  <number:text>   </number:text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5P0"/>
    </number:number-style>
    <number:number-style style:name="N177P0" style:volatile="true">
      <number:number number:decimal-places="2" loext:min-decimal-places="2" number:min-integer-digits="1" number:grouping="true"/>
      <number:text>   </number:text>
    </number:number-style>
    <number:number-style style:name="N17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8P0"/>
    </number:number-style>
    <number:number-style style:name="N182P0" style:volatile="true">
      <number:number number:decimal-places="0" loext:min-decimal-places="0" number:min-integer-digits="1" number:grouping="true"/>
      <number:text> DM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82P2" style:volatile="true">
      <number:text> - DM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loext:min-decimal-places="0" number:min-integer-digits="1" number:grouping="true"/>
      <number:text>      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loext:min-decimal-places="2" number:min-integer-digits="1" number:grouping="true"/>
      <number:text> DM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0P2" style:volatile="true">
      <number:text>-</number:text>
      <number:number number:decimal-places="0" loext:min-decimal-places="0" number:min-integer-digits="0"/>
      <number:text> DM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loext:min-decimal-places="2" number:min-integer-digits="1" number:grouping="true"/>
      <number:text>      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4P2" style:volatile="true">
      <number:text>-</number:text>
      <number:number number:decimal-places="0" loext:min-decimal-places="0" number:min-integer-digits="0"/>
      <number:text>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text>(</number:text>
      <number:hours number:style="long"/>
      <number:text>:</number:text>
      <number:minutes number:style="long"/>
      <number:text>)</number:text>
    </number:time-style>
    <number:number-style style:name="N199P0" style:volatile="true">
      <number:number number:decimal-places="0" loext:min-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loext:min-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loext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loext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loext:min-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11P2" style:volatile="true">
      <number:text>-</number:text>
      <number:number number:decimal-places="0" loext:min-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2" loext:min-decimal-places="2" number:min-integer-digits="1"/>
      <number:text> m</number:text>
    </number:number-style>
    <number:number-style style:name="N213">
      <number:number number:decimal-places="2" loext:min-decimal-places="2" number:min-integer-digits="1"/>
      <number:text> m²</number:text>
    </number:number-style>
    <number:number-style style:name="N214">
      <number:number number:decimal-places="2" loext:min-decimal-places="2" number:min-integer-digits="1"/>
      <number:text> m³</number:text>
    </number:number-style>
    <number:number-style style:name="N215">
      <number:number number:decimal-places="1" loext:min-decimal-places="1" number:min-integer-digits="1"/>
      <number:text> t</number:text>
    </number:number-style>
    <number:number-style style:name="N216">
      <number:number number:decimal-places="2" loext:min-decimal-places="2" number:min-integer-digits="1"/>
      <number:text> m </number:text>
    </number:number-style>
    <number:number-style style:name="N217">
      <number:number number:decimal-places="1" loext:min-decimal-places="1" number:min-integer-digits="1"/>
      <number:text> mm</number:text>
    </number:number-style>
    <number:number-style style:name="N218">
      <number:number number:decimal-places="0" loext:min-decimal-places="0" number:min-integer-digits="1"/>
      <number:text> g</number:text>
    </number:number-style>
    <number:number-style style:name="N219">
      <number:number number:decimal-places="2" loext:min-decimal-places="2" number:min-integer-digits="1"/>
      <number:text> t</number:text>
    </number:number-style>
    <number:number-style style:name="N220">
      <number:number number:decimal-places="1" loext:min-decimal-places="1" number:min-integer-digits="1"/>
      <number:text> km/h</number:text>
    </number:number-style>
    <number:number-style style:name="N221">
      <number:number number:decimal-places="0" loext:min-decimal-places="0" number:min-integer-digits="1"/>
      <number:text> km/h</number:text>
    </number:number-style>
    <number:number-style style:name="N222">
      <number:number number:decimal-places="2" loext:min-decimal-places="2" number:min-integer-digits="1"/>
      <number:text> kW</number:text>
    </number:number-style>
    <number:number-style style:name="N223">
      <number:number number:decimal-places="0" loext:min-decimal-places="0" number:min-integer-digits="1"/>
      <number:text> kW</number:text>
    </number:number-style>
    <number:number-style style:name="N224">
      <number:number number:decimal-places="0" loext:min-decimal-places="0" number:min-integer-digits="3">
        <number:embedded-text number:position="2">.</number:embedded-text>
      </number:number>
    </number:number-style>
    <number:number-style style:name="N225">
      <number:number number:decimal-places="0" loext:min-decimal-places="0" number:min-integer-digits="0" number:grouping="true"/>
      <number:text> Byte</number:text>
    </number:number-style>
    <number:number-style style:name="N226">
      <number:number number:decimal-places="0" loext:min-decimal-places="0" number:min-integer-digits="0" number:grouping="true"/>
      <number:text> KByte</number:text>
    </number:number-style>
    <number:number-style style:name="N227">
      <number:number number:decimal-places="2" loext:min-decimal-places="2" number:min-integer-digits="1"/>
      <number:text> cm</number:text>
    </number:number-style>
    <number:number-style style:name="N228">
      <number:number number:decimal-places="0" loext:min-decimal-places="0" number:min-integer-digits="4"/>
    </number:number-style>
    <number:number-style style:name="N229">
      <number:number number:decimal-places="1" loext:min-decimal-places="1" number:min-integer-digits="1"/>
      <number:text> g</number:text>
    </number:number-style>
    <number:number-style style:name="N231P0" style:volatile="true">
      <number:text>Ja</number:text>
    </number:number-style>
    <number:number-style style:name="N231P1" style:volatile="true">
      <number:text>Ja</number:text>
    </number:number-style>
    <number:number-style style:name="N231">
      <number:text>Nein</number:text>
      <style:map style:condition="value()&gt;0" style:apply-style-name="N231P0"/>
      <style:map style:condition="value()&lt;0" style:apply-style-name="N231P1"/>
    </number:number-style>
    <number:number-style style:name="N233P0" style:volatile="true">
      <number:text>Wahr</number:text>
    </number:number-style>
    <number:number-style style:name="N233P1" style:volatile="true">
      <number:text>Wahr</number:text>
    </number:number-style>
    <number:number-style style:name="N233">
      <number:text>Falsch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Ein</number:text>
    </number:number-style>
    <number:number-style style:name="N235P1" style:volatile="true">
      <number:text>Ein</number:text>
    </number:number-style>
    <number:number-style style:name="N235">
      <number:text>Aus</number:text>
      <style:map style:condition="value()&gt;0" style:apply-style-name="N235P0"/>
      <style:map style:condition="value()&lt;0" style:apply-style-name="N235P1"/>
    </number:number-style>
    <number:number-style style:name="N236">
      <number:text>1234,1</number:text>
    </number:number-style>
    <number:number-style style:name="N237">
      <number:number number:decimal-places="1" loext:min-decimal-places="1" number:min-integer-digits="1" number:grouping="true"/>
    </number:number-style>
    <number:number-style style:name="N239P0" style:volatile="true">
      <number:number number:decimal-places="0" loext:min-decimal-places="0" number:min-integer-digits="1" number:grouping="true" number:display-factor="1000"/>
    </number:number-style>
    <number:number-style style:name="N239">
      <number:text>-</number:text>
      <number:number number:decimal-places="0" loext:min-decimal-places="0" number:min-integer-digits="1" number:grouping="true" number:display-factor="1000"/>
      <style:map style:condition="value()&gt;=0" style:apply-style-name="N239P0"/>
    </number:number-style>
    <number:number-style style:name="N240P0" style:volatile="true">
      <number:number number:decimal-places="0" loext:min-decimal-places="0" number:min-integer-digits="1" number:grouping="true" number:display-factor="1000"/>
    </number:number-style>
    <number:number-style style:name="N240">
      <style:text-properties fo:color="#ff0000"/>
      <number:text>-</number:text>
      <number:number number:decimal-places="0" loext:min-decimal-places="0" number:min-integer-digits="1" number:grouping="true" number:display-factor="1000"/>
      <style:map style:condition="value()&gt;=0" style:apply-style-name="N240P0"/>
    </number:number-style>
    <number:number-style style:name="N242P0" style:volatile="true">
      <number:number number:decimal-places="2" loext:min-decimal-places="2" number:min-integer-digits="1" number:grouping="true" number:display-factor="1000"/>
    </number:number-style>
    <number:number-style style:name="N242">
      <number:text>-</number:text>
      <number:number number:decimal-places="2" loext:min-decimal-places="2" number:min-integer-digits="1" number:grouping="true" number:display-factor="1000"/>
      <style:map style:condition="value()&gt;=0" style:apply-style-name="N242P0"/>
    </number:number-style>
    <number:number-style style:name="N243P0" style:volatile="true">
      <number:number number:decimal-places="2" loext:min-decimal-places="2" number:min-integer-digits="1" number:grouping="true" number:display-factor="1000"/>
    </number:number-style>
    <number:number-style style:name="N243">
      <style:text-properties fo:color="#ff0000"/>
      <number:text>-</number:text>
      <number:number number:decimal-places="2" loext:min-decimal-places="2" number:min-integer-digits="1" number:grouping="true" number:display-factor="1000"/>
      <style:map style:condition="value()&gt;=0" style:apply-style-name="N243P0"/>
    </number:number-style>
    <number:number-style style:name="N245P0" style:volatile="true">
      <number:number number:decimal-places="0" loext:min-decimal-places="0" number:min-integer-digits="1" number:grouping="true" number:display-factor="1000"/>
    </number:number-style>
    <number:number-style style:name="N245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45">
      <number:text>- </number:text>
      <style:map style:condition="value()&gt;0" style:apply-style-name="N245P0"/>
      <style:map style:condition="value()&lt;0" style:apply-style-name="N245P1"/>
    </number:number-style>
    <number:number-style style:name="N247P0" style:volatile="true">
      <number:number number:decimal-places="2" loext:min-decimal-places="2" number:min-integer-digits="1" number:grouping="true" number:display-factor="1000"/>
    </number:number-style>
    <number:number-style style:name="N247P1" style:volatile="true">
      <number:text>-</number:text>
      <number:number number:decimal-places="2" loext:min-decimal-places="2" number:min-integer-digits="1" number:grouping="true" number:display-factor="1000"/>
    </number:number-style>
    <number:number-style style:name="N247">
      <number:text>-</number:text>
      <number:number number:decimal-places="0" loext:min-decimal-places="0" number:min-integer-digits="0" number:display-factor="1000"/>
      <style:map style:condition="value()&gt;0" style:apply-style-name="N247P0"/>
      <style:map style:condition="value()&lt;0" style:apply-style-name="N247P1"/>
    </number:number-style>
    <number:number-style style:name="N248P0" style:volatile="true">
      <number:number number:decimal-places="0" loext:min-decimal-places="0" number:min-integer-digits="1" number:grouping="true" number:display-factor="1000"/>
    </number:number-style>
    <number:number-style style:name="N248">
      <style:text-properties fo:color="#000000"/>
      <number:text>-</number:text>
      <number:number number:decimal-places="0" loext:min-decimal-places="0" number:min-integer-digits="1" number:grouping="true" number:display-factor="1000"/>
      <style:map style:condition="value()&gt;=0" style:apply-style-name="N248P0"/>
    </number:number-style>
    <number:number-style style:name="N249P0" style:volatile="true">
      <number:number number:decimal-places="2" loext:min-decimal-places="2" number:min-integer-digits="1" number:grouping="true" number:display-factor="1000"/>
    </number:number-style>
    <number:number-style style:name="N249">
      <style:text-properties fo:color="#000000"/>
      <number:text>-</number:text>
      <number:number number:decimal-places="2" loext:min-decimal-places="2" number:min-integer-digits="1" number:grouping="true" number:display-factor="1000"/>
      <style:map style:condition="value()&gt;=0" style:apply-style-name="N249P0"/>
    </number:number-style>
    <number:number-style style:name="N251P0" style:volatile="true">
      <number:number number:decimal-places="3" loext:min-decimal-places="3" number:min-integer-digits="1" number:grouping="true" number:display-factor="1000"/>
    </number:number-style>
    <number:number-style style:name="N251">
      <style:text-properties fo:color="#000000"/>
      <number:text>-</number:text>
      <number:number number:decimal-places="2" loext:min-decimal-places="2" number:min-integer-digits="1" number:grouping="true" number:display-factor="1000"/>
      <style:map style:condition="value()&gt;=0" style:apply-style-name="N251P0"/>
    </number:number-style>
    <number:number-style style:name="N252">
      <number:number number:decimal-places="3" loext:min-decimal-places="3" number:min-integer-digits="1" number:grouping="true"/>
    </number:number-style>
    <number:number-style style:name="N253">
      <number:number number:decimal-places="3" loext:min-decimal-places="3" number:min-integer-digits="3"/>
    </number:number-style>
    <number:time-style style:name="N2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55">
      <number:minutes number:style="long"/>
      <number:text>:</number:text>
      <number:seconds number:style="long" number:decimal-places="1"/>
    </number:time-style>
    <number:number-style style:name="N2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57P0" style:volatile="true">
      <number:number number:decimal-places="3" loext:min-decimal-places="3" number:min-integer-digits="1" number:grouping="true" number:display-factor="1000"/>
    </number:number-style>
    <number:number-style style:name="N257">
      <number:text>-</number:text>
      <number:number number:decimal-places="2" loext:min-decimal-places="2" number:min-integer-digits="1" number:grouping="true" number:display-factor="1000"/>
      <style:map style:condition="value()&gt;=0" style:apply-style-name="N257P0"/>
    </number:number-style>
    <number:number-style style:name="N258">
      <number:number number:decimal-places="4" loext:min-decimal-places="4" number:min-integer-digits="1"/>
    </number:number-style>
    <number:number-style style:name="N259">
      <number:number number:decimal-places="3" loext:min-decimal-places="3" number:min-integer-digits="1"/>
    </number:number-style>
    <number:currency-style style:name="N26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6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61P0"/>
    </number:currency-style>
    <number:number-style style:name="N262">
      <number:number number:decimal-places="8" loext:min-decimal-places="8" number:min-integer-digits="1"/>
    </number:number-style>
    <number:number-style style:name="N263">
      <number:number number:decimal-places="7" loext:min-decimal-places="7" number:min-integer-digits="1"/>
    </number:number-style>
    <number:number-style style:name="N264">
      <number:number number:decimal-places="6" loext:min-decimal-places="6" number:min-integer-digits="1"/>
    </number:number-style>
    <number:number-style style:name="N265">
      <number:number number:decimal-places="5" loext:min-decimal-places="5" number:min-integer-digits="1"/>
    </number:number-style>
    <number:date-style style:name="N266">
      <number:day number:style="long"/>
      <number:text>. </number:text>
      <number:month number:textual="true"/>
    </number:date-style>
    <number:currency-style style:name="N26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26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268P0"/>
    </number:currency-style>
    <number:currency-style style:name="N27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7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70P0"/>
    </number:currency-style>
    <number:currency-style style:name="N27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27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271P0"/>
    </number:currency-style>
    <number:currency-style style:name="N27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7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72P0"/>
    </number:currency-style>
    <number:currency-style style:name="N27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27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274P0"/>
    </number:currency-style>
    <number:date-style style:name="N27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7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27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27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7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8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281">
      <number:day number:calendar="jewish"/>
      <number:text> </number:text>
      <number:month number:calendar="jewish" number:style="long" number:textual="true"/>
    </number:date-style>
    <number:date-style style:name="N282">
      <number:month number:calendar="jewish" number:style="long" number:textual="true"/>
      <number:text> </number:text>
      <number:day number:calendar="jewish"/>
    </number:date-style>
    <number:date-style style:name="N283">
      <number:month number:calendar="jewish" number:style="long" number:textual="true"/>
      <number:text> </number:text>
      <number:year number:calendar="jewish" number:style="long"/>
    </number:date-style>
    <number:date-style style:name="N284">
      <number:month number:calendar="jewish" number:style="long" number:textual="true"/>
    </number:date-style>
    <number:number-style style:name="N28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286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286P0"/>
    </number:number-style>
    <number:number-style style:name="N287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287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287P0"/>
    </number:number-style>
    <number:number-style style:name="N289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289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289P0"/>
    </number:number-style>
    <number:number-style style:name="N290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290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290P0"/>
    </number:number-style>
    <number:number-style style:name="N291P0" style:volatile="true">
      <number:number number:decimal-places="0" loext:min-decimal-places="0" number:min-integer-digits="1" number:grouping="true"/>
    </number:number-style>
    <number:number-style style:name="N291">
      <number:text>-</number:text>
      <number:number number:decimal-places="0" loext:min-decimal-places="0" number:min-integer-digits="1" number:grouping="true"/>
      <style:map style:condition="value()&gt;=0" style:apply-style-name="N291P0"/>
    </number:number-style>
    <number:number-style style:name="N292P0" style:volatile="true">
      <number:number number:decimal-places="0" loext:min-decimal-places="0" number:min-integer-digits="1" number:grouping="true"/>
    </number:number-style>
    <number:number-style style:name="N29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92P0"/>
    </number:number-style>
    <number:number-style style:name="N293P0" style:volatile="true">
      <number:number number:decimal-places="2" loext:min-decimal-places="2" number:min-integer-digits="1" number:grouping="true"/>
    </number:number-style>
    <number:number-style style:name="N293">
      <number:text>-</number:text>
      <number:number number:decimal-places="2" loext:min-decimal-places="2" number:min-integer-digits="1" number:grouping="true"/>
      <style:map style:condition="value()&gt;=0" style:apply-style-name="N293P0"/>
    </number:number-style>
    <number:number-style style:name="N294P0" style:volatile="true">
      <number:number number:decimal-places="2" loext:min-decimal-places="2" number:min-integer-digits="1" number:grouping="true"/>
    </number:number-style>
    <number:number-style style:name="N29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94P0"/>
    </number:number-style>
    <number:number-style style:name="N297P0" style:volatile="true"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301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301P2" style:volatile="true">
      <number:text> kr 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4P0" style:volatile="true">
      <number:number number:decimal-places="2" loext:min-decimal-places="2" number:min-integer-digits="1" number:grouping="true"/>
      <number:text> </number:text>
    </number:number-style>
    <number:number-style style:name="N30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304P2" style:volatile="true">
      <number:text>-</number:text>
      <number:number number:decimal-places="0" loext:min-decimal-places="0" number:min-integer-digits="0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8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308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308P2" style:volatile="true">
      <number:text> kr -</number:text>
      <number:number number:decimal-places="0" loext:min-decimal-places="0" number:min-integer-digits="0"/>
      <number:text>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P0" style:volatile="true">
      <number:text>Ja</number:text>
    </number:number-style>
    <number:number-style style:name="N309P1" style:volatile="true">
      <number:text>Ja</number:text>
    </number:number-style>
    <number:number-style style:name="N309">
      <number:text>Nej</number:text>
      <style:map style:condition="value()&gt;0" style:apply-style-name="N309P0"/>
      <style:map style:condition="value()&lt;0" style:apply-style-name="N309P1"/>
    </number:number-style>
    <number:number-style style:name="N311P0" style:volatile="true">
      <number:text>Sand</number:text>
    </number:number-style>
    <number:number-style style:name="N311P1" style:volatile="true">
      <number:text>Sand</number:text>
    </number:number-style>
    <number:number-style style:name="N311">
      <number:text>Falsk</number:text>
      <style:map style:condition="value()&gt;0" style:apply-style-name="N311P0"/>
      <style:map style:condition="value()&lt;0" style:apply-style-name="N311P1"/>
    </number:number-style>
    <number:number-style style:name="N313P0" style:volatile="true">
      <number:text>Til</number:text>
    </number:number-style>
    <number:number-style style:name="N313P1" style:volatile="true">
      <number:text>Til</number:text>
    </number:number-style>
    <number:number-style style:name="N313">
      <number:text>Fra</number:text>
      <style:map style:condition="value()&gt;0" style:apply-style-name="N313P0"/>
      <style:map style:condition="value()&lt;0" style:apply-style-name="N313P1"/>
    </number:number-style>
    <number:currency-style style:name="N315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315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315P0"/>
    </number:currency-style>
    <number:number-style style:name="N317P0" style:volatile="true">
      <number:text>€ </number:text>
      <number:number number:decimal-places="0" loext:min-decimal-places="0" number:min-integer-digits="1" number:grouping="true"/>
    </number:number-style>
    <number:number-style style:name="N317">
      <number:text>€ -</number:text>
      <number:number number:decimal-places="0" loext:min-decimal-places="0" number:min-integer-digits="1" number:grouping="true"/>
      <style:map style:condition="value()&gt;=0" style:apply-style-name="N317P0"/>
    </number:number-style>
    <number:number-style style:name="N318P0" style:volatile="true">
      <number:text>€ </number:text>
      <number:number number:decimal-places="0" loext:min-decimal-places="0" number:min-integer-digits="1" number:grouping="true"/>
    </number:number-style>
    <number:number-style style:name="N31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318P0"/>
    </number:number-style>
    <number:number-style style:name="N320P0" style:volatile="true">
      <number:text>€ </number:text>
      <number:number number:decimal-places="2" loext:min-decimal-places="2" number:min-integer-digits="1" number:grouping="true"/>
    </number:number-style>
    <number:number-style style:name="N320">
      <number:text>€ -</number:text>
      <number:number number:decimal-places="2" loext:min-decimal-places="2" number:min-integer-digits="1" number:grouping="true"/>
      <style:map style:condition="value()&gt;=0" style:apply-style-name="N320P0"/>
    </number:number-style>
    <number:number-style style:name="N321P0" style:volatile="true">
      <number:text>€ </number:text>
      <number:number number:decimal-places="2" loext:min-decimal-places="2" number:min-integer-digits="1" number:grouping="true"/>
    </number:number-style>
    <number:number-style style:name="N32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321P0"/>
    </number:number-style>
    <number:number-style style:name="N322P0" style:volatile="true">
      <number:number number:decimal-places="0" loext:min-decimal-places="0" number:min-integer-digits="1" number:grouping="true"/>
      <number:text> </number:text>
    </number:number-style>
    <number:number-style style:name="N3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22P2" style:volatile="true">
      <number:text> -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326P1" style:volatile="true">
      <number:text> € -</number:text>
      <number:number number:decimal-places="0" loext:min-decimal-places="0" number:min-integer-digits="1" number:grouping="true"/>
      <number:text> </number:text>
    </number:number-style>
    <number:number-style style:name="N326P2" style:volatile="true">
      <number:text> € -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7P0" style:volatile="true">
      <number:number number:decimal-places="2" loext:min-decimal-places="2" number:min-integer-digits="1" number:grouping="true"/>
      <number:text>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27P2" style:volatile="true">
      <number:text>-</number:text>
      <number:number number:decimal-places="0" loext:min-decimal-places="0" number:min-integer-digits="0"/>
      <number:text>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331P1" style:volatile="true">
      <number:text> € -</number:text>
      <number:number number:decimal-places="2" loext:min-decimal-places="2" number:min-integer-digits="1" number:grouping="true"/>
      <number:text> </number:text>
    </number:number-style>
    <number:number-style style:name="N331P2" style:volatile="true">
      <number:text> € -</number:text>
      <number:number number:decimal-places="0" loext:min-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3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333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333P0"/>
    </number:number-style>
    <number:number-style style:name="N334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334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334P0"/>
    </number:number-style>
    <number:number-style style:name="N336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36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336P0"/>
    </number:number-style>
    <number:number-style style:name="N337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37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337P0"/>
    </number:number-style>
    <number:number-style style:name="N33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339P1" style:volatile="true">
      <number:text> € </number:text>
      <number:number number:decimal-places="0" loext:min-decimal-places="0" number:min-integer-digits="1" number:grouping="true"/>
      <number:text>-</number:text>
    </number:number-style>
    <number:number-style style:name="N339P2" style:volatile="true">
      <number:text> €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number number:decimal-places="0" loext:min-decimal-places="0" number:min-integer-digits="1" number:grouping="true"/>
      <number:text> </number:text>
    </number:number-style>
    <number:number-style style:name="N341P1" style:volatile="true">
      <number:number number:decimal-places="0" loext:min-decimal-places="0" number:min-integer-digits="1" number:grouping="true"/>
      <number:text>-</number:text>
    </number:number-style>
    <number:number-style style:name="N341P2" style:volatile="true">
      <number:text> -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343P1" style:volatile="true">
      <number:text> € </number:text>
      <number:number number:decimal-places="2" loext:min-decimal-places="2" number:min-integer-digits="1" number:grouping="true"/>
      <number:text>-</number:text>
    </number:number-style>
    <number:number-style style:name="N343P2" style:volatile="true">
      <number:text> € -</number:text>
      <number:number number:decimal-places="0" loext:min-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2" loext:min-decimal-places="2" number:min-integer-digits="1" number:grouping="true"/>
      <number:text> </number:text>
    </number:number-style>
    <number:number-style style:name="N345P1" style:volatile="true">
      <number:number number:decimal-places="2" loext:min-decimal-places="2" number:min-integer-digits="1" number:grouping="true"/>
      <number:text>-</number:text>
    </number:number-style>
    <number:number-style style:name="N345P2" style:volatile="true">
      <number:text>-</number:text>
      <number:number number:decimal-places="0" loext:min-decimal-places="0" number:min-integer-digits="0"/>
      <number:text>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currency-style style:name="N34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4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47P0"/>
    </number:currency-style>
    <number:currency-style style:name="N34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49P0"/>
    </number:currency-style>
    <number:number-style style:name="N351P0" style:volatile="true">
      <number:text>EUR </number:text>
      <number:number number:decimal-places="0" loext:min-decimal-places="0" number:min-integer-digits="1" number:grouping="true"/>
      <number:text> </number:text>
    </number:number-style>
    <number:number-style style:name="N351">
      <number:text>(EUR </number:text>
      <number:number number:decimal-places="0" loext:min-decimal-places="0" number:min-integer-digits="1" number:grouping="true"/>
      <number:text>)</number:text>
      <style:map style:condition="value()&gt;=0" style:apply-style-name="N351P0"/>
    </number:number-style>
    <number:number-style style:name="N353P0" style:volatile="true">
      <number:text>EUR </number:text>
      <number:number number:decimal-places="2" loext:min-decimal-places="2" number:min-integer-digits="1" number:grouping="true"/>
      <number:text> </number:text>
    </number:number-style>
    <number:number-style style:name="N353">
      <number:text>(EUR </number:text>
      <number:number number:decimal-places="2" loext:min-decimal-places="2" number:min-integer-digits="1" number:grouping="true"/>
      <number:text>)</number:text>
      <style:map style:condition="value()&gt;=0" style:apply-style-name="N353P0"/>
    </number:number-style>
    <number:number-style style:name="N357P0" style:volatile="true">
      <number:text> EUR </number:text>
      <number:number number:decimal-places="0" loext:min-decimal-places="0" number:min-integer-digits="1" number:grouping="true"/>
      <number:text> </number:text>
    </number:number-style>
    <number:number-style style:name="N357P1" style:volatile="true">
      <number:text> EUR (</number:text>
      <number:number number:decimal-places="0" loext:min-decimal-places="0" number:min-integer-digits="1" number:grouping="true"/>
      <number:text>)</number:text>
    </number:number-style>
    <number:number-style style:name="N357P2" style:volatile="true">
      <number:text> EUR -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61P0" style:volatile="true">
      <number:text> EUR </number:text>
      <number:number number:decimal-places="2" loext:min-decimal-places="2" number:min-integer-digits="1" number:grouping="true"/>
      <number:text> </number:text>
    </number:number-style>
    <number:number-style style:name="N361P1" style:volatile="true">
      <number:text> EUR (</number:text>
      <number:number number:decimal-places="2" loext:min-decimal-places="2" number:min-integer-digits="1" number:grouping="true"/>
      <number:text>)</number:text>
    </number:number-style>
    <number:number-style style:name="N361P2" style:volatile="true">
      <number:text> EUR -</number:text>
      <number:number number:decimal-places="0" loext:min-decimal-places="0" number:min-integer-digits="0"/>
      <number:text>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6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63P0"/>
    </number:number-style>
    <number:number-style style:name="N3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6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65P0"/>
    </number:number-style>
    <number:number-style style:name="N36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6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369P2" style:volatile="true">
      <number:text> $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7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73P2" style:volatile="true">
      <number:text> $-</number:text>
      <number:number number:decimal-places="0" loext:min-decimal-places="0" number:min-integer-digits="0"/>
      <number:text>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4">
      <number:number number:decimal-places="1" loext:min-decimal-places="1" number:min-integer-digits="1"/>
      <number:text>°</number:text>
    </number:number-style>
    <number:number-style style:name="N375">
      <number:number number:min-integer-digits="1"/>
      <number:text>°</number:text>
    </number:number-style>
    <number:number-style style:name="N376">
      <number:text>°</number:text>
      <number:number number:min-integer-digits="1"/>
      <number:text/>
    </number:number-style>
    <number:number-style style:name="N378P0" style:volatile="true">
      <number:text>Vrai</number:text>
    </number:number-style>
    <number:number-style style:name="N378P1" style:volatile="true">
      <number:text>Vrai</number:text>
    </number:number-style>
    <number:number-style style:name="N378">
      <number:text>Faux</number:text>
      <style:map style:condition="value()&gt;0" style:apply-style-name="N378P0"/>
      <style:map style:condition="value()&lt;0" style:apply-style-name="N378P1"/>
    </number:number-style>
    <number:number-style style:name="N380P0" style:volatile="true">
      <number:text>Actif</number:text>
    </number:number-style>
    <number:number-style style:name="N380P1" style:volatile="true">
      <number:text>Actif</number:text>
    </number:number-style>
    <number:number-style style:name="N380">
      <number:text>Inactif</number:text>
      <style:map style:condition="value()&gt;0" style:apply-style-name="N380P0"/>
      <style:map style:condition="value()&lt;0" style:apply-style-name="N380P1"/>
    </number:number-style>
    <number:number-style style:name="N381">
      <number:number number:decimal-places="9" loext:min-decimal-places="9" number:min-integer-digits="1"/>
    </number:number-style>
    <number:number-style style:name="N382P0" style:volatile="true">
      <number:text>EUR </number:text>
      <number:number number:decimal-places="0" loext:min-decimal-places="0" number:min-integer-digits="1" number:grouping="true"/>
      <number:text> </number:text>
    </number:number-style>
    <number:number-style style:name="N382">
      <style:text-properties fo:color="#ff0000"/>
      <number:text>(EUR </number:text>
      <number:number number:decimal-places="0" loext:min-decimal-places="0" number:min-integer-digits="1" number:grouping="true"/>
      <number:text>)</number:text>
      <style:map style:condition="value()&gt;=0" style:apply-style-name="N382P0"/>
    </number:number-style>
    <number:number-style style:name="N383P0" style:volatile="true">
      <number:text>EUR </number:text>
      <number:number number:decimal-places="2" loext:min-decimal-places="2" number:min-integer-digits="1" number:grouping="true"/>
      <number:text> </number:text>
    </number:number-style>
    <number:number-style style:name="N383">
      <style:text-properties fo:color="#ff0000"/>
      <number:text>(EUR </number:text>
      <number:number number:decimal-places="2" loext:min-decimal-places="2" number:min-integer-digits="1" number:grouping="true"/>
      <number:text>)</number:text>
      <style:map style:condition="value()&gt;=0" style:apply-style-name="N383P0"/>
    </number:number-style>
    <number:number-style style:name="N38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8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84P0"/>
    </number:number-style>
    <number:number-style style:name="N38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8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85P0"/>
    </number:number-style>
    <number:number-style style:name="N38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38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38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38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39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39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39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393">
      <number:scientific-number number:decimal-places="8" loext:min-decimal-places="8" number:min-integer-digits="1" number:min-exponent-digits="2" loext:exponent-interval="1" loext:forced-exponent-sign="true"/>
    </number:number-style>
    <number:currency-style style:name="N395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395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395P0"/>
    </number:currency-style>
    <number:number-style style:name="N396">
      <number:number number:decimal-places="0" loext:min-decimal-places="0" number:min-integer-digits="3"/>
    </number:number-style>
    <number:number-style style:name="N10107" number:language="de" number:country="DE">
      <number:text>1.</number:text>
    </number:number-style>
    <number:currency-style style:name="N10108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number:number-style style:name="N10131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1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1P2" style:volatile="true" number:language="de" number:country="DE">
      <number:text> -   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de" number:country="DE">
      <number:text> -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3" number:language="de" number:country="D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de" number:country="DE">
      <number:minutes number:style="long"/>
      <number:text>:</number:text>
      <number:seconds number:style="long"/>
    </number:time-style>
    <number:time-style style:name="N1014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de" number:country="DE">
      <number:minutes number:style="long"/>
      <number:text>:</number:text>
      <number:seconds number:style="long" number:decimal-places="1"/>
    </number:time-style>
    <number:number-style style:name="N10147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5P0"/>
    </number:number-style>
    <number:number-style style:name="N2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8P0"/>
    </number:number-style>
    <number:number-style style:name="N2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4P0"/>
    </number:number-style>
    <number:currency-style style:name="N20125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6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26P0"/>
    </number:currency-style>
    <number:date-style style:name="N30111" number:language="ja" number:country="JP">
      <number:day/>
      <number:text>/</number:text>
      <number:month/>
      <number:text>/</number:text>
      <number:year/>
    </number:date-style>
    <number:date-style style:name="N3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4" number:language="ja" number:country="JP">
      <number:month/>
      <number:text>月</number:text>
      <number:day/>
      <number:text>日</number:text>
    </number:date-style>
    <number:date-style style:name="N3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fo:color="#000000" style:font-name="Arial Narrow" fo:font-family="'Arial Narrow'" style:font-family-generic="swiss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1" style:family="table-cell" style:parent-style-name="Heading">
      <style:table-cell-properties style:direction="ltr" style:rotation-angle="90"/>
    </style:style>
    <style:style style:name="leer1" style:family="table-cell" style:parent-style-name="Default">
      <style:text-properties fo:color="#ffffff"/>
    </style:style>
    <style:style style:name="Kastenoben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Kastenunten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Kastenseiten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fo:color="#e6e6e6"/>
    </style:style>
    <style:style style:name="Timetable" style:family="table-cell" style:parent-style-name="Default" style:data-style-name="N40"/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 Narrow" fo:font-family="'Arial Narrow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 Narrow" fo:font-family="'Arial Narrow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 Narrow" fo:font-family="'Arial Narrow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_20__28_user_29_" style:display-name="Result2 (user)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 Narrow" fo:font-family="'Arial Narrow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a0_1" style:display-name="Titre 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Linienende_20_1" draw:display-name="Linienende 1" svg:viewBox="0 0 20 30" svg:d="M10 0l-10 30h20z"/>
  </office:styles>
  <office:automatic-styles>
    <style:page-layout style:name="Mpm1">
      <style:page-layout-properties fo:page-width="296.99mm" fo:page-height="209.99mm" style:num-format="1" style:print-orientation="landscape" fo:margin-top="10.41mm" fo:margin-bottom="8.18mm" fo:margin-left="8.73mm" fo:margin-right="3.74mm" style:first-page-number="continue" style:scale-to="57%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0mm" fo:margin-left="20mm" fo:margin-right="4.99mm" style:first-page-number="continue" style:scale-to="100%" style:writing-mode="lr-tb" style:print="charts drawings grid objects zero-values"/>
      <style:header-style>
        <style:header-footer-properties fo:min-height="7.51mm" fo:margin-left="0mm" fo:margin-right="14.01mm" fo:margin-bottom="0mm"/>
      </style:header-style>
      <style:footer-style>
        <style:header-footer-properties fo:min-height="7.51mm" fo:margin-left="0mm" fo:margin-right="14.01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06:33:03.03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bkurzungen" style:display-name="PageStyle_abkurzu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kurzungen_20_1" style:display-name="PageStyle_abkurzunge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kurzungen_20_2" style:display-name="PageStyle_abkurzunge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tterwald_20_2013" style:display-name="PageStyle_schutterwald 201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uwe lengler</meta:initial-creator>
    <meta:creation-date>2002-10-28T20:06:23</meta:creation-date>
    <dc:date>2019-04-30T06:35:36.473000000</dc:date>
    <meta:print-date>2017-01-14T20:36:48.494000000</meta:print-date>
    <dc:language>de-DE</dc:language>
    <meta:editing-cycles>3099</meta:editing-cycles>
    <meta:editing-duration>P46DT18H11M32S</meta:editing-duration>
    <meta:printed-by>Marc JAEGER</meta:printed-by>
    <meta:document-statistic meta:table-count="10" meta:cell-count="5490" meta:object-count="0"/>
    <meta:user-defined meta:name="Info 1"/>
    <meta:user-defined meta:name="Info 2"/>
    <meta:user-defined meta:name="Info 3"/>
    <meta:user-defined meta:name="Info 4"/>
  </office:meta>
</office:document-meta>
</file>

<file path=Configurations/drawmenubar.xml><?xml version="1.0" encoding="utf-8"?>
<!DOCTYPE menubar  PUBLIC '-//OpenOffice.org//DTD OfficeDocument 1.0//EN'  'menubar.dtd'>
<menu:menubar xmlns:menu="http://openoffice.org/2001/menu" menu:id="menubar">
  <menu:menu menu:id="slot:5510" menu:label="~Datei">
    <menu:menupopup>
      <menu:menuitem menu:id="slot:5537" menu:helpid="5537" menu:label="~Neu"/>
      <menu:menuitem menu:id="slot:5501" menu:helpid="5501" menu:label="Ö~ffnen..."/>
      <menu:menuitem menu:id="slot:6381" menu:helpid="6381" menu:label="~AutoPilot"/>
      <menu:menuseparator/>
      <menu:menuitem menu:id="slot:5503" menu:helpid="5503" menu:label="S~chließen"/>
      <menu:menuitem menu:id="slot:5505" menu:helpid="5505" menu:label="~Speichern"/>
      <menu:menuitem menu:id="slot:5502" menu:helpid="5502" menu:label="Speichern ~unter..."/>
      <menu:menuitem menu:id="slot:27283" menu:helpid="27283" menu:label="E~xportieren..."/>
      <menu:menuitem menu:id="slot:5309" menu:helpid="5309" menu:label="Alles speic~hern"/>
      <menu:menuitem menu:id="slot:5508" menu:helpid="5508" menu:label="Neu Laden"/>
      <menu:menuitem menu:id="slot:6583" menu:helpid="6583" menu:label="~Versionen..."/>
      <menu:menu menu:id="slot:98" menu:label="S~enden">
        <menu:menupopup>
          <menu:menuitem menu:id="slot:5331" menu:helpid="5331" menu:label="Dokument als ~E-Mail..."/>
        </menu:menupopup>
      </menu:menu>
      <menu:menuseparator/>
      <menu:menuitem menu:id="slot:5535" menu:helpid="5535" menu:label="E~igenschaften..."/>
      <menu:menu menu:id="slot:103" menu:label="Dokumentvor~lage">
        <menu:menupopup>
          <menu:menuitem menu:id="slot:5540" menu:helpid="5540" menu:label="~Verwalten..."/>
          <menu:menuitem menu:id="slot:6655" menu:helpid="6655" menu:label="~Adressbuch-Quelle ..."/>
          <menu:menuitem menu:id="slot:5538" menu:helpid="5538" menu:label="~Speichern..."/>
          <menu:menuitem menu:id="slot:5594" menu:helpid="5594" menu:label="~Bearbeiten..."/>
        </menu:menupopup>
      </menu:menu>
      <menu:menuseparator/>
      <menu:menuitem menu:id="slot:5504" menu:helpid="5504" menu:label="~Drucken..."/>
      <menu:menuitem menu:id="slot:5302" menu:helpid="5302" menu:label="Druckereinstellun~g..."/>
      <menu:menuseparator/>
      <menu:menuitem menu:id="slot:5300" menu:helpid="5300" menu:label="~Beenden"/>
    </menu:menupopup>
  </menu:menu>
  <menu:menu menu:id="slot:20" menu:label="~Bearbeiten">
    <menu:menupopup>
      <menu:menuitem menu:id="slot:5701" menu:helpid="5701" menu:label="Rückgängig unmöglich"/>
      <menu:menuitem menu:id="slot:5700" menu:helpid="5700" menu:label="Wiederherstellen unmöglich"/>
      <menu:menuitem menu:id="slot:5702" menu:helpid="5702" menu:label="Letzter ~Befehl"/>
      <menu:menuseparator/>
      <menu:menuitem menu:id="slot:5710" menu:helpid="5710" menu:label="~Ausschneiden"/>
      <menu:menuitem menu:id="slot:5711" menu:helpid="5711" menu:label="~Kopieren"/>
      <menu:menuitem menu:id="slot:5712" menu:helpid="5712" menu:label="E~infügen"/>
      <menu:menuitem menu:id="slot:27003" menu:helpid="27003" menu:label="In~halte einfügen..."/>
      <menu:menuitem menu:id="slot:5723" menu:helpid="5723" menu:label="Alles aus~wählen"/>
      <menu:menuseparator/>
      <menu:menuitem menu:id="slot:5961" menu:helpid="5961" menu:label="~Suchen &amp; Ersetzen..."/>
      <menu:menuitem menu:id="slot:10366" menu:helpid="10366" menu:label="~Navigator"/>
      <menu:menuseparator/>
      <menu:menuitem menu:id="slot:27004" menu:helpid="27004" menu:label="D~uplizieren..."/>
      <menu:menuitem menu:id="slot:27319" menu:helpid="27319" menu:label="~Überblenden..."/>
      <menu:menuitem menu:id="slot:27362" menu:helpid="27362" menu:label="~Feldbefehl..."/>
      <menu:menuitem menu:id="slot:27080" menu:helpid="27080" menu:label="Seite ~löschen"/>
      <menu:menuitem menu:id="slot:27081" menu:helpid="27081" menu:label="~Ebene löschen"/>
      <menu:menuseparator/>
      <menu:menuitem menu:id="slot:27005" menu:helpid="27005" menu:label="~Verknüpfungen..."/>
      <menu:menuitem menu:id="slot:10371" menu:helpid="10371" menu:label="I~mageMap"/>
      <menu:menuitem menu:id="slot:5575" menu:helpid="5575" menu:label="~Objekt"/>
      <menu:menuitem menu:id="slot:27382" menu:helpid="27382" menu:label="H~yperlink..."/>
    </menu:menupopup>
  </menu:menu>
  <menu:menu menu:id="slot:23" menu:label="~Ansicht">
    <menu:menupopup>
      <menu:menuitem menu:id="slot:10000" menu:helpid="10000" menu:label="~Maßstab..."/>
      <menu:menuseparator/>
      <menu:menu menu:id="slot:92" menu:label="S~ymbolleisten">
        <menu:menupopup>
          <menu:menuitem menu:id="slot:5910" menu:helpid="5910" menu:label="~Funktionsleiste"/>
          <menu:menuitem menu:id="slot:5905" menu:helpid="5905" menu:label="~Objektleiste"/>
          <menu:menuitem menu:id="slot:5909" menu:helpid="5909" menu:label="~Werkzeugleiste"/>
          <menu:menuitem menu:id="slot:10360" menu:helpid="10360" menu:label="H~yperlinkleiste"/>
          <menu:menuitem menu:id="slot:5911" menu:helpid="5911" menu:label="O~ptionsleiste"/>
          <menu:menuitem menu:id="slot:10417" menu:helpid="10417" menu:label="F~arbleiste"/>
          <menu:menuseparator/>
          <menu:menuitem menu:id="slot:5908" menu:helpid="5908" menu:label="~Bearbeiten..."/>
        </menu:menupopup>
      </menu:menu>
      <menu:menuitem menu:id="slot:27040" menu:helpid="27040" menu:label="~Lineale"/>
      <menu:menuitem menu:id="slot:5920" menu:helpid="5920" menu:label="~Statusleiste"/>
      <menu:menuseparator/>
      <menu:menu menu:id="slot:100" menu:label="An~zeigequalität">
        <menu:menupopup>
          <menu:menuitem menu:id="slot:27366" menu:helpid="27366" menu:label="~Farbe"/>
          <menu:menuitem menu:id="slot:27367" menu:helpid="27367" menu:label="~Graustufen"/>
          <menu:menuitem menu:id="slot:27368" menu:helpid="27368" menu:label="~Schwarzweiß"/>
        </menu:menupopup>
      </menu:menu>
      <menu:menuitem menu:id="slot:27327" menu:helpid="27327" menu:label="~Vorschau"/>
      <menu:menu menu:id="slot:101" menu:label="V~orschau Anzeigequalität">
        <menu:menupopup>
          <menu:menuitem menu:id="slot:27369" menu:helpid="27369" menu:label="~Farbe"/>
          <menu:menuitem menu:id="slot:27370" menu:helpid="27370" menu:label="~Graustufen"/>
          <menu:menuitem menu:id="slot:27371" menu:helpid="27371" menu:label="~Schwarzweiß"/>
        </menu:menupopup>
      </menu:menu>
      <menu:menuseparator/>
      <menu:menuitem menu:id="slot:27049" menu:helpid="27049" menu:label="Se~ite"/>
      <menu:menuitem menu:id="slot:27050" menu:helpid="27050" menu:label="~Ebene"/>
      <menu:menuseparator/>
      <menu:menuitem menu:id="slot:5627" menu:helpid="5627" menu:label="~Ganzer Bildschirm"/>
    </menu:menupopup>
  </menu:menu>
  <menu:menu menu:id="slot:21" menu:label="~Einfügen">
    <menu:menupopup>
      <menu:menuitem menu:id="slot:27014" menu:helpid="27014" menu:label="S~eite"/>
      <menu:menuitem menu:id="slot:27342" menu:helpid="27342" menu:label="Seite d~uplizieren"/>
      <menu:menuitem menu:id="slot:27043" menu:helpid="27043" menu:label="E~bene..."/>
      <menu:menuitem menu:id="slot:27038" menu:helpid="27038" menu:label="F~angpunkt/-linie einfügen..."/>
      <menu:menu menu:id="slot:99" menu:label="~Feldbefehl">
        <menu:menupopup>
          <menu:menuitem menu:id="slot:27358" menu:helpid="27358" menu:label="~Datum (fix)"/>
          <menu:menuitem menu:id="slot:27357" menu:helpid="27357" menu:label="D~atum (variabel)"/>
          <menu:menuitem menu:id="slot:27360" menu:helpid="27360" menu:label="~Uhrzeit (fix)"/>
          <menu:menuitem menu:id="slot:27359" menu:helpid="27359" menu:label="U~hrzeit (variabel)"/>
          <menu:menuseparator/>
          <menu:menuitem menu:id="slot:27364" menu:helpid="27364" menu:label="Aut~or"/>
          <menu:menuitem menu:id="slot:27361" menu:helpid="27361" menu:label="~Seitennummer"/>
          <menu:menuitem menu:id="slot:27363" menu:helpid="27363" menu:label="Datei~name"/>
        </menu:menupopup>
      </menu:menu>
      <menu:menuitem menu:id="slot:27019" menu:helpid="27019" menu:label="~Sonderzeichen..."/>
      <menu:menuitem menu:id="slot:5678" menu:helpid="5678" menu:label="H~yperlink"/>
      <menu:menuseparator/>
      <menu:menu menu:id="slot:1" menu:label="Scannen">
        <menu:menupopup>
          <menu:menuitem menu:id="slot:10331" menu:helpid="10331" menu:label="~Quelle auswählen..."/>
          <menu:menuitem menu:id="slot:10332" menu:helpid="10332" menu:label="~Anfordern..."/>
        </menu:menupopup>
      </menu:menu>
      <menu:menuseparator/>
      <menu:menuitem menu:id="slot:10217" menu:helpid="10217" menu:label="~Tabelle"/>
      <menu:menuitem menu:id="slot:10241" menu:helpid="10241" menu:label="~Grafik..."/>
      <menu:menu menu:id="slot:2" menu:label="~Objekt">
        <menu:menupopup>
          <menu:menuitem menu:id="slot:5561" menu:helpid="5561" menu:label="~OLE-Objekt..."/>
          <menu:menuitem menu:id="slot:5672" menu:helpid="5672" menu:label="~PlugIn..."/>
          <menu:menuitem menu:id="slot:5676" menu:helpid="5676" menu:label="~Klang..."/>
          <menu:menuitem menu:id="slot:5677" menu:helpid="5677" menu:label="~Video..."/>
          <menu:menuitem menu:id="slot:5673" menu:helpid="5673" menu:label="~Applet..."/>
          <menu:menuitem menu:id="slot:27106" menu:helpid="27106" menu:label="~Formel"/>
        </menu:menupopup>
      </menu:menu>
      <menu:menuitem menu:id="slot:10140" menu:helpid="10140" menu:label="D~iagramm"/>
      <menu:menuitem menu:id="slot:5563" menu:helpid="5563" menu:label="Fra~me..."/>
      <menu:menuseparator/>
      <menu:menuitem menu:id="slot:27015" menu:helpid="27015" menu:label="~Datei..."/>
    </menu:menupopup>
  </menu:menu>
  <menu:menu menu:id="slot:22" menu:label="~Format">
    <menu:menupopup>
      <menu:menuitem menu:id="slot:10456" menu:helpid="10456" menu:label="Standar~d"/>
      <menu:menuseparator/>
      <menu:menuitem menu:id="slot:10143" menu:helpid="10143" menu:label="~Linie..."/>
      <menu:menuitem menu:id="slot:10142" menu:helpid="10142" menu:label="~Fläche..."/>
      <menu:menuitem menu:id="slot:27281" menu:helpid="27281" menu:label="~Text..."/>
      <menu:menuitem menu:id="slot:10087" menu:helpid="10087" menu:label="P~osition und Größe..."/>
      <menu:menuitem menu:id="slot:10613" menu:helpid="10613" menu:label="~Kontrollfeld..."/>
      <menu:menuitem menu:id="slot:10614" menu:helpid="10614" menu:label="~Formular..."/>
      <menu:menuitem menu:id="slot:27320" menu:helpid="27320" menu:label="Bema~ßung..."/>
      <menu:menuitem menu:id="slot:27338" menu:helpid="27338" menu:label="Verb~inder..."/>
      <menu:menuseparator/>
      <menu:menuitem menu:id="slot:10296" menu:helpid="10296" menu:label="Zei~chen..."/>
      <menu:menuitem menu:id="slot:10156" menu:helpid="10156" menu:label="~Nummerierung/Aufzählung..."/>
      <menu:menu menu:id="slot:1" menu:label="Gr~oß-/Kleinschreibung">
        <menu:menupopup>
          <menu:menuitem menu:id="slot:10912" menu:helpid="10912" menu:label="~Großbuchstaben"/>
          <menu:menuitem menu:id="slot:10913" menu:helpid="10913" menu:label="~Kleinbuchstaben"/>
          <menu:menuitem menu:id="slot:10914" menu:helpid="10914" menu:label="H~albe Breite"/>
          <menu:menuitem menu:id="slot:10915" menu:helpid="10915" menu:label="N~ormale Breite"/>
          <menu:menuitem menu:id="slot:10916" menu:helpid="10916" menu:label="~Hiragana"/>
          <menu:menuitem menu:id="slot:10917" menu:helpid="10917" menu:label="Ka~tagana"/>
        </menu:menupopup>
      </menu:menu>
      <menu:menuitem menu:id="slot:10297" menu:helpid="10297" menu:label="A~bsatz..."/>
      <menu:menuitem menu:id="slot:27002" menu:helpid="27002" menu:label="~Seite..."/>
      <menu:menuseparator/>
      <menu:menuitem menu:id="slot:27048" menu:helpid="27048" menu:label="~Ebene..."/>
      <menu:menuseparator/>
      <menu:menu menu:id="slot:95" menu:label="~Vorlagen">
        <menu:menupopup>
          <menu:menuitem menu:id="slot:5573" menu:helpid="5573" menu:label="~Katalog..."/>
          <menu:menuitem menu:id="slot:27064" menu:helpid="27064" menu:label="~Seitenvorlage..."/>
        </menu:menupopup>
      </menu:menu>
      <menu:menuitem menu:id="slot:5539" menu:helpid="5539" menu:label="St~ylist"/>
      <menu:menuseparator/>
      <menu:menuitem menu:id="slot:10256" menu:helpid="10256" menu:label="Font~Work"/>
      <menu:menuitem menu:id="slot:10644" menu:helpid="10644" menu:label="~3D-Effekte"/>
    </menu:menupopup>
  </menu:menu>
  <menu:menu menu:id="slot:25" menu:label="E~xtras">
    <menu:menupopup>
      <menu:menu menu:id="slot:94" menu:label="~Rechtschreibung">
        <menu:menupopup>
          <menu:menuitem menu:id="slot:10243" menu:helpid="10243" menu:label="~Prüfen..."/>
          <menu:menuitem menu:id="slot:12021" menu:helpid="12021" menu:label="~Automatisch prüfen"/>
        </menu:menupopup>
      </menu:menu>
      <menu:menuitem menu:id="slot:10245" menu:helpid="10245" menu:label="T~hesaurus..."/>
      <menu:menuitem menu:id="slot:27340" menu:helpid="27340" menu:label="Silben~trennung"/>
      <menu:menuseparator/>
      <menu:menuitem menu:id="slot:10424" menu:helpid="10424" menu:label="~AutoKorrektur..."/>
      <menu:menuseparator/>
      <menu:menuitem menu:id="slot:5960" menu:helpid="5960" menu:label="~Gallery"/>
      <menu:menuitem menu:id="slot:10350" menu:helpid="10350" menu:label="~Pipette"/>
      <menu:menuseparator/>
      <menu:menuitem menu:id="slot:5959" menu:helpid="5959" menu:label="~Makro..."/>
      <menu:menuitem menu:id="slot:5904" menu:helpid="5904" menu:label="An~passen..."/>
      <menu:menuitem menu:id="slot:31630" menu:helpid="31630" menu:label="Option~en..."/>
    </menu:menupopup>
  </menu:menu>
  <menu:menu menu:id="slot:24" menu:label="Ä~ndern">
    <menu:menupopup>
      <menu:menu menu:id="slot:1" menu:label="Sp~iegeln">
        <menu:menupopup>
          <menu:menuitem menu:id="slot:27034" menu:helpid="27034" menu:label="~Vertikal"/>
          <menu:menuitem menu:id="slot:27035" menu:helpid="27035" menu:label="~Horizontal"/>
        </menu:menupopup>
      </menu:menu>
      <menu:menu menu:id="slot:2" menu:label="~Umwandeln">
        <menu:menupopup>
          <menu:menuitem menu:id="slot:27036" menu:helpid="27036" menu:label="In ~Kurve"/>
          <menu:menuitem menu:id="slot:27037" menu:helpid="27037" menu:label="In ~Polygon"/>
          <menu:menuitem menu:id="slot:27381" menu:helpid="27381" menu:label="In K~ontur"/>
          <menu:menuitem menu:id="slot:10648" menu:helpid="10648" menu:label="In ~3D"/>
          <menu:menuitem menu:id="slot:10649" menu:helpid="10649" menu:label="In 3~D-Rotationskörper"/>
          <menu:menuitem menu:id="slot:27378" menu:helpid="27378" menu:label="In ~Bitmap"/>
          <menu:menuitem menu:id="slot:27379" menu:helpid="27379" menu:label="In ~MetaFile"/>
        </menu:menupopup>
      </menu:menu>
      <menu:menuseparator/>
      <menu:menu menu:id="slot:96" menu:label="~Anordnung">
        <menu:menupopup>
          <menu:menuitem menu:id="slot:10286" menu:helpid="10286" menu:label="~Ganz nach vorn"/>
          <menu:menuitem menu:id="slot:27031" menu:helpid="27031" menu:label="W~eiter nach vorn"/>
          <menu:menuitem menu:id="slot:27032" menu:helpid="27032" menu:label="Weiter ~nach hinten"/>
          <menu:menuitem menu:id="slot:10287" menu:helpid="10287" menu:label="Ganz nach ~hinten"/>
          <menu:menuseparator/>
          <menu:menuitem menu:id="slot:27326" menu:helpid="27326" menu:label="V~or das Objekt"/>
          <menu:menuitem menu:id="slot:27116" menu:helpid="27116" menu:label="H~inter das Objekt"/>
          <menu:menuseparator/>
          <menu:menuitem menu:id="slot:27117" menu:helpid="27117" menu:label="Ver~tauschen"/>
        </menu:menupopup>
      </menu:menu>
      <menu:menu menu:id="slot:3" menu:label="Aus~richtung">
        <menu:menupopup>
          <menu:menuitem menu:id="slot:10131" menu:helpid="10131" menu:label="~Links"/>
          <menu:menuitem menu:id="slot:10132" menu:helpid="10132" menu:label="~Zentriert"/>
          <menu:menuitem menu:id="slot:10133" menu:helpid="10133" menu:label="~Rechts"/>
          <menu:menuseparator/>
          <menu:menuitem menu:id="slot:10134" menu:helpid="10134" menu:label="~Oben"/>
          <menu:menuitem menu:id="slot:10135" menu:helpid="10135" menu:label="~Mitte"/>
          <menu:menuitem menu:id="slot:10136" menu:helpid="10136" menu:label="~Unten"/>
        </menu:menupopup>
      </menu:menu>
      <menu:menuitem menu:id="slot:5683" menu:helpid="5683" menu:label="~Verteilung..."/>
      <menu:menuseparator/>
      <menu:menuitem menu:id="slot:27027" menu:helpid="27027" menu:label="Obje~kt benennen..."/>
      <menu:menuseparator/>
      <menu:menuitem menu:id="slot:10454" menu:helpid="10454" menu:label="~Gruppieren"/>
      <menu:menuitem menu:id="slot:10455" menu:helpid="10455" menu:label="Gruppierung ~aufheben"/>
      <menu:menuitem menu:id="slot:27096" menu:helpid="27096" menu:label="Gruppierung be~treten"/>
      <menu:menuitem menu:id="slot:27097" menu:helpid="27097" menu:label="Gruppierung ~verlassen"/>
      <menu:menuseparator/>
      <menu:menuitem menu:id="slot:27026" menu:helpid="27026" menu:label="~Kombinieren"/>
      <menu:menuitem menu:id="slot:27082" menu:helpid="27082" menu:label="Ko~mbination aufheben"/>
      <menu:menu menu:id="slot:4" menu:label="~Formen">
        <menu:menupopup>
          <menu:menuitem menu:id="slot:5679" menu:helpid="5679" menu:label="Versch~melzen"/>
          <menu:menuitem menu:id="slot:5680" menu:helpid="5680" menu:label="~Subtrahieren"/>
          <menu:menuitem menu:id="slot:5681" menu:helpid="5681" menu:label="Sch~neiden"/>
        </menu:menupopup>
      </menu:menu>
      <menu:menuseparator/>
      <menu:menuitem menu:id="slot:27093" menu:helpid="27093" menu:label="~Verbinden"/>
      <menu:menuitem menu:id="slot:27094" menu:helpid="27094" menu:label="Au~fbrechen"/>
    </menu:menupopup>
  </menu:menu>
  <menu:menu menu:id="slot:5610" menu:label="Fen~ster">
    <menu:menupopup>
      <menu:menuitem menu:id="slot:5620" menu:helpid="5620" menu:label="~Neues Fenster"/>
      <menu:menuseparator/>
    </menu:menupopup>
  </menu:menu>
  <menu:menu menu:id="slot:5410" menu:label="~Hilfe">
    <menu:menupopup>
      <menu:menuitem menu:id="slot:5401" menu:helpid="5401" menu:label="I~nhalt"/>
      <menu:menuseparator/>
      <menu:menuitem menu:id="slot:5962" menu:helpid="5962" menu:label="He~lp Agent"/>
      <menu:menuitem menu:id="slot:5404" menu:helpid="5404" menu:label="~Tipp"/>
      <menu:menuitem menu:id="slot:5403" menu:helpid="5403" menu:label="~Aktive Hilfe"/>
      <menu:menuseparator/>
      <menu:menuitem menu:id="slot:6537" menu:helpid="6537" menu:label="~Registrierung..."/>
      <menu:menuseparator/>
      <menu:menuitem menu:id="slot:5301" menu:helpid="5301" menu:label="~Info über OpenOffice.org..."/>
    </menu:menupopup>
  </menu:menu>
  <menu:menu menu:id="slot:1" menu:label="F~ahrplan">
    <menu:menupopup>
      <menu:menuitem menu:id="macro:///XPLNLIB.MText.Macro1()" menu:label="~ausgabe"/>
      <menu:menuitem menu:id="macro:///XPLNLIB.MDialog.StartDlgPaintLine()" menu:label="Bild~Fahrplan"/>
      <menu:menuitem menu:id="macro:///XPLNLIB.MDialog.StartDlgPaintStation()" menu:label="Bild~Bahnhofplan"/>
      <menu:menuitem menu:id="macro:///XPLNLIB.MDialog.strgQ()" menu:label="~zugBearbeiten"/>
      <menu:menuitem menu:id="macro:///XPLNLIB.MDialog.setzenfilter()" menu:label="setze~nfilter"/>
      <menu:menuitem menu:id="macro:///XPLNLIB.MPln.mainreadpln()" menu:label="~Lesen PLN"/>
      <menu:menuitem menu:id="macro:///XPLNLIB.MPln.mainwritepln()" menu:label="~SchreibenPLN"/>
      <menu:menuitem menu:id="macro:///XPLNLIB.MPaint.testbhf()" menu:label="testbhf"/>
    </menu:menupopup>
  </menu:menu>
</menu:menubar>
</file>